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ffff99"/>
    </style:style>
  </office:automatic-styles>
  <office:body>
    <office:spreadsheet>
      <table:table table:name="Planilha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56">
            <text:p>1056</text:p>
          </table:table-cell>
          <table:table-cell/>
          <table:table-cell office:value-type="float" office:value="5843">
            <text:p>584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9">
            <text:p>649</text:p>
          </table:table-cell>
          <table:table-cell table:formula="of:=[.B2]-[.B3]" office:value-type="float" office:value="407">
            <text:p>407</text:p>
          </table:table-cell>
          <table:table-cell office:value-type="float" office:value="4519">
            <text:p>4519</text:p>
          </table:table-cell>
          <table:table-cell table:formula="of:=[.D2]-[.D3]" office:value-type="float" office:value="1324">
            <text:p>132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4">
            <text:p>504</text:p>
          </table:table-cell>
          <table:table-cell table:formula="of:=[.B3]-[.B4]" office:value-type="float" office:value="145">
            <text:p>145</text:p>
          </table:table-cell>
          <table:table-cell office:value-type="float" office:value="4001">
            <text:p>4001</text:p>
          </table:table-cell>
          <table:table-cell table:formula="of:=[.D3]-[.D4]" office:value-type="float" office:value="518">
            <text:p>518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4">
            <text:p>424</text:p>
          </table:table-cell>
          <table:table-cell table:formula="of:=[.B4]-[.B5]" office:value-type="float" office:value="80">
            <text:p>80</text:p>
          </table:table-cell>
          <table:table-cell office:value-type="float" office:value="3687">
            <text:p>3687</text:p>
          </table:table-cell>
          <table:table-cell table:formula="of:=[.D4]-[.D5]" office:value-type="float" office:value="314">
            <text:p>31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71">
            <text:p>371</text:p>
          </table:table-cell>
          <table:table-cell table:formula="of:=[.B5]-[.B6]" office:value-type="float" office:value="53">
            <text:p>53</text:p>
          </table:table-cell>
          <table:table-cell office:value-type="float" office:value="3435">
            <text:p>3435</text:p>
          </table:table-cell>
          <table:table-cell table:formula="of:=[.D5]-[.D6]" office:value-type="float" office:value="252">
            <text:p>25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4">
            <text:p>334</text:p>
          </table:table-cell>
          <table:table-cell table:formula="of:=[.B6]-[.B7]" office:value-type="float" office:value="37">
            <text:p>37</text:p>
          </table:table-cell>
          <table:table-cell/>
          <table:table-cell table:formula="of:=[.D6]-[.D7]" office:value-type="float" office:value="3435">
            <text:p>343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04">
            <text:p>304</text:p>
          </table:table-cell>
          <table:table-cell table:formula="of:=[.B7]-[.B8]" office:value-type="float" office:value="30">
            <text:p>30</text:p>
          </table:table-cell>
          <table:table-cell/>
          <table:table-cell table:formula="of:=[.D7]-[.D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7">
            <text:p>287</text:p>
          </table:table-cell>
          <table:table-cell table:formula="of:=[.B8]-[.B9]" office:value-type="float" office:value="17">
            <text:p>17</text:p>
          </table:table-cell>
          <table:table-cell/>
          <table:table-cell table:formula="of:=[.D8]-[.D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65">
            <text:p>265</text:p>
          </table:table-cell>
          <table:table-cell table:formula="of:=[.B9]-[.B10]" office:value-type="float" office:value="22">
            <text:p>22</text:p>
          </table:table-cell>
          <table:table-cell/>
          <table:table-cell table:formula="of:=[.D9]-[.D1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8">
            <text:p>248</text:p>
          </table:table-cell>
          <table:table-cell table:formula="of:=[.B10]-[.B11]" office:value-type="float" office:value="17">
            <text:p>17</text:p>
          </table:table-cell>
          <table:table-cell office:value-type="float" office:value="2813">
            <text:p>2813</text:p>
          </table:table-cell>
          <table:table-cell table:formula="of:=[.D10]-[.D11]" office:value-type="float" office:value="-2813">
            <text:p>-2813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700">
            <text:p>1700</text:p>
          </table:table-cell>
          <table:table-cell office:value-type="float" office:value="1675">
            <text:p>1675</text:p>
          </table:table-cell>
          <table:table-cell table:formula="of:=3*[.G21]" office:value-type="float" office:value="5100">
            <text:p>5100</text:p>
          </table:table-cell>
          <table:table-cell table:formula="of:=2*[.H21]" office:value-type="float" office:value="3350">
            <text:p>3350</text:p>
          </table:table-cell>
        </table:table-row>
        <table:table-row table:style-name="ro1">
          <table:table-cell table:number-columns-repeated="4"/>
          <table:table-cell office:value-type="float" office:value="1700">
            <text:p>17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500">
            <text:p>1500</text:p>
          </table:table-cell>
          <table:table-cell office:value-type="float" office:value="1475">
            <text:p>14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21]-[.G23]" office:value-type="float" office:value="200">
            <text:p>200</text:p>
          </table:table-cell>
          <table:table-cell table:formula="of:=[.H21]-[.H23]" office:value-type="float" office:value="200">
            <text:p>2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cao</text:p>
          </table:table-cell>
          <table:table-cell office:value-type="string">
            <text:p>adv</text:p>
          </table:table-cell>
          <table:table-cell office:value-type="string">
            <text:p>strat</text:p>
          </table:table-cell>
          <table:table-cell table:number-columns-repeated="2"/>
          <table:table-cell table:formula="of:=[.G24]/2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formula="of:=SUM([.B26:.D26])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63">
            <text:p>2063</text:p>
          </table:table-cell>
          <table:table-cell office:value-type="float" office:value="567">
            <text:p>567</text:p>
          </table:table-cell>
          <table:table-cell office:value-type="float" office:value="557">
            <text:p>557</text:p>
          </table:table-cell>
          <table:table-cell table:formula="of:=SUM([.B27:.D27])" office:value-type="float" office:value="3187">
            <text:p>3187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492">
            <text:p>2492</text:p>
          </table:table-cell>
          <table:table-cell office:value-type="float" office:value="954">
            <text:p>954</text:p>
          </table:table-cell>
          <table:table-cell office:value-type="float" office:value="647">
            <text:p>647</text:p>
          </table:table-cell>
          <table:table-cell table:formula="of:=SUM([.B28:.D28])" office:value-type="float" office:value="4093">
            <text:p>4093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20">
            <text:p>1220</text:p>
          </table:table-cell>
          <table:table-cell office:value-type="float" office:value="495">
            <text:p>495</text:p>
          </table:table-cell>
          <table:table-cell office:value-type="float" office:value="493">
            <text:p>493</text:p>
          </table:table-cell>
          <table:table-cell table:formula="of:=SUM([.B29:.D29])" office:value-type="float" office:value="2208">
            <text:p>2208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85">
            <text:p>1085</text:p>
          </table:table-cell>
          <table:table-cell office:value-type="float" office:value="386">
            <text:p>386</text:p>
          </table:table-cell>
          <table:table-cell office:value-type="float" office:value="389">
            <text:p>389</text:p>
          </table:table-cell>
          <table:table-cell table:formula="of:=SUM([.B30:.D30])" office:value-type="float" office:value="1860">
            <text:p>1860</text:p>
          </table:table-cell>
          <table:table-cell table:number-columns-repeated="5"/>
        </table:table-row>
        <table:table-row table:style-name="ro1">
          <table:table-cell/>
          <table:table-cell table:formula="of:=SUM([.B26:.B30])" office:value-type="float" office:value="6874">
            <text:p>6874</text:p>
          </table:table-cell>
          <table:table-cell table:formula="of:=SUM([.C26:.C30])" office:value-type="float" office:value="2420">
            <text:p>2420</text:p>
          </table:table-cell>
          <table:table-cell table:formula="of:=SUM([.D26:.D30])" office:value-type="float" office:value="2114">
            <text:p>2114</text:p>
          </table:table-cell>
          <table:table-cell table:formula="of:=SUM([.E26:.E30])" office:value-type="float" office:value="11408">
            <text:p>1140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([.E26]*[.B31])/[.E31]" office:value-type="float" office:value="36.1535764375877">
            <text:p>36,1535764376</text:p>
          </table:table-cell>
          <table:table-cell table:formula="of:=([.E26]*[.C31])/[.E31]" office:value-type="float" office:value="12.7279102384292">
            <text:p>12,7279102384</text:p>
          </table:table-cell>
          <table:table-cell table:formula="of:=([.E26]*[.D31])/[.E31]" office:value-type="float" office:value="11.1185133239832">
            <text:p>11,118513324</text:p>
          </table:table-cell>
          <table:table-cell/>
          <table:table-cell table:formula="of:=[.B26]/[.E26]" office:value-type="float" office:value="0.233333333333333">
            <text:p>0,2333333333</text:p>
          </table:table-cell>
          <table:table-cell table:formula="of:=[.C26]/[.E26]" office:value-type="float" office:value="0.3">
            <text:p>0,3</text:p>
          </table:table-cell>
          <table:table-cell table:formula="of:=[.D26]/[.E26]" office:value-type="float" office:value="0.466666666666667">
            <text:p>0,4666666667</text:p>
          </table:table-cell>
          <table:table-cell table:number-columns-repeated="2"/>
        </table:table-row>
        <table:table-row table:style-name="ro1">
          <table:table-cell/>
          <table:table-cell table:formula="of:=([.B31]*[.E27])/[.E31]" office:value-type="float" office:value="1920.3574684432">
            <text:p>1920,3574684432</text:p>
          </table:table-cell>
          <table:table-cell table:formula="of:=([.E27]*[.C31])/[.E31]" office:value-type="float" office:value="676.064165497896">
            <text:p>676,0641654979</text:p>
          </table:table-cell>
          <table:table-cell table:formula="of:=([.D31]*[.E27])/[.E31]" office:value-type="float" office:value="590.578366058906">
            <text:p>590,5783660589</text:p>
          </table:table-cell>
          <table:table-cell/>
          <table:table-cell table:formula="of:=[.B27]/[.E27]" office:value-type="float" office:value="0.647317226231566">
            <text:p>0,6473172262</text:p>
          </table:table-cell>
          <table:table-cell table:formula="of:=[.C27]/[.E27]" office:value-type="float" office:value="0.177910260433009">
            <text:p>0,1779102604</text:p>
          </table:table-cell>
          <table:table-cell table:formula="of:=[.D27]/[.E27]" office:value-type="float" office:value="0.174772513335425">
            <text:p>0,1747725133</text:p>
          </table:table-cell>
          <table:table-cell table:number-columns-repeated="2"/>
        </table:table-row>
        <table:table-row table:style-name="ro1">
          <table:table-cell/>
          <table:table-cell table:formula="of:=([.B31]*[.E28])/[.E31]" office:value-type="float" office:value="2466.27647265077">
            <text:p>2466,2764726508</text:p>
          </table:table-cell>
          <table:table-cell table:formula="of:=([.E28]*[.C31])/[.E31]" office:value-type="float" office:value="868.255610098177">
            <text:p>868,2556100982</text:p>
          </table:table-cell>
          <table:table-cell table:formula="of:=([.E28]*[.D31])/[.E31]" office:value-type="float" office:value="758.467917251052">
            <text:p>758,4679172511</text:p>
          </table:table-cell>
          <table:table-cell/>
          <table:table-cell table:formula="of:=[.B28]/[.E28]" office:value-type="float" office:value="0.608844368433912">
            <text:p>0,6088443684</text:p>
          </table:table-cell>
          <table:table-cell table:formula="of:=[.C28]/[.E28]" office:value-type="float" office:value="0.233080869777669">
            <text:p>0,2330808698</text:p>
          </table:table-cell>
          <table:table-cell table:formula="of:=[.D28]/[.E28]" office:value-type="float" office:value="0.158074761788419">
            <text:p>0,1580747618</text:p>
          </table:table-cell>
          <table:table-cell table:number-columns-repeated="2"/>
        </table:table-row>
        <table:table-row table:style-name="ro1">
          <table:table-cell/>
          <table:table-cell table:formula="of:=([.B31]*[.E29])/[.E31]" office:value-type="float" office:value="1330.45161290323">
            <text:p>1330,4516129032</text:p>
          </table:table-cell>
          <table:table-cell table:formula="of:=([.C31]*[.E29])/[.E31]" office:value-type="float" office:value="468.387096774194">
            <text:p>468,3870967742</text:p>
          </table:table-cell>
          <table:table-cell table:formula="of:=([.D31]*[.E29])/[.E31]" office:value-type="float" office:value="409.161290322581">
            <text:p>409,1612903226</text:p>
          </table:table-cell>
          <table:table-cell/>
          <table:table-cell table:formula="of:=[.B29]/[.E29]" office:value-type="float" office:value="0.552536231884058">
            <text:p>0,5525362319</text:p>
          </table:table-cell>
          <table:table-cell table:formula="of:=[.C29]/[.E29]" office:value-type="float" office:value="0.224184782608696">
            <text:p>0,2241847826</text:p>
          </table:table-cell>
          <table:table-cell table:formula="of:=[.D29]/[.E29]" office:value-type="float" office:value="0.223278985507246">
            <text:p>0,2232789855</text:p>
          </table:table-cell>
          <table:table-cell table:number-columns-repeated="2"/>
        </table:table-row>
        <table:table-row table:style-name="ro1">
          <table:table-cell/>
          <table:table-cell table:formula="of:=([.B31]*[.E30])/[.E31]" office:value-type="float" office:value="1120.76086956522">
            <text:p>1120,7608695652</text:p>
          </table:table-cell>
          <table:table-cell table:formula="of:=([.C31]*[.E30])/[.E31]" office:value-type="float" office:value="394.565217391304">
            <text:p>394,5652173913</text:p>
          </table:table-cell>
          <table:table-cell table:formula="of:=+([.D31]*[.E30])/[.E31]" office:value-type="float" office:value="344.673913043478">
            <text:p>344,6739130435</text:p>
          </table:table-cell>
          <table:table-cell/>
          <table:table-cell table:formula="of:=[.B30]/[.E30]" office:value-type="float" office:value="0.583333333333333">
            <text:p>0,5833333333</text:p>
          </table:table-cell>
          <table:table-cell table:formula="of:=[.C30]/[.E30]" office:value-type="float" office:value="0.20752688172043">
            <text:p>0,2075268817</text:p>
          </table:table-cell>
          <table:table-cell table:formula="of:=[.D30]/[.E30]" office:value-type="float" office:value="0.209139784946237">
            <text:p>0,209139784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e</text:p>
          </table:table-cell>
          <table:table-cell office:value-type="string">
            <text:p>(o-e)</text:p>
          </table:table-cell>
          <table:table-cell office:value-type="string">
            <text:p>(o-e)^2</text:p>
          </table:table-cell>
          <table:table-cell table:number-columns-repeated="5"/>
        </table:table-row>
        <table:table-row table:style-name="ro1">
          <table:table-cell/>
          <table:table-cell table:formula="of:=[.B26]" office:value-type="float" office:value="14">
            <text:p>14</text:p>
          </table:table-cell>
          <table:table-cell table:formula="of:=[.B33]" office:value-type="float" office:value="36.1535764375877">
            <text:p>36,1535764376</text:p>
          </table:table-cell>
          <table:table-cell table:formula="of:=[.B40]-[.C40]" office:value-type="float" office:value="-22.1535764375877">
            <text:p>-22,1535764376</text:p>
          </table:table-cell>
          <table:table-cell table:formula="of:=[.D40]^2" office:value-type="float" office:value="490.780948976039">
            <text:p>490,780948976</text:p>
          </table:table-cell>
          <table:table-cell table:formula="of:=[.E40]/[.C40]" office:value-type="float" office:value="13.574893477642">
            <text:p>13,5748934776</text:p>
          </table:table-cell>
          <table:table-cell table:number-columns-repeated="4"/>
        </table:table-row>
        <table:table-row table:style-name="ro1">
          <table:table-cell/>
          <table:table-cell table:formula="of:=[.C26]" office:value-type="float" office:value="18">
            <text:p>18</text:p>
          </table:table-cell>
          <table:table-cell table:formula="of:=[.C33]" office:value-type="float" office:value="12.7279102384292">
            <text:p>12,7279102384</text:p>
          </table:table-cell>
          <table:table-cell table:formula="of:=[.B41]-[.C41]" office:value-type="float" office:value="5.27208976157083">
            <text:p>5,2720897616</text:p>
          </table:table-cell>
          <table:table-cell table:formula="of:=[.D41]^2" office:value-type="float" office:value="27.7949304540599">
            <text:p>27,7949304541</text:p>
          </table:table-cell>
          <table:table-cell table:formula="of:=[.E41]/[.C41]" office:value-type="float" office:value="2.18377800702421">
            <text:p>2,183778007</text:p>
          </table:table-cell>
          <table:table-cell table:number-columns-repeated="4"/>
        </table:table-row>
        <table:table-row table:style-name="ro1">
          <table:table-cell/>
          <table:table-cell table:formula="of:=[.D26]" office:value-type="float" office:value="28">
            <text:p>28</text:p>
          </table:table-cell>
          <table:table-cell table:formula="of:=[.D33]" office:value-type="float" office:value="11.1185133239832">
            <text:p>11,118513324</text:p>
          </table:table-cell>
          <table:table-cell table:formula="of:=[.B42]-[.C42]" office:value-type="float" office:value="16.8814866760168">
            <text:p>16,881486676</text:p>
          </table:table-cell>
          <table:table-cell table:formula="of:=[.D42]^2" office:value-type="float" office:value="284.984592392534">
            <text:p>284,9845923925</text:p>
          </table:table-cell>
          <table:table-cell table:formula="of:=[.E42]/[.C42]" office:value-type="float" office:value="25.6315376065439">
            <text:p>25,6315376065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2063">
            <text:p>2063</text:p>
          </table:table-cell>
          <table:table-cell table:formula="of:=[.B34]" office:value-type="float" office:value="1920.3574684432">
            <text:p>1920,3574684432</text:p>
          </table:table-cell>
          <table:table-cell table:formula="of:=[.B43]-[.C43]" office:value-type="float" office:value="142.642531556802">
            <text:p>142,6425315568</text:p>
          </table:table-cell>
          <table:table-cell table:formula="of:=[.D43]^2" office:value-type="float" office:value="20346.8918089333">
            <text:p>20346,8918089333</text:p>
          </table:table-cell>
          <table:table-cell table:formula="of:=[.E43]/[.C43]" office:value-type="float" office:value="10.5953668227344">
            <text:p>10,5953668227</text:p>
          </table:table-cell>
          <table:table-cell table:number-columns-repeated="4"/>
        </table:table-row>
        <table:table-row table:style-name="ro1">
          <table:table-cell/>
          <table:table-cell table:formula="of:=[.C27]" office:value-type="float" office:value="567">
            <text:p>567</text:p>
          </table:table-cell>
          <table:table-cell table:formula="of:=[.C34]" office:value-type="float" office:value="676.064165497896">
            <text:p>676,0641654979</text:p>
          </table:table-cell>
          <table:table-cell table:formula="of:=[.B44]-[.C44]" office:value-type="float" office:value="-109.064165497896">
            <text:p>-109,0641654979</text:p>
          </table:table-cell>
          <table:table-cell table:formula="of:=[.D44]^2" office:value-type="float" office:value="11894.9921957525">
            <text:p>11894,9921957525</text:p>
          </table:table-cell>
          <table:table-cell table:formula="of:=[.E44]/[.C44]" office:value-type="float" office:value="17.5944722450897">
            <text:p>17,5944722451</text:p>
          </table:table-cell>
          <table:table-cell table:number-columns-repeated="4"/>
        </table:table-row>
        <table:table-row table:style-name="ro1">
          <table:table-cell/>
          <table:table-cell table:formula="of:=[.D27]" office:value-type="float" office:value="557">
            <text:p>557</text:p>
          </table:table-cell>
          <table:table-cell table:formula="of:=[.D34]" office:value-type="float" office:value="590.578366058906">
            <text:p>590,5783660589</text:p>
          </table:table-cell>
          <table:table-cell table:formula="of:=[.B45]-[.C45]" office:value-type="float" office:value="-33.578366058906">
            <text:p>-33,5783660589</text:p>
          </table:table-cell>
          <table:table-cell table:formula="of:=[.D45]^2" office:value-type="float" office:value="1127.50666718589">
            <text:p>1127,5066671859</text:p>
          </table:table-cell>
          <table:table-cell table:formula="of:=[.E45]/[.C45]" office:value-type="float" office:value="1.90915673852068">
            <text:p>1,9091567385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2492">
            <text:p>2492</text:p>
          </table:table-cell>
          <table:table-cell table:formula="of:=[.B35]" office:value-type="float" office:value="2466.27647265077">
            <text:p>2466,2764726508</text:p>
          </table:table-cell>
          <table:table-cell table:formula="of:=[.B46]-[.C46]" office:value-type="float" office:value="25.7235273492288">
            <text:p>25,7235273492</text:p>
          </table:table-cell>
          <table:table-cell table:formula="of:=[.D46]^2" office:value-type="float" office:value="661.699859286521">
            <text:p>661,6998592865</text:p>
          </table:table-cell>
          <table:table-cell table:formula="of:=[.E46]/[.C46]" office:value-type="float" office:value="0.268299141083449">
            <text:p>0,2682991411</text:p>
          </table:table-cell>
          <table:table-cell table:number-columns-repeated="4"/>
        </table:table-row>
        <table:table-row table:style-name="ro1">
          <table:table-cell/>
          <table:table-cell table:formula="of:=[.C28]" office:value-type="float" office:value="954">
            <text:p>954</text:p>
          </table:table-cell>
          <table:table-cell table:formula="of:=[.C35]" office:value-type="float" office:value="868.255610098177">
            <text:p>868,2556100982</text:p>
          </table:table-cell>
          <table:table-cell table:formula="of:=[.B47]-[.C47]" office:value-type="float" office:value="85.7443899018233">
            <text:p>85,7443899018</text:p>
          </table:table-cell>
          <table:table-cell table:formula="of:=[.D47]^2" office:value-type="float" office:value="7352.1003996359">
            <text:p>7352,1003996359</text:p>
          </table:table-cell>
          <table:table-cell table:formula="of:=[.E47]/[.C47]" office:value-type="float" office:value="8.4676681775826">
            <text:p>8,4676681776</text:p>
          </table:table-cell>
          <table:table-cell table:number-columns-repeated="4"/>
        </table:table-row>
        <table:table-row table:style-name="ro1">
          <table:table-cell/>
          <table:table-cell table:formula="of:=[.D28]" office:value-type="float" office:value="647">
            <text:p>647</text:p>
          </table:table-cell>
          <table:table-cell table:formula="of:=[.D35]" office:value-type="float" office:value="758.467917251052">
            <text:p>758,4679172511</text:p>
          </table:table-cell>
          <table:table-cell table:formula="of:=[.B48]-[.C48]" office:value-type="float" office:value="-111.467917251052">
            <text:p>-111,4679172511</text:p>
          </table:table-cell>
          <table:table-cell table:formula="of:=[.D48]^2" office:value-type="float" office:value="12425.0965762873">
            <text:p>12425,0965762873</text:p>
          </table:table-cell>
          <table:table-cell table:formula="of:=[.E48]/[.C48]" office:value-type="float" office:value="16.3818353996042">
            <text:p>16,3818353996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220">
            <text:p>1220</text:p>
          </table:table-cell>
          <table:table-cell table:formula="of:=[.B36]" office:value-type="float" office:value="1330.45161290323">
            <text:p>1330,4516129032</text:p>
          </table:table-cell>
          <table:table-cell table:formula="of:=[.B49]-[.C49]" office:value-type="float" office:value="-110.451612903226">
            <text:p>-110,4516129032</text:p>
          </table:table-cell>
          <table:table-cell table:formula="of:=[.D49]^2" office:value-type="float" office:value="12199.558792924">
            <text:p>12199,558792924</text:p>
          </table:table-cell>
          <table:table-cell table:formula="of:=[.E49]/[.C49]" office:value-type="float" office:value="9.1694870182486">
            <text:p>9,1694870182</text:p>
          </table:table-cell>
          <table:table-cell table:number-columns-repeated="4"/>
        </table:table-row>
        <table:table-row table:style-name="ro1">
          <table:table-cell/>
          <table:table-cell table:formula="of:=[.C29]" office:value-type="float" office:value="495">
            <text:p>495</text:p>
          </table:table-cell>
          <table:table-cell table:formula="of:=[.C36]" office:value-type="float" office:value="468.387096774194">
            <text:p>468,3870967742</text:p>
          </table:table-cell>
          <table:table-cell table:formula="of:=[.B50]-[.C50]" office:value-type="float" office:value="26.6129032258065">
            <text:p>26,6129032258</text:p>
          </table:table-cell>
          <table:table-cell table:formula="of:=[.D50]^2" office:value-type="float" office:value="708.24661810614">
            <text:p>708,2466181061</text:p>
          </table:table-cell>
          <table:table-cell table:formula="of:=[.E50]/[.C50]" office:value-type="float" office:value="1.51209677419355">
            <text:p>1,5120967742</text:p>
          </table:table-cell>
          <table:table-cell table:number-columns-repeated="4"/>
        </table:table-row>
        <table:table-row table:style-name="ro1">
          <table:table-cell/>
          <table:table-cell table:formula="of:=[.D29]" office:value-type="float" office:value="493">
            <text:p>493</text:p>
          </table:table-cell>
          <table:table-cell table:formula="of:=[.D36]" office:value-type="float" office:value="409.161290322581">
            <text:p>409,1612903226</text:p>
          </table:table-cell>
          <table:table-cell table:formula="of:=[.B51]-[.C51]" office:value-type="float" office:value="83.8387096774193">
            <text:p>83,8387096774</text:p>
          </table:table-cell>
          <table:table-cell table:formula="of:=[.D51]^2" office:value-type="float" office:value="7028.92924037461">
            <text:p>7028,9292403746</text:p>
          </table:table-cell>
          <table:table-cell table:formula="of:=[.E51]/[.C51]" office:value-type="float" office:value="17.1788715272479">
            <text:p>17,1788715272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85">
            <text:p>1085</text:p>
          </table:table-cell>
          <table:table-cell table:formula="of:=[.B37]" office:value-type="float" office:value="1120.76086956522">
            <text:p>1120,7608695652</text:p>
          </table:table-cell>
          <table:table-cell table:formula="of:=[.B52]-[.C52]" office:value-type="float" office:value="-35.7608695652175">
            <text:p>-35,7608695652</text:p>
          </table:table-cell>
          <table:table-cell table:formula="of:=[.D52]^2" office:value-type="float" office:value="1278.8397920605">
            <text:p>1278,8397920605</text:p>
          </table:table-cell>
          <table:table-cell table:formula="of:=[.E52]/[.C52]" office:value-type="float" office:value="1.14104607574014">
            <text:p>1,1410460757</text:p>
          </table:table-cell>
          <table:table-cell table:number-columns-repeated="4"/>
        </table:table-row>
        <table:table-row table:style-name="ro1">
          <table:table-cell/>
          <table:table-cell table:formula="of:=[.C30]" office:value-type="float" office:value="386">
            <text:p>386</text:p>
          </table:table-cell>
          <table:table-cell table:formula="of:=[.C37]" office:value-type="float" office:value="394.565217391304">
            <text:p>394,5652173913</text:p>
          </table:table-cell>
          <table:table-cell table:formula="of:=[.B53]-[.C53]" office:value-type="float" office:value="-8.56521739130437">
            <text:p>-8,5652173913</text:p>
          </table:table-cell>
          <table:table-cell table:formula="of:=[.D53]^2" office:value-type="float" office:value="73.3629489603029">
            <text:p>73,3629489603</text:p>
          </table:table-cell>
          <table:table-cell table:formula="of:=[.E53]/[.C53]" office:value-type="float" office:value="0.185933644747875">
            <text:p>0,1859336447</text:p>
          </table:table-cell>
          <table:table-cell table:number-columns-repeated="4"/>
        </table:table-row>
        <table:table-row table:style-name="ro1">
          <table:table-cell/>
          <table:table-cell table:formula="of:=[.D30]" office:value-type="float" office:value="389">
            <text:p>389</text:p>
          </table:table-cell>
          <table:table-cell table:formula="of:=[.D37]" office:value-type="float" office:value="344.673913043478">
            <text:p>344,6739130435</text:p>
          </table:table-cell>
          <table:table-cell table:formula="of:=[.B54]-[.C54]" office:value-type="float" office:value="44.3260869565218">
            <text:p>44,3260869565</text:p>
          </table:table-cell>
          <table:table-cell table:formula="of:=[.D54]^2" office:value-type="float" office:value="1964.80198487713">
            <text:p>1964,8019848771</text:p>
          </table:table-cell>
          <table:table-cell table:formula="of:=[.E54]/[.C54]" office:value-type="float" office:value="5.70046618128968">
            <text:p>5,7004661813</text:p>
          </table:table-cell>
          <table:table-cell table:number-columns-repeated="4"/>
        </table:table-row>
        <table:table-row table:style-name="ro1">
          <table:table-cell/>
          <table:table-cell table:formula="of:=SUM([.B40:.B54])" office:value-type="float" office:value="11408">
            <text:p>11408</text:p>
          </table:table-cell>
          <table:table-cell table:formula="of:=SUM([.C40:.C54])" office:value-type="float" office:value="11408">
            <text:p>11408</text:p>
          </table:table-cell>
          <table:table-cell table:number-columns-repeated="2"/>
          <table:table-cell table:formula="of:=SUM([.F40:.F54])" office:value-type="float" office:value="131.494908837293">
            <text:p>131,4949088373</text:p>
          </table:table-cell>
          <table:table-cell table:number-columns-repeated="4"/>
        </table:table-row>
      </table:table>
      <table:table table:name="Planilha2" table:style-name="ta1" table:print="false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 table:style-name="Default"/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4">
            <text:p>44</text:p>
          </table:table-cell>
          <table:table-cell table:formula="of:=SUM([.B2:.F2])" office:value-type="float" office:value="406">
            <text:p>406</text:p>
          </table:table-cell>
          <table:table-cell/>
          <table:table-cell office:value-type="float" office:value="0">
            <text:p>0</text:p>
          </table:table-cell>
          <table:table-cell table:style-name="ce2" table:formula="of:=([.B2]/[.G2])" office:value-type="percentage" office:value="0.0172413793103448">
            <text:p>1,72%</text:p>
          </table:table-cell>
          <table:table-cell table:style-name="ce2" table:formula="of:=([.C2]/[.G2])" office:value-type="percentage" office:value="0.320197044334975">
            <text:p>32,02%</text:p>
          </table:table-cell>
          <table:table-cell table:style-name="ce2" table:formula="of:=([.D2]/[.G2])" office:value-type="percentage" office:value="0.406403940886699">
            <text:p>40,64%</text:p>
          </table:table-cell>
          <table:table-cell table:style-name="ce2" table:formula="of:=([.E2]/[.G2])" office:value-type="percentage" office:value="0.147783251231527">
            <text:p>14,78%</text:p>
          </table:table-cell>
          <table:table-cell table:style-name="ce2" table:formula="of:=([.F2]/[.G2])" office:value-type="percentage" office:value="0.108374384236453">
            <text:p>10,84%</text:p>
          </table:table-cell>
          <table:table-cell office:value-type="float" office:value="0">
            <text:p>0</text:p>
          </table:table-cell>
          <table:table-cell table:style-name="ce3" table:formula="of:=[.B2]/[.$B$42]" office:value-type="percentage" office:value="0.116666666666667">
            <text:p>11,67%</text:p>
          </table:table-cell>
          <table:table-cell table:style-name="ce2" table:formula="of:=[.C2]/[.$C$42]" office:value-type="percentage" office:value="0.0407907122685911">
            <text:p>4,08%</text:p>
          </table:table-cell>
          <table:table-cell table:style-name="ce2" table:formula="of:=[.D2]/[.$D$42]" office:value-type="percentage" office:value="0.0400194033470774">
            <text:p>4,00%</text:p>
          </table:table-cell>
          <table:table-cell table:style-name="ce2" table:formula="of:=[.E2]/[.$E$42]" office:value-type="percentage" office:value="0.0271739130434783">
            <text:p>2,72%</text:p>
          </table:table-cell>
          <table:table-cell table:style-name="ce2" table:formula="of:=[.F2]/[.$F$42]" office:value-type="percentage" office:value="0.023542001070091">
            <text:p>2,35%</text:p>
          </table:table-cell>
        </table:table-row>
        <table:table-row table:style-name="ro3">
          <table:table-cell table:style-name="Default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58">
            <text:p>58</text:p>
          </table:table-cell>
          <table:table-cell table:formula="of:=SUM([.B3:.F3])" office:value-type="float" office:value="285">
            <text:p>285</text:p>
          </table:table-cell>
          <table:table-cell/>
          <table:table-cell office:value-type="float" office:value="1">
            <text:p>1</text:p>
          </table:table-cell>
          <table:table-cell table:style-name="ce2" table:formula="of:=([.B3]/[.G3])" office:value-type="percentage" office:value="0.00701754385964912">
            <text:p>0,70%</text:p>
          </table:table-cell>
          <table:table-cell table:style-name="ce2" table:formula="of:=([.C3]/[.G3])" office:value-type="percentage" office:value="0.221052631578947">
            <text:p>22,11%</text:p>
          </table:table-cell>
          <table:table-cell table:style-name="ce2" table:formula="of:=([.D3]/[.G3])" office:value-type="percentage" office:value="0.32280701754386">
            <text:p>32,28%</text:p>
          </table:table-cell>
          <table:table-cell table:style-name="ce2" table:formula="of:=([.E3]/[.G3])" office:value-type="percentage" office:value="0.245614035087719">
            <text:p>24,56%</text:p>
          </table:table-cell>
          <table:table-cell table:style-name="ce2" table:formula="of:=([.F3]/[.G3])" office:value-type="percentage" office:value="0.203508771929825">
            <text:p>20,35%</text:p>
          </table:table-cell>
          <table:table-cell office:value-type="float" office:value="1">
            <text:p>1</text:p>
          </table:table-cell>
          <table:table-cell table:style-name="ce2" table:formula="of:=[.B3]/[.$B$42]" office:value-type="percentage" office:value="0.0333333333333333">
            <text:p>3,33%</text:p>
          </table:table-cell>
          <table:table-cell table:style-name="ce2" table:formula="of:=[.C3]/[.$C$42]" office:value-type="percentage" office:value="0.0197678067147788">
            <text:p>1,98%</text:p>
          </table:table-cell>
          <table:table-cell table:style-name="ce2" table:formula="of:=[.D3]/[.$D$42]" office:value-type="percentage" office:value="0.0223138491389765">
            <text:p>2,23%</text:p>
          </table:table-cell>
          <table:table-cell table:style-name="ce2" table:formula="of:=[.E3]/[.$E$42]" office:value-type="percentage" office:value="0.0317028985507246">
            <text:p>3,17%</text:p>
          </table:table-cell>
          <table:table-cell table:style-name="ce2" table:formula="of:=[.F3]/[.$F$42]" office:value-type="percentage" office:value="0.0310326377742108">
            <text:p>3,10%</text:p>
          </table:table-cell>
        </table:table-row>
        <table:table-row table:style-name="ro3">
          <table:table-cell table:style-name="Default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68">
            <text:p>68</text:p>
          </table:table-cell>
          <table:table-cell table:formula="of:=SUM([.B4:.F4])" office:value-type="float" office:value="388">
            <text:p>388</text:p>
          </table:table-cell>
          <table:table-cell/>
          <table:table-cell office:value-type="float" office:value="2">
            <text:p>2</text:p>
          </table:table-cell>
          <table:table-cell table:style-name="ce2" table:formula="of:=([.B4]/[.G4])" office:value-type="percentage" office:value="0">
            <text:p>0,00%</text:p>
          </table:table-cell>
          <table:table-cell table:style-name="ce2" table:formula="of:=([.C4]/[.G4])" office:value-type="percentage" office:value="0.29639175257732">
            <text:p>29,64%</text:p>
          </table:table-cell>
          <table:table-cell table:style-name="ce2" table:formula="of:=([.D4]/[.G4])" office:value-type="percentage" office:value="0.327319587628866">
            <text:p>32,73%</text:p>
          </table:table-cell>
          <table:table-cell table:style-name="ce2" table:formula="of:=([.E4]/[.G4])" office:value-type="percentage" office:value="0.201030927835052">
            <text:p>20,10%</text:p>
          </table:table-cell>
          <table:table-cell table:style-name="ce2" table:formula="of:=([.F4]/[.G4])" office:value-type="percentage" office:value="0.175257731958763">
            <text:p>17,53%</text:p>
          </table:table-cell>
          <table:table-cell office:value-type="float" office:value="2">
            <text:p>2</text:p>
          </table:table-cell>
          <table:table-cell table:style-name="ce2" table:formula="of:=[.B4]/[.$B$42]" office:value-type="percentage" office:value="0">
            <text:p>0,00%</text:p>
          </table:table-cell>
          <table:table-cell table:style-name="ce2" table:formula="of:=[.C4]/[.$C$42]" office:value-type="percentage" office:value="0.0360840916222152">
            <text:p>3,61%</text:p>
          </table:table-cell>
          <table:table-cell table:style-name="ce2" table:formula="of:=[.D4]/[.$D$42]" office:value-type="percentage" office:value="0.0308028134853262">
            <text:p>3,08%</text:p>
          </table:table-cell>
          <table:table-cell table:style-name="ce2" table:formula="of:=[.E4]/[.$E$42]" office:value-type="percentage" office:value="0.0353260869565217">
            <text:p>3,53%</text:p>
          </table:table-cell>
          <table:table-cell table:style-name="ce2" table:formula="of:=[.F4]/[.$F$42]" office:value-type="percentage" office:value="0.0363830925628678">
            <text:p>3,64%</text:p>
          </table:table-cell>
        </table:table-row>
        <table:table-row table:style-name="ro3">
          <table:table-cell table:style-name="Default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6">
            <text:p>36</text:p>
          </table:table-cell>
          <table:table-cell table:formula="of:=SUM([.B5:.F5])" office:value-type="float" office:value="226">
            <text:p>226</text:p>
          </table:table-cell>
          <table:table-cell/>
          <table:table-cell office:value-type="float" office:value="3">
            <text:p>3</text:p>
          </table:table-cell>
          <table:table-cell table:style-name="ce2" table:formula="of:=([.B5]/[.G5])" office:value-type="percentage" office:value="0.0132743362831858">
            <text:p>1,33%</text:p>
          </table:table-cell>
          <table:table-cell table:style-name="ce2" table:formula="of:=([.C5]/[.G5])" office:value-type="percentage" office:value="0.274336283185841">
            <text:p>27,43%</text:p>
          </table:table-cell>
          <table:table-cell table:style-name="ce2" table:formula="of:=([.D5]/[.G5])" office:value-type="percentage" office:value="0.274336283185841">
            <text:p>27,43%</text:p>
          </table:table-cell>
          <table:table-cell table:style-name="ce2" table:formula="of:=([.E5]/[.G5])" office:value-type="percentage" office:value="0.278761061946903">
            <text:p>27,88%</text:p>
          </table:table-cell>
          <table:table-cell table:style-name="ce2" table:formula="of:=([.F5]/[.G5])" office:value-type="percentage" office:value="0.15929203539823">
            <text:p>15,93%</text:p>
          </table:table-cell>
          <table:table-cell office:value-type="float" office:value="3">
            <text:p>3</text:p>
          </table:table-cell>
          <table:table-cell table:style-name="ce2" table:formula="of:=[.B5]/[.$B$42]" office:value-type="percentage" office:value="0.05">
            <text:p>5,00%</text:p>
          </table:table-cell>
          <table:table-cell table:style-name="ce2" table:formula="of:=[.C5]/[.$C$42]" office:value-type="percentage" office:value="0.0194540320050204">
            <text:p>1,95%</text:p>
          </table:table-cell>
          <table:table-cell table:style-name="ce2" table:formula="of:=[.D5]/[.$D$42]" office:value-type="percentage" office:value="0.0150375939849624">
            <text:p>1,50%</text:p>
          </table:table-cell>
          <table:table-cell table:style-name="ce2" table:formula="of:=[.E5]/[.$E$42]" office:value-type="percentage" office:value="0.0285326086956522">
            <text:p>2,85%</text:p>
          </table:table-cell>
          <table:table-cell table:style-name="ce2" table:formula="of:=[.F5]/[.$F$42]" office:value-type="percentage" office:value="0.0192616372391653">
            <text:p>1,93%</text:p>
          </table:table-cell>
        </table:table-row>
        <table:table-row table:style-name="ro3">
          <table:table-cell table:style-name="Default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4">
            <text:p>24</text:p>
          </table:table-cell>
          <table:table-cell table:formula="of:=SUM([.B6:.F6])" office:value-type="float" office:value="168">
            <text:p>168</text:p>
          </table:table-cell>
          <table:table-cell/>
          <table:table-cell office:value-type="float" office:value="4">
            <text:p>4</text:p>
          </table:table-cell>
          <table:table-cell table:style-name="ce2" table:formula="of:=([.B6]/[.G6])" office:value-type="percentage" office:value="0">
            <text:p>0,00%</text:p>
          </table:table-cell>
          <table:table-cell table:style-name="ce2" table:formula="of:=([.C6]/[.G6])" office:value-type="percentage" office:value="0.285714285714286">
            <text:p>28,57%</text:p>
          </table:table-cell>
          <table:table-cell table:style-name="ce2" table:formula="of:=([.D6]/[.G6])" office:value-type="percentage" office:value="0.410714285714286">
            <text:p>41,07%</text:p>
          </table:table-cell>
          <table:table-cell table:style-name="ce2" table:formula="of:=([.E6]/[.G6])" office:value-type="percentage" office:value="0.160714285714286">
            <text:p>16,07%</text:p>
          </table:table-cell>
          <table:table-cell table:style-name="ce2" table:formula="of:=([.F6]/[.G6])" office:value-type="percentage" office:value="0.142857142857143">
            <text:p>14,29%</text:p>
          </table:table-cell>
          <table:table-cell office:value-type="float" office:value="4">
            <text:p>4</text:p>
          </table:table-cell>
          <table:table-cell table:style-name="ce2" table:formula="of:=[.B6]/[.$B$42]" office:value-type="percentage" office:value="0">
            <text:p>0,00%</text:p>
          </table:table-cell>
          <table:table-cell table:style-name="ce2" table:formula="of:=[.C6]/[.$C$42]" office:value-type="percentage" office:value="0.0150611860684029">
            <text:p>1,51%</text:p>
          </table:table-cell>
          <table:table-cell table:style-name="ce2" table:formula="of:=[.D6]/[.$D$42]" office:value-type="percentage" office:value="0.0167353868542324">
            <text:p>1,67%</text:p>
          </table:table-cell>
          <table:table-cell table:style-name="ce2" table:formula="of:=[.E6]/[.$E$42]" office:value-type="percentage" office:value="0.0122282608695652">
            <text:p>1,22%</text:p>
          </table:table-cell>
          <table:table-cell table:style-name="ce2" table:formula="of:=[.F6]/[.$F$42]" office:value-type="percentage" office:value="0.0128410914927769">
            <text:p>1,28%</text:p>
          </table:table-cell>
        </table:table-row>
        <table:table-row table:style-name="ro3">
          <table:table-cell table:style-name="Default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4">
            <text:p>54</text:p>
          </table:table-cell>
          <table:table-cell table:formula="of:=SUM([.B7:.F7])" office:value-type="float" office:value="253">
            <text:p>253</text:p>
          </table:table-cell>
          <table:table-cell/>
          <table:table-cell office:value-type="float" office:value="5">
            <text:p>5</text:p>
          </table:table-cell>
          <table:table-cell table:style-name="ce2" table:formula="of:=([.B7]/[.G7])" office:value-type="percentage" office:value="0.00395256916996047">
            <text:p>0,40%</text:p>
          </table:table-cell>
          <table:table-cell table:style-name="ce2" table:formula="of:=([.C7]/[.G7])" office:value-type="percentage" office:value="0.25296442687747">
            <text:p>25,30%</text:p>
          </table:table-cell>
          <table:table-cell table:style-name="ce2" table:formula="of:=([.D7]/[.G7])" office:value-type="percentage" office:value="0.399209486166008">
            <text:p>39,92%</text:p>
          </table:table-cell>
          <table:table-cell table:style-name="ce2" table:formula="of:=([.E7]/[.G7])" office:value-type="percentage" office:value="0.130434782608696">
            <text:p>13,04%</text:p>
          </table:table-cell>
          <table:table-cell table:style-name="ce2" table:formula="of:=([.F7]/[.G7])" office:value-type="percentage" office:value="0.213438735177866">
            <text:p>21,34%</text:p>
          </table:table-cell>
          <table:table-cell office:value-type="float" office:value="5">
            <text:p>5</text:p>
          </table:table-cell>
          <table:table-cell table:style-name="ce2" table:formula="of:=[.B7]/[.$B$42]" office:value-type="percentage" office:value="0.0166666666666667">
            <text:p>1,67%</text:p>
          </table:table-cell>
          <table:table-cell table:style-name="ce2" table:formula="of:=[.C7]/[.$C$42]" office:value-type="percentage" office:value="0.0200815814245372">
            <text:p>2,01%</text:p>
          </table:table-cell>
          <table:table-cell table:style-name="ce2" table:formula="of:=[.D7]/[.$D$42]" office:value-type="percentage" office:value="0.0244967256851807">
            <text:p>2,45%</text:p>
          </table:table-cell>
          <table:table-cell table:style-name="ce2" table:formula="of:=[.E7]/[.$E$42]" office:value-type="percentage" office:value="0.014945652173913">
            <text:p>1,49%</text:p>
          </table:table-cell>
          <table:table-cell table:style-name="ce2" table:formula="of:=[.F7]/[.$F$42]" office:value-type="percentage" office:value="0.028892455858748">
            <text:p>2,89%</text:p>
          </table:table-cell>
        </table:table-row>
        <table:table-row table:style-name="ro3">
          <table:table-cell table:style-name="Default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7">
            <text:p>37</text:p>
          </table:table-cell>
          <table:table-cell table:formula="of:=SUM([.B8:.F8])" office:value-type="float" office:value="337">
            <text:p>337</text:p>
          </table:table-cell>
          <table:table-cell/>
          <table:table-cell office:value-type="float" office:value="6">
            <text:p>6</text:p>
          </table:table-cell>
          <table:table-cell table:style-name="ce2" table:formula="of:=([.B8]/[.G8])" office:value-type="percentage" office:value="0.0178041543026706">
            <text:p>1,78%</text:p>
          </table:table-cell>
          <table:table-cell table:style-name="ce2" table:formula="of:=([.C8]/[.G8])" office:value-type="percentage" office:value="0.281899109792285">
            <text:p>28,19%</text:p>
          </table:table-cell>
          <table:table-cell table:style-name="ce2" table:formula="of:=([.D8]/[.G8])" office:value-type="percentage" office:value="0.421364985163205">
            <text:p>42,14%</text:p>
          </table:table-cell>
          <table:table-cell table:style-name="ce2" table:formula="of:=([.E8]/[.G8])" office:value-type="percentage" office:value="0.169139465875371">
            <text:p>16,91%</text:p>
          </table:table-cell>
          <table:table-cell table:style-name="ce2" table:formula="of:=([.F8]/[.G8])" office:value-type="percentage" office:value="0.109792284866469">
            <text:p>10,98%</text:p>
          </table:table-cell>
          <table:table-cell office:value-type="float" office:value="6">
            <text:p>6</text:p>
          </table:table-cell>
          <table:table-cell table:style-name="ce2" table:formula="of:=[.B8]/[.$B$42]" office:value-type="percentage" office:value="0.1">
            <text:p>10,00%</text:p>
          </table:table-cell>
          <table:table-cell table:style-name="ce2" table:formula="of:=[.C8]/[.$C$42]" office:value-type="percentage" office:value="0.0298085974270474">
            <text:p>2,98%</text:p>
          </table:table-cell>
          <table:table-cell table:style-name="ce2" table:formula="of:=[.D8]/[.$D$42]" office:value-type="percentage" office:value="0.0344409410623332">
            <text:p>3,44%</text:p>
          </table:table-cell>
          <table:table-cell table:style-name="ce2" table:formula="of:=[.E8]/[.$E$42]" office:value-type="percentage" office:value="0.0258152173913043">
            <text:p>2,58%</text:p>
          </table:table-cell>
          <table:table-cell table:style-name="ce2" table:formula="of:=[.F8]/[.$F$42]" office:value-type="percentage" office:value="0.019796682718031">
            <text:p>1,98%</text:p>
          </table:table-cell>
        </table:table-row>
        <table:table-row table:style-name="ro3">
          <table:table-cell table:style-name="Default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56">
            <text:p>56</text:p>
          </table:table-cell>
          <table:table-cell table:formula="of:=SUM([.B9:.F9])" office:value-type="float" office:value="476">
            <text:p>476</text:p>
          </table:table-cell>
          <table:table-cell/>
          <table:table-cell office:value-type="float" office:value="7">
            <text:p>7</text:p>
          </table:table-cell>
          <table:table-cell table:style-name="ce2" table:formula="of:=([.B9]/[.G9])" office:value-type="percentage" office:value="0">
            <text:p>0,00%</text:p>
          </table:table-cell>
          <table:table-cell table:style-name="ce2" table:formula="of:=([.C9]/[.G9])" office:value-type="percentage" office:value="0.228991596638655">
            <text:p>22,90%</text:p>
          </table:table-cell>
          <table:table-cell table:style-name="ce2" table:formula="of:=([.D9]/[.G9])" office:value-type="percentage" office:value="0.449579831932773">
            <text:p>44,96%</text:p>
          </table:table-cell>
          <table:table-cell table:style-name="ce2" table:formula="of:=([.E9]/[.G9])" office:value-type="percentage" office:value="0.203781512605042">
            <text:p>20,38%</text:p>
          </table:table-cell>
          <table:table-cell table:style-name="ce2" table:formula="of:=([.F9]/[.G9])" office:value-type="percentage" office:value="0.117647058823529">
            <text:p>11,76%</text:p>
          </table:table-cell>
          <table:table-cell office:value-type="float" office:value="7">
            <text:p>7</text:p>
          </table:table-cell>
          <table:table-cell table:style-name="ce2" table:formula="of:=[.B9]/[.$B$42]" office:value-type="percentage" office:value="0">
            <text:p>0,00%</text:p>
          </table:table-cell>
          <table:table-cell table:style-name="ce2" table:formula="of:=[.C9]/[.$C$42]" office:value-type="percentage" office:value="0.0342014433636649">
            <text:p>3,42%</text:p>
          </table:table-cell>
          <table:table-cell table:style-name="ce3" table:formula="of:=[.D9]/[.$D$42]" office:value-type="percentage" office:value="0.051903953431967">
            <text:p>5,19%</text:p>
          </table:table-cell>
          <table:table-cell table:style-name="ce2" table:formula="of:=[.E9]/[.$E$42]" office:value-type="percentage" office:value="0.0439311594202899">
            <text:p>4,39%</text:p>
          </table:table-cell>
          <table:table-cell table:style-name="ce2" table:formula="of:=[.F9]/[.$F$42]" office:value-type="percentage" office:value="0.0299625468164794">
            <text:p>3,00%</text:p>
          </table:table-cell>
        </table:table-row>
        <table:table-row table:style-name="ro3">
          <table:table-cell table:style-name="Default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1">
            <text:p>21</text:p>
          </table:table-cell>
          <table:table-cell table:formula="of:=SUM([.B10:.F10])" office:value-type="float" office:value="147">
            <text:p>147</text:p>
          </table:table-cell>
          <table:table-cell/>
          <table:table-cell office:value-type="float" office:value="8">
            <text:p>8</text:p>
          </table:table-cell>
          <table:table-cell table:style-name="ce2" table:formula="of:=([.B10]/[.G10])" office:value-type="percentage" office:value="0.00680272108843537">
            <text:p>0,68%</text:p>
          </table:table-cell>
          <table:table-cell table:style-name="ce2" table:formula="of:=([.C10]/[.G10])" office:value-type="percentage" office:value="0.26530612244898">
            <text:p>26,53%</text:p>
          </table:table-cell>
          <table:table-cell table:style-name="ce2" table:formula="of:=([.D10]/[.G10])" office:value-type="percentage" office:value="0.414965986394558">
            <text:p>41,50%</text:p>
          </table:table-cell>
          <table:table-cell table:style-name="ce2" table:formula="of:=([.E10]/[.G10])" office:value-type="percentage" office:value="0.170068027210884">
            <text:p>17,01%</text:p>
          </table:table-cell>
          <table:table-cell table:style-name="ce2" table:formula="of:=([.F10]/[.G10])" office:value-type="percentage" office:value="0.142857142857143">
            <text:p>14,29%</text:p>
          </table:table-cell>
          <table:table-cell office:value-type="float" office:value="8">
            <text:p>8</text:p>
          </table:table-cell>
          <table:table-cell table:style-name="ce2" table:formula="of:=[.B10]/[.$B$42]" office:value-type="percentage" office:value="0.0166666666666667">
            <text:p>1,67%</text:p>
          </table:table-cell>
          <table:table-cell table:style-name="ce2" table:formula="of:=[.C10]/[.$C$42]" office:value-type="percentage" office:value="0.0122372136805773">
            <text:p>1,22%</text:p>
          </table:table-cell>
          <table:table-cell table:style-name="ce2" table:formula="of:=[.D10]/[.$D$42]" office:value-type="percentage" office:value="0.0147950521464953">
            <text:p>1,48%</text:p>
          </table:table-cell>
          <table:table-cell table:style-name="ce2" table:formula="of:=[.E10]/[.$E$42]" office:value-type="percentage" office:value="0.0113224637681159">
            <text:p>1,13%</text:p>
          </table:table-cell>
          <table:table-cell table:style-name="ce2" table:formula="of:=[.F10]/[.$F$42]" office:value-type="percentage" office:value="0.0112359550561798">
            <text:p>1,12%</text:p>
          </table:table-cell>
        </table:table-row>
        <table:table-row table:style-name="ro3">
          <table:table-cell table:style-name="Default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3">
            <text:p>23</text:p>
          </table:table-cell>
          <table:table-cell table:formula="of:=SUM([.B11:.F11])" office:value-type="float" office:value="112">
            <text:p>112</text:p>
          </table:table-cell>
          <table:table-cell/>
          <table:table-cell office:value-type="float" office:value="9">
            <text:p>9</text:p>
          </table:table-cell>
          <table:table-cell table:style-name="ce2" table:formula="of:=([.B11]/[.G11])" office:value-type="percentage" office:value="0">
            <text:p>0,00%</text:p>
          </table:table-cell>
          <table:table-cell table:style-name="ce2" table:formula="of:=([.C11]/[.G11])" office:value-type="percentage" office:value="0.125">
            <text:p>12,50%</text:p>
          </table:table-cell>
          <table:table-cell table:style-name="ce2" table:formula="of:=([.D11]/[.G11])" office:value-type="percentage" office:value="0.5">
            <text:p>50,00%</text:p>
          </table:table-cell>
          <table:table-cell table:style-name="ce2" table:formula="of:=([.E11]/[.G11])" office:value-type="percentage" office:value="0.169642857142857">
            <text:p>16,96%</text:p>
          </table:table-cell>
          <table:table-cell table:style-name="ce2" table:formula="of:=([.F11]/[.G11])" office:value-type="percentage" office:value="0.205357142857143">
            <text:p>20,54%</text:p>
          </table:table-cell>
          <table:table-cell office:value-type="float" office:value="9">
            <text:p>9</text:p>
          </table:table-cell>
          <table:table-cell table:style-name="ce2" table:formula="of:=[.B11]/[.$B$42]" office:value-type="percentage" office:value="0">
            <text:p>0,00%</text:p>
          </table:table-cell>
          <table:table-cell table:style-name="ce2" table:formula="of:=[.C11]/[.$C$42]" office:value-type="percentage" office:value="0.00439284593661751">
            <text:p>0,44%</text:p>
          </table:table-cell>
          <table:table-cell table:style-name="ce2" table:formula="of:=[.D11]/[.$D$42]" office:value-type="percentage" office:value="0.0135823429541596">
            <text:p>1,36%</text:p>
          </table:table-cell>
          <table:table-cell table:style-name="ce2" table:formula="of:=[.E11]/[.$E$42]" office:value-type="percentage" office:value="0.00860507246376812">
            <text:p>0,86%</text:p>
          </table:table-cell>
          <table:table-cell table:style-name="ce2" table:formula="of:=[.F11]/[.$F$42]" office:value-type="percentage" office:value="0.0123060460139112">
            <text:p>1,23%</text:p>
          </table:table-cell>
        </table:table-row>
        <table:table-row table:style-name="ro3">
          <table:table-cell table:style-name="Default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0">
            <text:p>70</text:p>
          </table:table-cell>
          <table:table-cell table:formula="of:=SUM([.B12:.F12])" office:value-type="float" office:value="324">
            <text:p>324</text:p>
          </table:table-cell>
          <table:table-cell/>
          <table:table-cell office:value-type="float" office:value="10">
            <text:p>10</text:p>
          </table:table-cell>
          <table:table-cell table:style-name="ce2" table:formula="of:=([.B12]/[.G12])" office:value-type="percentage" office:value="0">
            <text:p>0,00%</text:p>
          </table:table-cell>
          <table:table-cell table:style-name="ce2" table:formula="of:=([.C12]/[.G12])" office:value-type="percentage" office:value="0.274691358024691">
            <text:p>27,47%</text:p>
          </table:table-cell>
          <table:table-cell table:style-name="ce2" table:formula="of:=([.D12]/[.G12])" office:value-type="percentage" office:value="0.348765432098765">
            <text:p>34,88%</text:p>
          </table:table-cell>
          <table:table-cell table:style-name="ce2" table:formula="of:=([.E12]/[.G12])" office:value-type="percentage" office:value="0.160493827160494">
            <text:p>16,05%</text:p>
          </table:table-cell>
          <table:table-cell table:style-name="ce2" table:formula="of:=([.F12]/[.G12])" office:value-type="percentage" office:value="0.216049382716049">
            <text:p>21,60%</text:p>
          </table:table-cell>
          <table:table-cell office:value-type="float" office:value="10">
            <text:p>10</text:p>
          </table:table-cell>
          <table:table-cell table:style-name="ce2" table:formula="of:=[.B12]/[.$B$42]" office:value-type="percentage" office:value="0">
            <text:p>0,00%</text:p>
          </table:table-cell>
          <table:table-cell table:style-name="ce2" table:formula="of:=[.C12]/[.$C$42]" office:value-type="percentage" office:value="0.027925949168497">
            <text:p>2,79%</text:p>
          </table:table-cell>
          <table:table-cell table:style-name="ce2" table:formula="of:=[.D12]/[.$D$42]" office:value-type="percentage" office:value="0.0274072277467863">
            <text:p>2,74%</text:p>
          </table:table-cell>
          <table:table-cell table:style-name="ce2" table:formula="of:=[.E12]/[.$E$42]" office:value-type="percentage" office:value="0.0235507246376812">
            <text:p>2,36%</text:p>
          </table:table-cell>
          <table:table-cell table:style-name="ce2" table:formula="of:=[.F12]/[.$F$42]" office:value-type="percentage" office:value="0.0374531835205993">
            <text:p>3,75%</text:p>
          </table:table-cell>
        </table:table-row>
        <table:table-row table:style-name="ro3">
          <table:table-cell table:style-name="Default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88">
            <text:p>88</text:p>
          </table:table-cell>
          <table:table-cell table:formula="of:=SUM([.B13:.F13])" office:value-type="float" office:value="488">
            <text:p>488</text:p>
          </table:table-cell>
          <table:table-cell/>
          <table:table-cell office:value-type="float" office:value="11">
            <text:p>11</text:p>
          </table:table-cell>
          <table:table-cell table:style-name="ce2" table:formula="of:=([.B13]/[.G13])" office:value-type="percentage" office:value="0.00819672131147541">
            <text:p>0,82%</text:p>
          </table:table-cell>
          <table:table-cell table:style-name="ce2" table:formula="of:=([.C13]/[.G13])" office:value-type="percentage" office:value="0.278688524590164">
            <text:p>27,87%</text:p>
          </table:table-cell>
          <table:table-cell table:style-name="ce2" table:formula="of:=([.D13]/[.G13])" office:value-type="percentage" office:value="0.350409836065574">
            <text:p>35,04%</text:p>
          </table:table-cell>
          <table:table-cell table:style-name="ce2" table:formula="of:=([.E13]/[.G13])" office:value-type="percentage" office:value="0.182377049180328">
            <text:p>18,24%</text:p>
          </table:table-cell>
          <table:table-cell table:style-name="ce2" table:formula="of:=([.F13]/[.G13])" office:value-type="percentage" office:value="0.180327868852459">
            <text:p>18,03%</text:p>
          </table:table-cell>
          <table:table-cell office:value-type="float" office:value="11">
            <text:p>11</text:p>
          </table:table-cell>
          <table:table-cell table:style-name="ce2" table:formula="of:=[.B13]/[.$B$42]" office:value-type="percentage" office:value="0.0666666666666667">
            <text:p>6,67%</text:p>
          </table:table-cell>
          <table:table-cell table:style-name="ce2" table:formula="of:=[.C13]/[.$C$42]" office:value-type="percentage" office:value="0.0426733605271415">
            <text:p>4,27%</text:p>
          </table:table-cell>
          <table:table-cell table:style-name="ce2" table:formula="of:=[.D13]/[.$D$42]" office:value-type="percentage" office:value="0.0414746543778802">
            <text:p>4,15%</text:p>
          </table:table-cell>
          <table:table-cell table:style-name="ce2" table:formula="of:=[.E13]/[.$E$42]" office:value-type="percentage" office:value="0.0403079710144928">
            <text:p>4,03%</text:p>
          </table:table-cell>
          <table:table-cell table:style-name="ce2" table:formula="of:=[.F13]/[.$F$42]" office:value-type="percentage" office:value="0.0470840021401819">
            <text:p>4,71%</text:p>
          </table:table-cell>
        </table:table-row>
        <table:table-row table:style-name="ro3">
          <table:table-cell table:style-name="Default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45">
            <text:p>45</text:p>
          </table:table-cell>
          <table:table-cell table:formula="of:=SUM([.B14:.F14])" office:value-type="float" office:value="313">
            <text:p>313</text:p>
          </table:table-cell>
          <table:table-cell/>
          <table:table-cell office:value-type="float" office:value="12">
            <text:p>12</text:p>
          </table:table-cell>
          <table:table-cell table:style-name="ce2" table:formula="of:=([.B14]/[.G14])" office:value-type="percentage" office:value="0.00319488817891374">
            <text:p>0,32%</text:p>
          </table:table-cell>
          <table:table-cell table:style-name="ce2" table:formula="of:=([.C14]/[.G14])" office:value-type="percentage" office:value="0.271565495207668">
            <text:p>27,16%</text:p>
          </table:table-cell>
          <table:table-cell table:style-name="ce2" table:formula="of:=([.D14]/[.G14])" office:value-type="percentage" office:value="0.370607028753994">
            <text:p>37,06%</text:p>
          </table:table-cell>
          <table:table-cell table:style-name="ce2" table:formula="of:=([.E14]/[.G14])" office:value-type="percentage" office:value="0.210862619808307">
            <text:p>21,09%</text:p>
          </table:table-cell>
          <table:table-cell table:style-name="ce2" table:formula="of:=([.F14]/[.G14])" office:value-type="percentage" office:value="0.143769968051118">
            <text:p>14,38%</text:p>
          </table:table-cell>
          <table:table-cell office:value-type="float" office:value="12">
            <text:p>12</text:p>
          </table:table-cell>
          <table:table-cell table:style-name="ce2" table:formula="of:=[.B14]/[.$B$42]" office:value-type="percentage" office:value="0.0166666666666667">
            <text:p>1,67%</text:p>
          </table:table-cell>
          <table:table-cell table:style-name="ce2" table:formula="of:=[.C14]/[.$C$42]" office:value-type="percentage" office:value="0.0266708503294634">
            <text:p>2,67%</text:p>
          </table:table-cell>
          <table:table-cell table:style-name="ce2" table:formula="of:=[.D14]/[.$D$42]" office:value-type="percentage" office:value="0.0281348532621877">
            <text:p>2,81%</text:p>
          </table:table-cell>
          <table:table-cell table:style-name="ce2" table:formula="of:=[.E14]/[.$E$42]" office:value-type="percentage" office:value="0.0298913043478261">
            <text:p>2,99%</text:p>
          </table:table-cell>
          <table:table-cell table:style-name="ce2" table:formula="of:=[.F14]/[.$F$42]" office:value-type="percentage" office:value="0.0240770465489567">
            <text:p>2,41%</text:p>
          </table:table-cell>
        </table:table-row>
        <table:table-row table:style-name="ro3">
          <table:table-cell table:style-name="Default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formula="of:=SUM([.B15:.F15])" office:value-type="float" office:value="63">
            <text:p>63</text:p>
          </table:table-cell>
          <table:table-cell/>
          <table:table-cell office:value-type="float" office:value="13">
            <text:p>13</text:p>
          </table:table-cell>
          <table:table-cell table:style-name="ce2" table:formula="of:=([.B15]/[.G15])" office:value-type="percentage" office:value="0">
            <text:p>0,00%</text:p>
          </table:table-cell>
          <table:table-cell table:style-name="ce2" table:formula="of:=([.C15]/[.G15])" office:value-type="percentage" office:value="0.19047619047619">
            <text:p>19,05%</text:p>
          </table:table-cell>
          <table:table-cell table:style-name="ce2" table:formula="of:=([.D15]/[.G15])" office:value-type="percentage" office:value="0.365079365079365">
            <text:p>36,51%</text:p>
          </table:table-cell>
          <table:table-cell table:style-name="ce2" table:formula="of:=([.E15]/[.G15])" office:value-type="percentage" office:value="0.333333333333333">
            <text:p>33,33%</text:p>
          </table:table-cell>
          <table:table-cell table:style-name="ce2" table:formula="of:=([.F15]/[.G15])" office:value-type="percentage" office:value="0.111111111111111">
            <text:p>11,11%</text:p>
          </table:table-cell>
          <table:table-cell office:value-type="float" office:value="13">
            <text:p>13</text:p>
          </table:table-cell>
          <table:table-cell table:style-name="ce2" table:formula="of:=[.B15]/[.$B$42]" office:value-type="percentage" office:value="0">
            <text:p>0,00%</text:p>
          </table:table-cell>
          <table:table-cell table:style-name="ce2" table:formula="of:=[.C15]/[.$C$42]" office:value-type="percentage" office:value="0.00376529651710072">
            <text:p>0,38%</text:p>
          </table:table-cell>
          <table:table-cell table:style-name="ce2" table:formula="of:=[.D15]/[.$D$42]" office:value-type="percentage" office:value="0.00557846228474412">
            <text:p>0,56%</text:p>
          </table:table-cell>
          <table:table-cell table:style-name="ce2" table:formula="of:=[.E15]/[.$E$42]" office:value-type="percentage" office:value="0.00951086956521739">
            <text:p>0,95%</text:p>
          </table:table-cell>
          <table:table-cell table:style-name="ce2" table:formula="of:=[.F15]/[.$F$42]" office:value-type="percentage" office:value="0.00374531835205992">
            <text:p>0,37%</text:p>
          </table:table-cell>
        </table:table-row>
        <table:table-row table:style-name="ro3">
          <table:table-cell table:style-name="Default"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46">
            <text:p>46</text:p>
          </table:table-cell>
          <table:table-cell table:formula="of:=SUM([.B16:.F16])" office:value-type="float" office:value="415">
            <text:p>415</text:p>
          </table:table-cell>
          <table:table-cell/>
          <table:table-cell office:value-type="float" office:value="14">
            <text:p>14</text:p>
          </table:table-cell>
          <table:table-cell table:style-name="ce2" table:formula="of:=([.B16]/[.G16])" office:value-type="percentage" office:value="0.00481927710843374">
            <text:p>0,48%</text:p>
          </table:table-cell>
          <table:table-cell table:style-name="ce2" table:formula="of:=([.C16]/[.G16])" office:value-type="percentage" office:value="0.385542168674699">
            <text:p>38,55%</text:p>
          </table:table-cell>
          <table:table-cell table:style-name="ce2" table:formula="of:=([.D16]/[.G16])" office:value-type="percentage" office:value="0.330120481927711">
            <text:p>33,01%</text:p>
          </table:table-cell>
          <table:table-cell table:style-name="ce2" table:formula="of:=([.E16]/[.G16])" office:value-type="percentage" office:value="0.168674698795181">
            <text:p>16,87%</text:p>
          </table:table-cell>
          <table:table-cell table:style-name="ce2" table:formula="of:=([.F16]/[.G16])" office:value-type="percentage" office:value="0.110843373493976">
            <text:p>11,08%</text:p>
          </table:table-cell>
          <table:table-cell office:value-type="float" office:value="14">
            <text:p>14</text:p>
          </table:table-cell>
          <table:table-cell table:style-name="ce2" table:formula="of:=[.B16]/[.$B$42]" office:value-type="percentage" office:value="0.0333333333333333">
            <text:p>3,33%</text:p>
          </table:table-cell>
          <table:table-cell table:style-name="ce3" table:formula="of:=[.C16]/[.$C$42]" office:value-type="percentage" office:value="0.050203953561343">
            <text:p>5,02%</text:p>
          </table:table-cell>
          <table:table-cell table:style-name="ce2" table:formula="of:=[.D16]/[.$D$42]" office:value-type="percentage" office:value="0.0332282318699976">
            <text:p>3,32%</text:p>
          </table:table-cell>
          <table:table-cell table:style-name="ce2" table:formula="of:=[.E16]/[.$E$42]" office:value-type="percentage" office:value="0.0317028985507246">
            <text:p>3,17%</text:p>
          </table:table-cell>
          <table:table-cell table:style-name="ce2" table:formula="of:=[.F16]/[.$F$42]" office:value-type="percentage" office:value="0.0246120920278224">
            <text:p>2,46%</text:p>
          </table:table-cell>
        </table:table-row>
        <table:table-row table:style-name="ro3">
          <table:table-cell table:style-name="Default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7">
            <text:p>67</text:p>
          </table:table-cell>
          <table:table-cell table:formula="of:=SUM([.B17:.F17])" office:value-type="float" office:value="381">
            <text:p>381</text:p>
          </table:table-cell>
          <table:table-cell/>
          <table:table-cell office:value-type="float" office:value="15">
            <text:p>15</text:p>
          </table:table-cell>
          <table:table-cell table:style-name="ce2" table:formula="of:=([.B17]/[.G17])" office:value-type="percentage" office:value="0.005249343832021">
            <text:p>0,52%</text:p>
          </table:table-cell>
          <table:table-cell table:style-name="ce2" table:formula="of:=([.C17]/[.G17])" office:value-type="percentage" office:value="0.26509186351706">
            <text:p>26,51%</text:p>
          </table:table-cell>
          <table:table-cell table:style-name="ce2" table:formula="of:=([.D17]/[.G17])" office:value-type="percentage" office:value="0.383202099737533">
            <text:p>38,32%</text:p>
          </table:table-cell>
          <table:table-cell table:style-name="ce2" table:formula="of:=([.E17]/[.G17])" office:value-type="percentage" office:value="0.170603674540682">
            <text:p>17,06%</text:p>
          </table:table-cell>
          <table:table-cell table:style-name="ce2" table:formula="of:=([.F17]/[.G17])" office:value-type="percentage" office:value="0.175853018372703">
            <text:p>17,59%</text:p>
          </table:table-cell>
          <table:table-cell office:value-type="float" office:value="15">
            <text:p>15</text:p>
          </table:table-cell>
          <table:table-cell table:style-name="ce2" table:formula="of:=[.B17]/[.$B$42]" office:value-type="percentage" office:value="0.0333333333333333">
            <text:p>3,33%</text:p>
          </table:table-cell>
          <table:table-cell table:style-name="ce2" table:formula="of:=[.C17]/[.$C$42]" office:value-type="percentage" office:value="0.0316912456855977">
            <text:p>3,17%</text:p>
          </table:table-cell>
          <table:table-cell table:style-name="ce2" table:formula="of:=[.D17]/[.$D$42]" office:value-type="percentage" office:value="0.0354111084162018">
            <text:p>3,54%</text:p>
          </table:table-cell>
          <table:table-cell table:style-name="ce2" table:formula="of:=[.E17]/[.$E$42]" office:value-type="percentage" office:value="0.0294384057971014">
            <text:p>2,94%</text:p>
          </table:table-cell>
          <table:table-cell table:style-name="ce2" table:formula="of:=[.F17]/[.$F$42]" office:value-type="percentage" office:value="0.0358480470840021">
            <text:p>3,58%</text:p>
          </table:table-cell>
        </table:table-row>
        <table:table-row table:style-name="ro3">
          <table:table-cell table:style-name="Default" office:value-type="float" office:value="16">
            <text:p>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57">
            <text:p>57</text:p>
          </table:table-cell>
          <table:table-cell table:formula="of:=SUM([.B18:.F18])" office:value-type="float" office:value="384">
            <text:p>384</text:p>
          </table:table-cell>
          <table:table-cell/>
          <table:table-cell office:value-type="float" office:value="16">
            <text:p>16</text:p>
          </table:table-cell>
          <table:table-cell table:style-name="ce2" table:formula="of:=([.B18]/[.G18])" office:value-type="percentage" office:value="0.0078125">
            <text:p>0,78%</text:p>
          </table:table-cell>
          <table:table-cell table:style-name="ce2" table:formula="of:=([.C18]/[.G18])" office:value-type="percentage" office:value="0.268229166666667">
            <text:p>26,82%</text:p>
          </table:table-cell>
          <table:table-cell table:style-name="ce2" table:formula="of:=([.D18]/[.G18])" office:value-type="percentage" office:value="0.364583333333333">
            <text:p>36,46%</text:p>
          </table:table-cell>
          <table:table-cell table:style-name="ce2" table:formula="of:=([.E18]/[.G18])" office:value-type="percentage" office:value="0.2109375">
            <text:p>21,09%</text:p>
          </table:table-cell>
          <table:table-cell table:style-name="ce2" table:formula="of:=([.F18]/[.G18])" office:value-type="percentage" office:value="0.1484375">
            <text:p>14,84%</text:p>
          </table:table-cell>
          <table:table-cell office:value-type="float" office:value="16">
            <text:p>16</text:p>
          </table:table-cell>
          <table:table-cell table:style-name="ce2" table:formula="of:=[.B18]/[.$B$42]" office:value-type="percentage" office:value="0.05">
            <text:p>5,00%</text:p>
          </table:table-cell>
          <table:table-cell table:style-name="ce2" table:formula="of:=[.C18]/[.$C$42]" office:value-type="percentage" office:value="0.0323187951051145">
            <text:p>3,23%</text:p>
          </table:table-cell>
          <table:table-cell table:style-name="ce2" table:formula="of:=[.D18]/[.$D$42]" office:value-type="percentage" office:value="0.033955857385399">
            <text:p>3,40%</text:p>
          </table:table-cell>
          <table:table-cell table:style-name="ce2" table:formula="of:=[.E18]/[.$E$42]" office:value-type="percentage" office:value="0.0366847826086957">
            <text:p>3,67%</text:p>
          </table:table-cell>
          <table:table-cell table:style-name="ce2" table:formula="of:=[.F18]/[.$F$42]" office:value-type="percentage" office:value="0.0304975922953451">
            <text:p>3,05%</text:p>
          </table:table-cell>
        </table:table-row>
        <table:table-row table:style-name="ro3">
          <table:table-cell table:style-name="Default" office:value-type="float" office:value="17">
            <text:p>1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92">
            <text:p>92</text:p>
          </table:table-cell>
          <table:table-cell table:formula="of:=SUM([.B19:.F19])" office:value-type="float" office:value="548">
            <text:p>548</text:p>
          </table:table-cell>
          <table:table-cell/>
          <table:table-cell office:value-type="float" office:value="17">
            <text:p>17</text:p>
          </table:table-cell>
          <table:table-cell table:style-name="ce2" table:formula="of:=([.B19]/[.G19])" office:value-type="percentage" office:value="0.00364963503649635">
            <text:p>0,36%</text:p>
          </table:table-cell>
          <table:table-cell table:style-name="ce2" table:formula="of:=([.C19]/[.G19])" office:value-type="percentage" office:value="0.301094890510949">
            <text:p>30,11%</text:p>
          </table:table-cell>
          <table:table-cell table:style-name="ce2" table:formula="of:=([.D19]/[.G19])" office:value-type="percentage" office:value="0.337591240875912">
            <text:p>33,76%</text:p>
          </table:table-cell>
          <table:table-cell table:style-name="ce2" table:formula="of:=([.E19]/[.G19])" office:value-type="percentage" office:value="0.18978102189781">
            <text:p>18,98%</text:p>
          </table:table-cell>
          <table:table-cell table:style-name="ce2" table:formula="of:=([.F19]/[.G19])" office:value-type="percentage" office:value="0.167883211678832">
            <text:p>16,79%</text:p>
          </table:table-cell>
          <table:table-cell office:value-type="float" office:value="17">
            <text:p>17</text:p>
          </table:table-cell>
          <table:table-cell table:style-name="ce2" table:formula="of:=[.B19]/[.$B$42]" office:value-type="percentage" office:value="0.0333333333333333">
            <text:p>3,33%</text:p>
          </table:table-cell>
          <table:table-cell table:style-name="ce2" table:formula="of:=[.C19]/[.$C$42]" office:value-type="percentage" office:value="0.0517728271101349">
            <text:p>5,18%</text:p>
          </table:table-cell>
          <table:table-cell table:style-name="ce2" table:formula="of:=[.D19]/[.$D$42]" office:value-type="percentage" office:value="0.0448702401164201">
            <text:p>4,49%</text:p>
          </table:table-cell>
          <table:table-cell table:style-name="ce3" table:formula="of:=[.E19]/[.$E$42]" office:value-type="percentage" office:value="0.0471014492753623">
            <text:p>4,71%</text:p>
          </table:table-cell>
          <table:table-cell table:style-name="ce3" table:formula="of:=[.F19]/[.$F$42]" office:value-type="percentage" office:value="0.0492241840556447">
            <text:p>4,92%</text:p>
          </table:table-cell>
        </table:table-row>
        <table:table-row table:style-name="ro3">
          <table:table-cell table:style-name="Default"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8">
            <text:p>38</text:p>
          </table:table-cell>
          <table:table-cell table:formula="of:=SUM([.B20:.F20])" office:value-type="float" office:value="233">
            <text:p>233</text:p>
          </table:table-cell>
          <table:table-cell/>
          <table:table-cell office:value-type="float" office:value="18">
            <text:p>18</text:p>
          </table:table-cell>
          <table:table-cell table:style-name="ce2" table:formula="of:=([.B20]/[.G20])" office:value-type="percentage" office:value="0.00858369098712446">
            <text:p>0,86%</text:p>
          </table:table-cell>
          <table:table-cell table:style-name="ce2" table:formula="of:=([.C20]/[.G20])" office:value-type="percentage" office:value="0.244635193133047">
            <text:p>24,46%</text:p>
          </table:table-cell>
          <table:table-cell table:style-name="ce2" table:formula="of:=([.D20]/[.G20])" office:value-type="percentage" office:value="0.356223175965665">
            <text:p>35,62%</text:p>
          </table:table-cell>
          <table:table-cell table:style-name="ce2" table:formula="of:=([.E20]/[.G20])" office:value-type="percentage" office:value="0.227467811158798">
            <text:p>22,75%</text:p>
          </table:table-cell>
          <table:table-cell table:style-name="ce2" table:formula="of:=([.F20]/[.G20])" office:value-type="percentage" office:value="0.163090128755365">
            <text:p>16,31%</text:p>
          </table:table-cell>
          <table:table-cell office:value-type="float" office:value="18">
            <text:p>18</text:p>
          </table:table-cell>
          <table:table-cell table:style-name="ce2" table:formula="of:=[.B20]/[.$B$42]" office:value-type="percentage" office:value="0.0333333333333333">
            <text:p>3,33%</text:p>
          </table:table-cell>
          <table:table-cell table:style-name="ce2" table:formula="of:=[.C20]/[.$C$42]" office:value-type="percentage" office:value="0.0178851584562284">
            <text:p>1,79%</text:p>
          </table:table-cell>
          <table:table-cell table:style-name="ce2" table:formula="of:=[.D20]/[.$D$42]" office:value-type="percentage" office:value="0.0201309725927723">
            <text:p>2,01%</text:p>
          </table:table-cell>
          <table:table-cell table:style-name="ce2" table:formula="of:=[.E20]/[.$E$42]" office:value-type="percentage" office:value="0.0240036231884058">
            <text:p>2,40%</text:p>
          </table:table-cell>
          <table:table-cell table:style-name="ce2" table:formula="of:=[.F20]/[.$F$42]" office:value-type="percentage" office:value="0.0203317281968967">
            <text:p>2,03%</text:p>
          </table:table-cell>
        </table:table-row>
        <table:table-row table:style-name="ro3">
          <table:table-cell table:style-name="Default" office:value-type="float" office:value="19">
            <text:p>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66">
            <text:p>66</text:p>
          </table:table-cell>
          <table:table-cell table:formula="of:=SUM([.B21:.F21])" office:value-type="float" office:value="387">
            <text:p>387</text:p>
          </table:table-cell>
          <table:table-cell/>
          <table:table-cell office:value-type="float" office:value="19">
            <text:p>19</text:p>
          </table:table-cell>
          <table:table-cell table:style-name="ce2" table:formula="of:=([.B21]/[.G21])" office:value-type="percentage" office:value="0">
            <text:p>0,00%</text:p>
          </table:table-cell>
          <table:table-cell table:style-name="ce2" table:formula="of:=([.C21]/[.G21])" office:value-type="percentage" office:value="0.276485788113695">
            <text:p>27,65%</text:p>
          </table:table-cell>
          <table:table-cell table:style-name="ce2" table:formula="of:=([.D21]/[.G21])" office:value-type="percentage" office:value="0.325581395348837">
            <text:p>32,56%</text:p>
          </table:table-cell>
          <table:table-cell table:style-name="ce2" table:formula="of:=([.E21]/[.G21])" office:value-type="percentage" office:value="0.227390180878553">
            <text:p>22,74%</text:p>
          </table:table-cell>
          <table:table-cell table:style-name="ce2" table:formula="of:=([.F21]/[.G21])" office:value-type="percentage" office:value="0.170542635658915">
            <text:p>17,05%</text:p>
          </table:table-cell>
          <table:table-cell office:value-type="float" office:value="19">
            <text:p>19</text:p>
          </table:table-cell>
          <table:table-cell table:style-name="ce2" table:formula="of:=[.B21]/[.$B$42]" office:value-type="percentage" office:value="0">
            <text:p>0,00%</text:p>
          </table:table-cell>
          <table:table-cell table:style-name="ce2" table:formula="of:=[.C21]/[.$C$42]" office:value-type="percentage" office:value="0.0335738939441481">
            <text:p>3,36%</text:p>
          </table:table-cell>
          <table:table-cell table:style-name="ce2" table:formula="of:=[.D21]/[.$D$42]" office:value-type="percentage" office:value="0.0305602716468591">
            <text:p>3,06%</text:p>
          </table:table-cell>
          <table:table-cell table:style-name="ce2" table:formula="of:=[.E21]/[.$E$42]" office:value-type="percentage" office:value="0.0398550724637681">
            <text:p>3,99%</text:p>
          </table:table-cell>
          <table:table-cell table:style-name="ce2" table:formula="of:=[.F21]/[.$F$42]" office:value-type="percentage" office:value="0.0353130016051364">
            <text:p>3,53%</text:p>
          </table:table-cell>
        </table:table-row>
        <table:table-row table:style-name="ro3">
          <table:table-cell table:style-name="Default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1">
            <text:p>31</text:p>
          </table:table-cell>
          <table:table-cell table:formula="of:=SUM([.B22:.F22])" office:value-type="float" office:value="177">
            <text:p>177</text:p>
          </table:table-cell>
          <table:table-cell/>
          <table:table-cell office:value-type="float" office:value="20">
            <text:p>20</text:p>
          </table:table-cell>
          <table:table-cell table:style-name="ce2" table:formula="of:=([.B22]/[.G22])" office:value-type="percentage" office:value="0.0112994350282486">
            <text:p>1,13%</text:p>
          </table:table-cell>
          <table:table-cell table:style-name="ce2" table:formula="of:=([.C22]/[.G22])" office:value-type="percentage" office:value="0.327683615819209">
            <text:p>32,77%</text:p>
          </table:table-cell>
          <table:table-cell table:style-name="ce2" table:formula="of:=([.D22]/[.G22])" office:value-type="percentage" office:value="0.344632768361582">
            <text:p>34,46%</text:p>
          </table:table-cell>
          <table:table-cell table:style-name="ce2" table:formula="of:=([.E22]/[.G22])" office:value-type="percentage" office:value="0.141242937853107">
            <text:p>14,12%</text:p>
          </table:table-cell>
          <table:table-cell table:style-name="ce2" table:formula="of:=([.F22]/[.G22])" office:value-type="percentage" office:value="0.175141242937853">
            <text:p>17,51%</text:p>
          </table:table-cell>
          <table:table-cell office:value-type="float" office:value="20">
            <text:p>20</text:p>
          </table:table-cell>
          <table:table-cell table:style-name="ce2" table:formula="of:=[.B22]/[.$B$42]" office:value-type="percentage" office:value="0.0333333333333333">
            <text:p>3,33%</text:p>
          </table:table-cell>
          <table:table-cell table:style-name="ce2" table:formula="of:=[.C22]/[.$C$42]" office:value-type="percentage" office:value="0.0181989331659868">
            <text:p>1,82%</text:p>
          </table:table-cell>
          <table:table-cell table:style-name="ce2" table:formula="of:=[.D22]/[.$D$42]" office:value-type="percentage" office:value="0.0147950521464953">
            <text:p>1,48%</text:p>
          </table:table-cell>
          <table:table-cell table:style-name="ce2" table:formula="of:=[.E22]/[.$E$42]" office:value-type="percentage" office:value="0.0113224637681159">
            <text:p>1,13%</text:p>
          </table:table-cell>
          <table:table-cell table:style-name="ce2" table:formula="of:=[.F22]/[.$F$42]" office:value-type="percentage" office:value="0.0165864098448368">
            <text:p>1,66%</text:p>
          </table:table-cell>
        </table:table-row>
        <table:table-row table:style-name="ro3">
          <table:table-cell table:style-name="Default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formula="of:=SUM([.B23:.F23])" office:value-type="float" office:value="168">
            <text:p>168</text:p>
          </table:table-cell>
          <table:table-cell/>
          <table:table-cell office:value-type="float" office:value="21">
            <text:p>21</text:p>
          </table:table-cell>
          <table:table-cell table:style-name="ce2" table:formula="of:=([.B23]/[.G23])" office:value-type="percentage" office:value="0.00595238095238095">
            <text:p>0,60%</text:p>
          </table:table-cell>
          <table:table-cell table:style-name="ce2" table:formula="of:=([.C23]/[.G23])" office:value-type="percentage" office:value="0.339285714285714">
            <text:p>33,93%</text:p>
          </table:table-cell>
          <table:table-cell table:style-name="ce2" table:formula="of:=([.D23]/[.G23])" office:value-type="percentage" office:value="0.297619047619048">
            <text:p>29,76%</text:p>
          </table:table-cell>
          <table:table-cell table:style-name="ce2" table:formula="of:=([.E23]/[.G23])" office:value-type="percentage" office:value="0.226190476190476">
            <text:p>22,62%</text:p>
          </table:table-cell>
          <table:table-cell table:style-name="ce2" table:formula="of:=([.F23]/[.G23])" office:value-type="percentage" office:value="0.130952380952381">
            <text:p>13,10%</text:p>
          </table:table-cell>
          <table:table-cell office:value-type="float" office:value="21">
            <text:p>21</text:p>
          </table:table-cell>
          <table:table-cell table:style-name="ce2" table:formula="of:=[.B23]/[.$B$42]" office:value-type="percentage" office:value="0.0166666666666667">
            <text:p>1,67%</text:p>
          </table:table-cell>
          <table:table-cell table:style-name="ce2" table:formula="of:=[.C23]/[.$C$42]" office:value-type="percentage" office:value="0.0178851584562284">
            <text:p>1,79%</text:p>
          </table:table-cell>
          <table:table-cell table:style-name="ce2" table:formula="of:=[.D23]/[.$D$42]" office:value-type="percentage" office:value="0.0121270919233568">
            <text:p>1,21%</text:p>
          </table:table-cell>
          <table:table-cell table:style-name="ce2" table:formula="of:=[.E23]/[.$E$42]" office:value-type="percentage" office:value="0.0172101449275362">
            <text:p>1,72%</text:p>
          </table:table-cell>
          <table:table-cell table:style-name="ce2" table:formula="of:=[.F23]/[.$F$42]" office:value-type="percentage" office:value="0.0117710005350455">
            <text:p>1,18%</text:p>
          </table:table-cell>
        </table:table-row>
        <table:table-row table:style-name="ro3">
          <table:table-cell table:style-name="Default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5">
            <text:p>25</text:p>
          </table:table-cell>
          <table:table-cell table:formula="of:=SUM([.B24:.F24])"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style-name="ce2" table:formula="of:=([.B24]/[.G24])" office:value-type="percentage" office:value="0">
            <text:p>0,00%</text:p>
          </table:table-cell>
          <table:table-cell table:style-name="ce2" table:formula="of:=([.C24]/[.G24])" office:value-type="percentage" office:value="0.342245989304813">
            <text:p>34,22%</text:p>
          </table:table-cell>
          <table:table-cell table:style-name="ce2" table:formula="of:=([.D24]/[.G24])" office:value-type="percentage" office:value="0.310160427807487">
            <text:p>31,02%</text:p>
          </table:table-cell>
          <table:table-cell table:style-name="ce2" table:formula="of:=([.E24]/[.G24])" office:value-type="percentage" office:value="0.213903743315508">
            <text:p>21,39%</text:p>
          </table:table-cell>
          <table:table-cell table:style-name="ce2" table:formula="of:=([.F24]/[.G24])" office:value-type="percentage" office:value="0.133689839572193">
            <text:p>13,37%</text:p>
          </table:table-cell>
          <table:table-cell office:value-type="float" office:value="22">
            <text:p>22</text:p>
          </table:table-cell>
          <table:table-cell table:style-name="ce2" table:formula="of:=[.B24]/[.$B$42]" office:value-type="percentage" office:value="0">
            <text:p>0,00%</text:p>
          </table:table-cell>
          <table:table-cell table:style-name="ce2" table:formula="of:=[.C24]/[.$C$42]" office:value-type="percentage" office:value="0.0200815814245372">
            <text:p>2,01%</text:p>
          </table:table-cell>
          <table:table-cell table:style-name="ce2" table:formula="of:=[.D24]/[.$D$42]" office:value-type="percentage" office:value="0.0140674266310939">
            <text:p>1,41%</text:p>
          </table:table-cell>
          <table:table-cell table:style-name="ce2" table:formula="of:=[.E24]/[.$E$42]" office:value-type="percentage" office:value="0.0181159420289855">
            <text:p>1,81%</text:p>
          </table:table-cell>
          <table:table-cell table:style-name="ce2" table:formula="of:=[.F24]/[.$F$42]" office:value-type="percentage" office:value="0.0133761369716426">
            <text:p>1,34%</text:p>
          </table:table-cell>
        </table:table-row>
        <table:table-row table:style-name="ro3">
          <table:table-cell table:style-name="Default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2">
            <text:p>32</text:p>
          </table:table-cell>
          <table:table-cell table:formula="of:=SUM([.B25:.F25])" office:value-type="float" office:value="162">
            <text:p>162</text:p>
          </table:table-cell>
          <table:table-cell/>
          <table:table-cell office:value-type="float" office:value="23">
            <text:p>23</text:p>
          </table:table-cell>
          <table:table-cell table:style-name="ce2" table:formula="of:=([.B25]/[.G25])" office:value-type="percentage" office:value="0.0185185185185185">
            <text:p>1,85%</text:p>
          </table:table-cell>
          <table:table-cell table:style-name="ce2" table:formula="of:=([.C25]/[.G25])" office:value-type="percentage" office:value="0.246913580246914">
            <text:p>24,69%</text:p>
          </table:table-cell>
          <table:table-cell table:style-name="ce2" table:formula="of:=([.D25]/[.G25])" office:value-type="percentage" office:value="0.364197530864197">
            <text:p>36,42%</text:p>
          </table:table-cell>
          <table:table-cell table:style-name="ce2" table:formula="of:=([.E25]/[.G25])" office:value-type="percentage" office:value="0.17283950617284">
            <text:p>17,28%</text:p>
          </table:table-cell>
          <table:table-cell table:style-name="ce2" table:formula="of:=([.F25]/[.G25])" office:value-type="percentage" office:value="0.197530864197531">
            <text:p>19,75%</text:p>
          </table:table-cell>
          <table:table-cell office:value-type="float" office:value="23">
            <text:p>23</text:p>
          </table:table-cell>
          <table:table-cell table:style-name="ce2" table:formula="of:=[.B25]/[.$B$42]" office:value-type="percentage" office:value="0.05">
            <text:p>5,00%</text:p>
          </table:table-cell>
          <table:table-cell table:style-name="ce2" table:formula="of:=[.C25]/[.$C$42]" office:value-type="percentage" office:value="0.0125509883903357">
            <text:p>1,26%</text:p>
          </table:table-cell>
          <table:table-cell table:style-name="ce2" table:formula="of:=[.D25]/[.$D$42]" office:value-type="percentage" office:value="0.014309968469561">
            <text:p>1,43%</text:p>
          </table:table-cell>
          <table:table-cell table:style-name="ce2" table:formula="of:=[.E25]/[.$E$42]" office:value-type="percentage" office:value="0.0126811594202899">
            <text:p>1,27%</text:p>
          </table:table-cell>
          <table:table-cell table:style-name="ce2" table:formula="of:=[.F25]/[.$F$42]" office:value-type="percentage" office:value="0.0171214553237025">
            <text:p>1,71%</text:p>
          </table:table-cell>
        </table:table-row>
        <table:table-row table:style-name="ro3">
          <table:table-cell table:style-name="Default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2">
            <text:p>62</text:p>
          </table:table-cell>
          <table:table-cell table:formula="of:=SUM([.B26:.F26])" office:value-type="float" office:value="288">
            <text:p>288</text:p>
          </table:table-cell>
          <table:table-cell/>
          <table:table-cell office:value-type="float" office:value="24">
            <text:p>24</text:p>
          </table:table-cell>
          <table:table-cell table:style-name="ce2" table:formula="of:=([.B26]/[.G26])" office:value-type="percentage" office:value="0">
            <text:p>0,00%</text:p>
          </table:table-cell>
          <table:table-cell table:style-name="ce2" table:formula="of:=([.C26]/[.G26])" office:value-type="percentage" office:value="0.295138888888889">
            <text:p>29,51%</text:p>
          </table:table-cell>
          <table:table-cell table:style-name="ce2" table:formula="of:=([.D26]/[.G26])" office:value-type="percentage" office:value="0.361111111111111">
            <text:p>36,11%</text:p>
          </table:table-cell>
          <table:table-cell table:style-name="ce2" table:formula="of:=([.E26]/[.G26])" office:value-type="percentage" office:value="0.128472222222222">
            <text:p>12,85%</text:p>
          </table:table-cell>
          <table:table-cell table:style-name="ce2" table:formula="of:=([.F26]/[.G26])" office:value-type="percentage" office:value="0.215277777777778">
            <text:p>21,53%</text:p>
          </table:table-cell>
          <table:table-cell office:value-type="float" office:value="24">
            <text:p>24</text:p>
          </table:table-cell>
          <table:table-cell table:style-name="ce2" table:formula="of:=[.B26]/[.$B$42]" office:value-type="percentage" office:value="0">
            <text:p>0,00%</text:p>
          </table:table-cell>
          <table:table-cell table:style-name="ce2" table:formula="of:=[.C26]/[.$C$42]" office:value-type="percentage" office:value="0.0266708503294634">
            <text:p>2,67%</text:p>
          </table:table-cell>
          <table:table-cell table:style-name="ce2" table:formula="of:=[.D26]/[.$D$42]" office:value-type="percentage" office:value="0.0252243512005821">
            <text:p>2,52%</text:p>
          </table:table-cell>
          <table:table-cell table:style-name="ce2" table:formula="of:=[.E26]/[.$E$42]" office:value-type="percentage" office:value="0.0167572463768116">
            <text:p>1,68%</text:p>
          </table:table-cell>
          <table:table-cell table:style-name="ce2" table:formula="of:=[.F26]/[.$F$42]" office:value-type="percentage" office:value="0.0331728196896736">
            <text:p>3,32%</text:p>
          </table:table-cell>
        </table:table-row>
        <table:table-row table:style-name="ro3">
          <table:table-cell table:style-name="Default"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5">
            <text:p>35</text:p>
          </table:table-cell>
          <table:table-cell table:formula="of:=SUM([.B27:.F27])" office:value-type="float" office:value="231">
            <text:p>231</text:p>
          </table:table-cell>
          <table:table-cell/>
          <table:table-cell office:value-type="float" office:value="25">
            <text:p>25</text:p>
          </table:table-cell>
          <table:table-cell table:style-name="ce2" table:formula="of:=([.B27]/[.G27])" office:value-type="percentage" office:value="0">
            <text:p>0,00%</text:p>
          </table:table-cell>
          <table:table-cell table:style-name="ce2" table:formula="of:=([.C27]/[.G27])" office:value-type="percentage" office:value="0.272727272727273">
            <text:p>27,27%</text:p>
          </table:table-cell>
          <table:table-cell table:style-name="ce2" table:formula="of:=([.D27]/[.G27])" office:value-type="percentage" office:value="0.372294372294372">
            <text:p>37,23%</text:p>
          </table:table-cell>
          <table:table-cell table:style-name="ce2" table:formula="of:=([.E27]/[.G27])" office:value-type="percentage" office:value="0.203463203463203">
            <text:p>20,35%</text:p>
          </table:table-cell>
          <table:table-cell table:style-name="ce2" table:formula="of:=([.F27]/[.G27])" office:value-type="percentage" office:value="0.151515151515152">
            <text:p>15,15%</text:p>
          </table:table-cell>
          <table:table-cell office:value-type="float" office:value="25">
            <text:p>25</text:p>
          </table:table-cell>
          <table:table-cell table:style-name="ce2" table:formula="of:=[.B27]/[.$B$42]" office:value-type="percentage" office:value="0">
            <text:p>0,00%</text:p>
          </table:table-cell>
          <table:table-cell table:style-name="ce2" table:formula="of:=[.C27]/[.$C$42]" office:value-type="percentage" office:value="0.0197678067147788">
            <text:p>1,98%</text:p>
          </table:table-cell>
          <table:table-cell table:style-name="ce2" table:formula="of:=[.D27]/[.$D$42]" office:value-type="percentage" office:value="0.0208585981081737">
            <text:p>2,09%</text:p>
          </table:table-cell>
          <table:table-cell table:style-name="ce2" table:formula="of:=[.E27]/[.$E$42]" office:value-type="percentage" office:value="0.021286231884058">
            <text:p>2,13%</text:p>
          </table:table-cell>
          <table:table-cell table:style-name="ce2" table:formula="of:=[.F27]/[.$F$42]" office:value-type="percentage" office:value="0.0187265917602996">
            <text:p>1,87%</text:p>
          </table:table-cell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0">
            <text:p>50</text:p>
          </table:table-cell>
          <table:table-cell table:formula="of:=SUM([.B28:.F28])" office:value-type="float" office:value="321">
            <text:p>321</text:p>
          </table:table-cell>
          <table:table-cell/>
          <table:table-cell office:value-type="float" office:value="26">
            <text:p>26</text:p>
          </table:table-cell>
          <table:table-cell table:style-name="ce2" table:formula="of:=([.B28]/[.G28])" office:value-type="percentage" office:value="0.00311526479750779">
            <text:p>0,31%</text:p>
          </table:table-cell>
          <table:table-cell table:style-name="ce2" table:formula="of:=([.C28]/[.G28])" office:value-type="percentage" office:value="0.258566978193146">
            <text:p>25,86%</text:p>
          </table:table-cell>
          <table:table-cell table:style-name="ce2" table:formula="of:=([.D28]/[.G28])" office:value-type="percentage" office:value="0.386292834890966">
            <text:p>38,63%</text:p>
          </table:table-cell>
          <table:table-cell table:style-name="ce2" table:formula="of:=([.E28]/[.G28])" office:value-type="percentage" office:value="0.196261682242991">
            <text:p>19,63%</text:p>
          </table:table-cell>
          <table:table-cell table:style-name="ce2" table:formula="of:=([.F28]/[.G28])" office:value-type="percentage" office:value="0.155763239875389">
            <text:p>15,58%</text:p>
          </table:table-cell>
          <table:table-cell office:value-type="float" office:value="26">
            <text:p>26</text:p>
          </table:table-cell>
          <table:table-cell table:style-name="ce2" table:formula="of:=[.B28]/[.$B$42]" office:value-type="percentage" office:value="0.0166666666666667">
            <text:p>1,67%</text:p>
          </table:table-cell>
          <table:table-cell table:style-name="ce2" table:formula="of:=[.C28]/[.$C$42]" office:value-type="percentage" office:value="0.0260433009099467">
            <text:p>2,60%</text:p>
          </table:table-cell>
          <table:table-cell table:style-name="ce2" table:formula="of:=[.D28]/[.$D$42]" office:value-type="percentage" office:value="0.0300751879699248">
            <text:p>3,01%</text:p>
          </table:table-cell>
          <table:table-cell table:style-name="ce2" table:formula="of:=[.E28]/[.$E$42]" office:value-type="percentage" office:value="0.0285326086956522">
            <text:p>2,85%</text:p>
          </table:table-cell>
          <table:table-cell table:style-name="ce2" table:formula="of:=[.F28]/[.$F$42]" office:value-type="percentage" office:value="0.0267522739432852">
            <text:p>2,68%</text:p>
          </table:table-cell>
        </table:table-row>
        <table:table-row table:style-name="ro3">
          <table:table-cell table:style-name="Default" office:value-type="float" office:value="27">
            <text:p>2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95">
            <text:p>95</text:p>
          </table:table-cell>
          <table:table-cell table:number-columns-repeated="2" table:style-name="ce1" office:value-type="float" office:value="37">
            <text:p>37</text:p>
          </table:table-cell>
          <table:table-cell table:formula="of:=SUM([.B29:.F29])" office:value-type="float" office:value="230">
            <text:p>230</text:p>
          </table:table-cell>
          <table:table-cell/>
          <table:table-cell office:value-type="float" office:value="27">
            <text:p>27</text:p>
          </table:table-cell>
          <table:table-cell table:style-name="ce2" table:formula="of:=([.B29]/[.G29])" office:value-type="percentage" office:value="0.00869565217391304">
            <text:p>0,87%</text:p>
          </table:table-cell>
          <table:table-cell table:style-name="ce2" table:formula="of:=([.C29]/[.G29])" office:value-type="percentage" office:value="0.256521739130435">
            <text:p>25,65%</text:p>
          </table:table-cell>
          <table:table-cell table:style-name="ce2" table:formula="of:=([.D29]/[.G29])" office:value-type="percentage" office:value="0.41304347826087">
            <text:p>41,30%</text:p>
          </table:table-cell>
          <table:table-cell table:style-name="ce2" table:formula="of:=([.E29]/[.G29])" office:value-type="percentage" office:value="0.160869565217391">
            <text:p>16,09%</text:p>
          </table:table-cell>
          <table:table-cell table:style-name="ce2" table:formula="of:=([.F29]/[.G29])" office:value-type="percentage" office:value="0.160869565217391">
            <text:p>16,09%</text:p>
          </table:table-cell>
          <table:table-cell office:value-type="float" office:value="27">
            <text:p>27</text:p>
          </table:table-cell>
          <table:table-cell table:style-name="ce2" table:formula="of:=[.B29]/[.$B$42]" office:value-type="percentage" office:value="0.0333333333333333">
            <text:p>3,33%</text:p>
          </table:table-cell>
          <table:table-cell table:style-name="ce2" table:formula="of:=[.C29]/[.$C$42]" office:value-type="percentage" office:value="0.0185127078757452">
            <text:p>1,85%</text:p>
          </table:table-cell>
          <table:table-cell table:style-name="ce2" table:formula="of:=[.D29]/[.$D$42]" office:value-type="percentage" office:value="0.0230414746543779">
            <text:p>2,30%</text:p>
          </table:table-cell>
          <table:table-cell table:style-name="ce2" table:formula="of:=[.E29]/[.$E$42]" office:value-type="percentage" office:value="0.0167572463768116">
            <text:p>1,68%</text:p>
          </table:table-cell>
          <table:table-cell table:style-name="ce2" table:formula="of:=[.F29]/[.$F$42]" office:value-type="percentage" office:value="0.019796682718031">
            <text:p>1,98%</text:p>
          </table:table-cell>
        </table:table-row>
        <table:table-row table:style-name="ro3">
          <table:table-cell table:style-name="Default"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6">
            <text:p>46</text:p>
          </table:table-cell>
          <table:table-cell table:formula="of:=SUM([.B30:.F30])" office:value-type="float" office:value="290">
            <text:p>290</text:p>
          </table:table-cell>
          <table:table-cell/>
          <table:table-cell office:value-type="float" office:value="28">
            <text:p>28</text:p>
          </table:table-cell>
          <table:table-cell table:style-name="ce2" table:formula="of:=([.B30]/[.G30])" office:value-type="percentage" office:value="0">
            <text:p>0,00%</text:p>
          </table:table-cell>
          <table:table-cell table:style-name="ce2" table:formula="of:=([.C30]/[.G30])" office:value-type="percentage" office:value="0.275862068965517">
            <text:p>27,59%</text:p>
          </table:table-cell>
          <table:table-cell table:style-name="ce2" table:formula="of:=([.D30]/[.G30])" office:value-type="percentage" office:value="0.43448275862069">
            <text:p>43,45%</text:p>
          </table:table-cell>
          <table:table-cell table:style-name="ce2" table:formula="of:=([.E30]/[.G30])" office:value-type="percentage" office:value="0.131034482758621">
            <text:p>13,10%</text:p>
          </table:table-cell>
          <table:table-cell table:style-name="ce2" table:formula="of:=([.F30]/[.G30])" office:value-type="percentage" office:value="0.158620689655172">
            <text:p>15,86%</text:p>
          </table:table-cell>
          <table:table-cell office:value-type="float" office:value="28">
            <text:p>28</text:p>
          </table:table-cell>
          <table:table-cell table:style-name="ce2" table:formula="of:=[.B30]/[.$B$42]" office:value-type="percentage" office:value="0">
            <text:p>0,00%</text:p>
          </table:table-cell>
          <table:table-cell table:style-name="ce2" table:formula="of:=[.C30]/[.$C$42]" office:value-type="percentage" office:value="0.0251019767806715">
            <text:p>2,51%</text:p>
          </table:table-cell>
          <table:table-cell table:style-name="ce2" table:formula="of:=[.D30]/[.$D$42]" office:value-type="percentage" office:value="0.0305602716468591">
            <text:p>3,06%</text:p>
          </table:table-cell>
          <table:table-cell table:style-name="ce2" table:formula="of:=[.E30]/[.$E$42]" office:value-type="percentage" office:value="0.0172101449275362">
            <text:p>1,72%</text:p>
          </table:table-cell>
          <table:table-cell table:style-name="ce2" table:formula="of:=[.F30]/[.$F$42]" office:value-type="percentage" office:value="0.0246120920278224">
            <text:p>2,46%</text:p>
          </table:table-cell>
        </table:table-row>
        <table:table-row table:style-name="ro3">
          <table:table-cell table:style-name="Default" office:value-type="float" office:value="29">
            <text:p>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5">
            <text:p>55</text:p>
          </table:table-cell>
          <table:table-cell table:formula="of:=SUM([.B31:.F31])" office:value-type="float" office:value="321">
            <text:p>321</text:p>
          </table:table-cell>
          <table:table-cell/>
          <table:table-cell office:value-type="float" office:value="29">
            <text:p>29</text:p>
          </table:table-cell>
          <table:table-cell table:style-name="ce2" table:formula="of:=([.B31]/[.G31])" office:value-type="percentage" office:value="0">
            <text:p>0,00%</text:p>
          </table:table-cell>
          <table:table-cell table:style-name="ce2" table:formula="of:=([.C31]/[.G31])" office:value-type="percentage" office:value="0.252336448598131">
            <text:p>25,23%</text:p>
          </table:table-cell>
          <table:table-cell table:style-name="ce2" table:formula="of:=([.D31]/[.G31])" office:value-type="percentage" office:value="0.29595015576324">
            <text:p>29,60%</text:p>
          </table:table-cell>
          <table:table-cell table:style-name="ce2" table:formula="of:=([.E31]/[.G31])" office:value-type="percentage" office:value="0.280373831775701">
            <text:p>28,04%</text:p>
          </table:table-cell>
          <table:table-cell table:style-name="ce2" table:formula="of:=([.F31]/[.G31])" office:value-type="percentage" office:value="0.171339563862928">
            <text:p>17,13%</text:p>
          </table:table-cell>
          <table:table-cell office:value-type="float" office:value="29">
            <text:p>29</text:p>
          </table:table-cell>
          <table:table-cell table:style-name="ce2" table:formula="of:=[.B31]/[.$B$42]" office:value-type="percentage" office:value="0">
            <text:p>0,00%</text:p>
          </table:table-cell>
          <table:table-cell table:style-name="ce2" table:formula="of:=[.C31]/[.$C$42]" office:value-type="percentage" office:value="0.0254157514904299">
            <text:p>2,54%</text:p>
          </table:table-cell>
          <table:table-cell table:style-name="ce2" table:formula="of:=[.D31]/[.$D$42]" office:value-type="percentage" office:value="0.0230414746543779">
            <text:p>2,30%</text:p>
          </table:table-cell>
          <table:table-cell table:style-name="ce2" table:formula="of:=[.E31]/[.$E$42]" office:value-type="percentage" office:value="0.0407608695652174">
            <text:p>4,08%</text:p>
          </table:table-cell>
          <table:table-cell table:style-name="ce2" table:formula="of:=[.F31]/[.$F$42]" office:value-type="percentage" office:value="0.0294275013376137">
            <text:p>2,94%</text:p>
          </table:table-cell>
        </table:table-row>
        <table:table-row table:style-name="ro3">
          <table:table-cell table:style-name="Default" office:value-type="float" office:value="30">
            <text:p>3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56">
            <text:p>56</text:p>
          </table:table-cell>
          <table:table-cell table:formula="of:=SUM([.B32:.F32])" office:value-type="float" office:value="406">
            <text:p>406</text:p>
          </table:table-cell>
          <table:table-cell/>
          <table:table-cell office:value-type="float" office:value="30">
            <text:p>30</text:p>
          </table:table-cell>
          <table:table-cell table:style-name="ce2" table:formula="of:=([.B32]/[.G32])" office:value-type="percentage" office:value="0.0123152709359606">
            <text:p>1,23%</text:p>
          </table:table-cell>
          <table:table-cell table:style-name="ce2" table:formula="of:=([.C32]/[.G32])" office:value-type="percentage" office:value="0.288177339901478">
            <text:p>28,82%</text:p>
          </table:table-cell>
          <table:table-cell table:style-name="ce2" table:formula="of:=([.D32]/[.G32])" office:value-type="percentage" office:value="0.379310344827586">
            <text:p>37,93%</text:p>
          </table:table-cell>
          <table:table-cell table:style-name="ce2" table:formula="of:=([.E32]/[.G32])" office:value-type="percentage" office:value="0.182266009852217">
            <text:p>18,23%</text:p>
          </table:table-cell>
          <table:table-cell table:style-name="ce2" table:formula="of:=([.F32]/[.G32])" office:value-type="percentage" office:value="0.137931034482759">
            <text:p>13,79%</text:p>
          </table:table-cell>
          <table:table-cell office:value-type="float" office:value="30">
            <text:p>30</text:p>
          </table:table-cell>
          <table:table-cell table:style-name="ce2" table:formula="of:=[.B32]/[.$B$42]" office:value-type="percentage" office:value="0.0833333333333333">
            <text:p>8,33%</text:p>
          </table:table-cell>
          <table:table-cell table:style-name="ce2" table:formula="of:=[.C32]/[.$C$42]" office:value-type="percentage" office:value="0.036711641041732">
            <text:p>3,67%</text:p>
          </table:table-cell>
          <table:table-cell table:style-name="ce2" table:formula="of:=[.D32]/[.$D$42]" office:value-type="percentage" office:value="0.0373514431239389">
            <text:p>3,74%</text:p>
          </table:table-cell>
          <table:table-cell table:style-name="ce2" table:formula="of:=[.E32]/[.$E$42]" office:value-type="percentage" office:value="0.0335144927536232">
            <text:p>3,35%</text:p>
          </table:table-cell>
          <table:table-cell table:style-name="ce2" table:formula="of:=[.F32]/[.$F$42]" office:value-type="percentage" office:value="0.0299625468164794">
            <text:p>3,00%</text:p>
          </table:table-cell>
        </table:table-row>
        <table:table-row table:style-name="ro3">
          <table:table-cell table:style-name="Default" office:value-type="float" office:value="31">
            <text:p>3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4">
            <text:p>14</text:p>
          </table:table-cell>
          <table:table-cell table:formula="of:=SUM([.B33:.F33])" office:value-type="float" office:value="183">
            <text:p>183</text:p>
          </table:table-cell>
          <table:table-cell/>
          <table:table-cell office:value-type="float" office:value="31">
            <text:p>31</text:p>
          </table:table-cell>
          <table:table-cell table:style-name="ce2" table:formula="of:=([.B33]/[.G33])" office:value-type="percentage" office:value="0.0109289617486339">
            <text:p>1,09%</text:p>
          </table:table-cell>
          <table:table-cell table:style-name="ce2" table:formula="of:=([.C33]/[.G33])" office:value-type="percentage" office:value="0.240437158469945">
            <text:p>24,04%</text:p>
          </table:table-cell>
          <table:table-cell table:style-name="ce2" table:formula="of:=([.D33]/[.G33])" office:value-type="percentage" office:value="0.502732240437158">
            <text:p>50,27%</text:p>
          </table:table-cell>
          <table:table-cell table:style-name="ce2" table:formula="of:=([.E33]/[.G33])" office:value-type="percentage" office:value="0.169398907103825">
            <text:p>16,94%</text:p>
          </table:table-cell>
          <table:table-cell table:style-name="ce2" table:formula="of:=([.F33]/[.G33])" office:value-type="percentage" office:value="0.0765027322404372">
            <text:p>7,65%</text:p>
          </table:table-cell>
          <table:table-cell office:value-type="float" office:value="31">
            <text:p>31</text:p>
          </table:table-cell>
          <table:table-cell table:style-name="ce2" table:formula="of:=[.B33]/[.$B$42]" office:value-type="percentage" office:value="0.0333333333333333">
            <text:p>3,33%</text:p>
          </table:table-cell>
          <table:table-cell table:style-name="ce2" table:formula="of:=[.C33]/[.$C$42]" office:value-type="percentage" office:value="0.0138060872293693">
            <text:p>1,38%</text:p>
          </table:table-cell>
          <table:table-cell table:style-name="ce2" table:formula="of:=[.D33]/[.$D$42]" office:value-type="percentage" office:value="0.0223138491389765">
            <text:p>2,23%</text:p>
          </table:table-cell>
          <table:table-cell table:style-name="ce2" table:formula="of:=[.E33]/[.$E$42]" office:value-type="percentage" office:value="0.0140398550724638">
            <text:p>1,40%</text:p>
          </table:table-cell>
          <table:table-cell table:style-name="ce2" table:formula="of:=[.F33]/[.$F$42]" office:value-type="percentage" office:value="0.00749063670411985">
            <text:p>0,75%</text:p>
          </table:table-cell>
        </table:table-row>
        <table:table-row table:style-name="ro3">
          <table:table-cell table:style-name="Default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92">
            <text:p>92</text:p>
          </table:table-cell>
          <table:table-cell table:formula="of:=SUM([.B34:.F34])" office:value-type="float" office:value="508">
            <text:p>508</text:p>
          </table:table-cell>
          <table:table-cell/>
          <table:table-cell office:value-type="float" office:value="32">
            <text:p>32</text:p>
          </table:table-cell>
          <table:table-cell table:style-name="ce2" table:formula="of:=([.B34]/[.G34])" office:value-type="percentage" office:value="0.00393700787401575">
            <text:p>0,39%</text:p>
          </table:table-cell>
          <table:table-cell table:style-name="ce2" table:formula="of:=([.C34]/[.G34])" office:value-type="percentage" office:value="0.273622047244094">
            <text:p>27,36%</text:p>
          </table:table-cell>
          <table:table-cell table:style-name="ce2" table:formula="of:=([.D34]/[.G34])" office:value-type="percentage" office:value="0.372047244094488">
            <text:p>37,20%</text:p>
          </table:table-cell>
          <table:table-cell table:style-name="ce2" table:formula="of:=([.E34]/[.G34])" office:value-type="percentage" office:value="0.169291338582677">
            <text:p>16,93%</text:p>
          </table:table-cell>
          <table:table-cell table:style-name="ce2" table:formula="of:=([.F34]/[.G34])" office:value-type="percentage" office:value="0.181102362204724">
            <text:p>18,11%</text:p>
          </table:table-cell>
          <table:table-cell office:value-type="float" office:value="32">
            <text:p>32</text:p>
          </table:table-cell>
          <table:table-cell table:style-name="ce2" table:formula="of:=[.B34]/[.$B$42]" office:value-type="percentage" office:value="0.0333333333333333">
            <text:p>3,33%</text:p>
          </table:table-cell>
          <table:table-cell table:style-name="ce2" table:formula="of:=[.C34]/[.$C$42]" office:value-type="percentage" office:value="0.0436146846564167">
            <text:p>4,36%</text:p>
          </table:table-cell>
          <table:table-cell table:style-name="ce2" table:formula="of:=[.D34]/[.$D$42]" office:value-type="percentage" office:value="0.0458404074702886">
            <text:p>4,58%</text:p>
          </table:table-cell>
          <table:table-cell table:style-name="ce2" table:formula="of:=[.E34]/[.$E$42]" office:value-type="percentage" office:value="0.0389492753623188">
            <text:p>3,89%</text:p>
          </table:table-cell>
          <table:table-cell table:style-name="ce3" table:formula="of:=[.F34]/[.$F$42]" office:value-type="percentage" office:value="0.0492241840556447">
            <text:p>4,92%</text:p>
          </table:table-cell>
        </table:table-row>
        <table:table-row table:style-name="ro3">
          <table:table-cell table:style-name="Default"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37">
            <text:p>37</text:p>
          </table:table-cell>
          <table:table-cell table:formula="of:=SUM([.B35:.F35])" office:value-type="float" office:value="232">
            <text:p>232</text:p>
          </table:table-cell>
          <table:table-cell/>
          <table:table-cell office:value-type="float" office:value="33">
            <text:p>33</text:p>
          </table:table-cell>
          <table:table-cell table:style-name="ce2" table:formula="of:=([.B35]/[.G35])" office:value-type="percentage" office:value="0">
            <text:p>0,00%</text:p>
          </table:table-cell>
          <table:table-cell table:style-name="ce2" table:formula="of:=([.C35]/[.G35])" office:value-type="percentage" office:value="0.318965517241379">
            <text:p>31,90%</text:p>
          </table:table-cell>
          <table:table-cell table:style-name="ce2" table:formula="of:=([.D35]/[.G35])" office:value-type="percentage" office:value="0.280172413793103">
            <text:p>28,02%</text:p>
          </table:table-cell>
          <table:table-cell table:style-name="ce2" table:formula="of:=([.E35]/[.G35])" office:value-type="percentage" office:value="0.241379310344828">
            <text:p>24,14%</text:p>
          </table:table-cell>
          <table:table-cell table:style-name="ce2" table:formula="of:=([.F35]/[.G35])" office:value-type="percentage" office:value="0.15948275862069">
            <text:p>15,95%</text:p>
          </table:table-cell>
          <table:table-cell office:value-type="float" office:value="33">
            <text:p>33</text:p>
          </table:table-cell>
          <table:table-cell table:style-name="ce2" table:formula="of:=[.B35]/[.$B$42]" office:value-type="percentage" office:value="0">
            <text:p>0,00%</text:p>
          </table:table-cell>
          <table:table-cell table:style-name="ce2" table:formula="of:=[.C35]/[.$C$42]" office:value-type="percentage" office:value="0.0232193285221211">
            <text:p>2,32%</text:p>
          </table:table-cell>
          <table:table-cell table:style-name="ce2" table:formula="of:=[.D35]/[.$D$42]" office:value-type="percentage" office:value="0.0157652195003638">
            <text:p>1,58%</text:p>
          </table:table-cell>
          <table:table-cell table:style-name="ce2" table:formula="of:=[.E35]/[.$E$42]" office:value-type="percentage" office:value="0.0253623188405797">
            <text:p>2,54%</text:p>
          </table:table-cell>
          <table:table-cell table:style-name="ce2" table:formula="of:=[.F35]/[.$F$42]" office:value-type="percentage" office:value="0.019796682718031">
            <text:p>1,98%</text:p>
          </table:table-cell>
        </table:table-row>
        <table:table-row table:style-name="ro3">
          <table:table-cell table:style-name="Default" office:value-type="float" office:value="34">
            <text:p>3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83">
            <text:p>83</text:p>
          </table:table-cell>
          <table:table-cell table:formula="of:=SUM([.B36:.F36])" office:value-type="float" office:value="463">
            <text:p>463</text:p>
          </table:table-cell>
          <table:table-cell/>
          <table:table-cell office:value-type="float" office:value="34">
            <text:p>34</text:p>
          </table:table-cell>
          <table:table-cell table:style-name="ce2" table:formula="of:=([.B36]/[.G36])" office:value-type="percentage" office:value="0.00431965442764579">
            <text:p>0,43%</text:p>
          </table:table-cell>
          <table:table-cell table:style-name="ce2" table:formula="of:=([.C36]/[.G36])" office:value-type="percentage" office:value="0.332613390928726">
            <text:p>33,26%</text:p>
          </table:table-cell>
          <table:table-cell table:style-name="ce2" table:formula="of:=([.D36]/[.G36])" office:value-type="percentage" office:value="0.280777537796976">
            <text:p>28,08%</text:p>
          </table:table-cell>
          <table:table-cell table:style-name="ce2" table:formula="of:=([.E36]/[.G36])" office:value-type="percentage" office:value="0.203023758099352">
            <text:p>20,30%</text:p>
          </table:table-cell>
          <table:table-cell table:style-name="ce2" table:formula="of:=([.F36]/[.G36])" office:value-type="percentage" office:value="0.1792656587473">
            <text:p>17,93%</text:p>
          </table:table-cell>
          <table:table-cell office:value-type="float" office:value="34">
            <text:p>34</text:p>
          </table:table-cell>
          <table:table-cell table:style-name="ce2" table:formula="of:=[.B36]/[.$B$42]" office:value-type="percentage" office:value="0.0333333333333333">
            <text:p>3,33%</text:p>
          </table:table-cell>
          <table:table-cell table:style-name="ce2" table:formula="of:=[.C36]/[.$C$42]" office:value-type="percentage" office:value="0.0483213053027926">
            <text:p>4,83%</text:p>
          </table:table-cell>
          <table:table-cell table:style-name="ce2" table:formula="of:=[.D36]/[.$D$42]" office:value-type="percentage" office:value="0.0315304390007276">
            <text:p>3,15%</text:p>
          </table:table-cell>
          <table:table-cell table:style-name="ce2" table:formula="of:=[.E36]/[.$E$42]" office:value-type="percentage" office:value="0.042572463768116">
            <text:p>4,26%</text:p>
          </table:table-cell>
          <table:table-cell table:style-name="ce2" table:formula="of:=[.F36]/[.$F$42]" office:value-type="percentage" office:value="0.0444087747458534">
            <text:p>4,44%</text:p>
          </table:table-cell>
        </table:table-row>
        <table:table-row table:style-name="ro3">
          <table:table-cell table:style-name="Default"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8">
            <text:p>48</text:p>
          </table:table-cell>
          <table:table-cell table:formula="of:=SUM([.B37:.F37])" office:value-type="float" office:value="180">
            <text:p>180</text:p>
          </table:table-cell>
          <table:table-cell/>
          <table:table-cell office:value-type="float" office:value="35">
            <text:p>35</text:p>
          </table:table-cell>
          <table:table-cell table:style-name="ce2" table:formula="of:=([.B37]/[.G37])" office:value-type="percentage" office:value="0">
            <text:p>0,00%</text:p>
          </table:table-cell>
          <table:table-cell table:style-name="ce2" table:formula="of:=([.C37]/[.G37])" office:value-type="percentage" office:value="0.222222222222222">
            <text:p>22,22%</text:p>
          </table:table-cell>
          <table:table-cell table:style-name="ce2" table:formula="of:=([.D37]/[.G37])" office:value-type="percentage" office:value="0.338888888888889">
            <text:p>33,89%</text:p>
          </table:table-cell>
          <table:table-cell table:style-name="ce2" table:formula="of:=([.E37]/[.G37])" office:value-type="percentage" office:value="0.172222222222222">
            <text:p>17,22%</text:p>
          </table:table-cell>
          <table:table-cell table:style-name="ce2" table:formula="of:=([.F37]/[.G37])" office:value-type="percentage" office:value="0.266666666666667">
            <text:p>26,67%</text:p>
          </table:table-cell>
          <table:table-cell office:value-type="float" office:value="35">
            <text:p>35</text:p>
          </table:table-cell>
          <table:table-cell table:style-name="ce2" table:formula="of:=[.B37]/[.$B$42]" office:value-type="percentage" office:value="0">
            <text:p>0,00%</text:p>
          </table:table-cell>
          <table:table-cell table:style-name="ce2" table:formula="of:=[.C37]/[.$C$42]" office:value-type="percentage" office:value="0.0125509883903357">
            <text:p>1,26%</text:p>
          </table:table-cell>
          <table:table-cell table:style-name="ce2" table:formula="of:=[.D37]/[.$D$42]" office:value-type="percentage" office:value="0.0147950521464953">
            <text:p>1,48%</text:p>
          </table:table-cell>
          <table:table-cell table:style-name="ce2" table:formula="of:=[.E37]/[.$E$42]" office:value-type="percentage" office:value="0.0140398550724638">
            <text:p>1,40%</text:p>
          </table:table-cell>
          <table:table-cell table:style-name="ce2" table:formula="of:=[.F37]/[.$F$42]" office:value-type="percentage" office:value="0.0256821829855538">
            <text:p>2,57%</text:p>
          </table:table-cell>
        </table:table-row>
        <table:table-row table:style-name="ro3">
          <table:table-cell table:style-name="Default" office:value-type="float" office:value="36">
            <text:p>3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0">
            <text:p>20</text:p>
          </table:table-cell>
          <table:table-cell table:formula="of:=SUM([.B38:.F38])"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style-name="ce2" table:formula="of:=([.B38]/[.G38])" office:value-type="percentage" office:value="0.0266666666666667">
            <text:p>2,67%</text:p>
          </table:table-cell>
          <table:table-cell table:style-name="ce2" table:formula="of:=([.C38]/[.G38])" office:value-type="percentage" office:value="0.253333333333333">
            <text:p>25,33%</text:p>
          </table:table-cell>
          <table:table-cell table:style-name="ce2" table:formula="of:=([.D38]/[.G38])" office:value-type="percentage" office:value="0.273333333333333">
            <text:p>27,33%</text:p>
          </table:table-cell>
          <table:table-cell table:style-name="ce2" table:formula="of:=([.E38]/[.G38])" office:value-type="percentage" office:value="0.313333333333333">
            <text:p>31,33%</text:p>
          </table:table-cell>
          <table:table-cell table:style-name="ce2" table:formula="of:=([.F38]/[.G38])" office:value-type="percentage" office:value="0.133333333333333">
            <text:p>13,33%</text:p>
          </table:table-cell>
          <table:table-cell office:value-type="float" office:value="36">
            <text:p>36</text:p>
          </table:table-cell>
          <table:table-cell table:style-name="ce2" table:formula="of:=[.B38]/[.$B$42]" office:value-type="percentage" office:value="0.0666666666666667">
            <text:p>6,67%</text:p>
          </table:table-cell>
          <table:table-cell table:style-name="ce2" table:formula="of:=[.C38]/[.$C$42]" office:value-type="percentage" office:value="0.011923438970819">
            <text:p>1,19%</text:p>
          </table:table-cell>
          <table:table-cell table:style-name="ce2" table:formula="of:=[.D38]/[.$D$42]" office:value-type="percentage" office:value="0.00994421537715256">
            <text:p>0,99%</text:p>
          </table:table-cell>
          <table:table-cell table:style-name="ce2" table:formula="of:=[.E38]/[.$E$42]" office:value-type="percentage" office:value="0.021286231884058">
            <text:p>2,13%</text:p>
          </table:table-cell>
          <table:table-cell table:style-name="ce2" table:formula="of:=[.F38]/[.$F$42]" office:value-type="percentage" office:value="0.0107009095773141">
            <text:p>1,07%</text:p>
          </table:table-cell>
        </table:table-row>
        <table:table-row table:style-name="ro3">
          <table:table-cell table:style-name="Default"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2">
            <text:p>22</text:p>
          </table:table-cell>
          <table:table-cell table:formula="of:=SUM([.B39:.F39])" office:value-type="float" office:value="95">
            <text:p>95</text:p>
          </table:table-cell>
          <table:table-cell/>
          <table:table-cell office:value-type="float" office:value="37">
            <text:p>37</text:p>
          </table:table-cell>
          <table:table-cell table:style-name="ce2" table:formula="of:=([.B39]/[.G39])" office:value-type="percentage" office:value="0">
            <text:p>0,00%</text:p>
          </table:table-cell>
          <table:table-cell table:style-name="ce2" table:formula="of:=([.C39]/[.G39])" office:value-type="percentage" office:value="0.189473684210526">
            <text:p>18,95%</text:p>
          </table:table-cell>
          <table:table-cell table:style-name="ce2" table:formula="of:=([.D39]/[.G39])" office:value-type="percentage" office:value="0.389473684210526">
            <text:p>38,95%</text:p>
          </table:table-cell>
          <table:table-cell table:style-name="ce2" table:formula="of:=([.E39]/[.G39])" office:value-type="percentage" office:value="0.189473684210526">
            <text:p>18,95%</text:p>
          </table:table-cell>
          <table:table-cell table:style-name="ce2" table:formula="of:=([.F39]/[.G39])" office:value-type="percentage" office:value="0.231578947368421">
            <text:p>23,16%</text:p>
          </table:table-cell>
          <table:table-cell office:value-type="float" office:value="37">
            <text:p>37</text:p>
          </table:table-cell>
          <table:table-cell table:style-name="ce2" table:formula="of:=[.B39]/[.$B$42]" office:value-type="percentage" office:value="0">
            <text:p>0,00%</text:p>
          </table:table-cell>
          <table:table-cell table:style-name="ce2" table:formula="of:=[.C39]/[.$C$42]" office:value-type="percentage" office:value="0.00564794477565108">
            <text:p>0,56%</text:p>
          </table:table-cell>
          <table:table-cell table:style-name="ce2" table:formula="of:=[.D39]/[.$D$42]" office:value-type="percentage" office:value="0.00897404802328402">
            <text:p>0,90%</text:p>
          </table:table-cell>
          <table:table-cell table:style-name="ce2" table:formula="of:=[.E39]/[.$E$42]" office:value-type="percentage" office:value="0.00815217391304348">
            <text:p>0,82%</text:p>
          </table:table-cell>
          <table:table-cell table:style-name="ce2" table:formula="of:=[.F39]/[.$F$42]" office:value-type="percentage" office:value="0.0117710005350455">
            <text:p>1,18%</text:p>
          </table:table-cell>
        </table:table-row>
        <table:table-row table:style-name="ro3">
          <table:table-cell table:style-name="Default" office:value-type="float" office:value="38">
            <text:p>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 table:formula="of:=SUM([.B40:.F40])" office:value-type="float" office:value="104">
            <text:p>104</text:p>
          </table:table-cell>
          <table:table-cell/>
          <table:table-cell office:value-type="float" office:value="38">
            <text:p>38</text:p>
          </table:table-cell>
          <table:table-cell table:style-name="ce2" table:formula="of:=([.B40]/[.G40])" office:value-type="percentage" office:value="0">
            <text:p>0,00%</text:p>
          </table:table-cell>
          <table:table-cell table:style-name="ce2" table:formula="of:=([.C40]/[.G40])" office:value-type="percentage" office:value="0.355769230769231">
            <text:p>35,58%</text:p>
          </table:table-cell>
          <table:table-cell table:style-name="ce2" table:formula="of:=([.D40]/[.G40])" office:value-type="percentage" office:value="0.278846153846154">
            <text:p>27,88%</text:p>
          </table:table-cell>
          <table:table-cell table:style-name="ce2" table:formula="of:=([.E40]/[.G40])" office:value-type="percentage" office:value="0.0961538461538462">
            <text:p>9,62%</text:p>
          </table:table-cell>
          <table:table-cell table:style-name="ce2" table:formula="of:=([.F40]/[.G40])" office:value-type="percentage" office:value="0.269230769230769">
            <text:p>26,92%</text:p>
          </table:table-cell>
          <table:table-cell office:value-type="float" office:value="38">
            <text:p>38</text:p>
          </table:table-cell>
          <table:table-cell table:style-name="ce2" table:formula="of:=[.B40]/[.$B$42]" office:value-type="percentage" office:value="0">
            <text:p>0,00%</text:p>
          </table:table-cell>
          <table:table-cell table:style-name="ce2" table:formula="of:=[.C40]/[.$C$42]" office:value-type="percentage" office:value="0.0116096642610606">
            <text:p>1,16%</text:p>
          </table:table-cell>
          <table:table-cell table:style-name="ce2" table:formula="of:=[.D40]/[.$D$42]" office:value-type="percentage" office:value="0.00703371331554693">
            <text:p>0,70%</text:p>
          </table:table-cell>
          <table:table-cell table:style-name="ce2" table:formula="of:=[.E40]/[.$E$42]" office:value-type="percentage" office:value="0.00452898550724638">
            <text:p>0,45%</text:p>
          </table:table-cell>
          <table:table-cell table:style-name="ce2" table:formula="of:=[.F40]/[.$F$42]" office:value-type="percentage" office:value="0.0149812734082397">
            <text:p>1,50%</text:p>
          </table:table-cell>
        </table:table-row>
        <table:table-row table:style-name="ro3">
          <table:table-cell table:style-name="Default" office:value-type="float" office:value="39">
            <text:p>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77">
            <text:p>77</text:p>
          </table:table-cell>
          <table:table-cell table:formula="of:=SUM([.B41:.F41])" office:value-type="float" office:value="417">
            <text:p>417</text:p>
          </table:table-cell>
          <table:table-cell/>
          <table:table-cell office:value-type="float" office:value="39">
            <text:p>39</text:p>
          </table:table-cell>
          <table:table-cell table:style-name="ce2" table:formula="of:=([.B41]/[.G41])" office:value-type="percentage" office:value="0">
            <text:p>0,00%</text:p>
          </table:table-cell>
          <table:table-cell table:style-name="ce2" table:formula="of:=([.C41]/[.G41])" office:value-type="percentage" office:value="0.244604316546763">
            <text:p>24,46%</text:p>
          </table:table-cell>
          <table:table-cell table:style-name="ce2" table:formula="of:=([.D41]/[.G41])" office:value-type="percentage" office:value="0.330935251798561">
            <text:p>33,09%</text:p>
          </table:table-cell>
          <table:table-cell table:style-name="ce2" table:formula="of:=([.E41]/[.G41])" office:value-type="percentage" office:value="0.239808153477218">
            <text:p>23,98%</text:p>
          </table:table-cell>
          <table:table-cell table:style-name="ce2" table:formula="of:=([.F41]/[.G41])" office:value-type="percentage" office:value="0.184652278177458">
            <text:p>18,47%</text:p>
          </table:table-cell>
          <table:table-cell office:value-type="float" office:value="39">
            <text:p>39</text:p>
          </table:table-cell>
          <table:table-cell table:style-name="ce2" table:formula="of:=[.B41]/[.$B$42]" office:value-type="percentage" office:value="0">
            <text:p>0,00%</text:p>
          </table:table-cell>
          <table:table-cell table:style-name="ce2" table:formula="of:=[.C41]/[.$C$42]" office:value-type="percentage" office:value="0.0320050203953561">
            <text:p>3,20%</text:p>
          </table:table-cell>
          <table:table-cell table:style-name="ce2" table:formula="of:=[.D41]/[.$D$42]" office:value-type="percentage" office:value="0.0334707737084647">
            <text:p>3,35%</text:p>
          </table:table-cell>
          <table:table-cell table:style-name="ce2" table:formula="of:=[.E41]/[.$E$42]" office:value-type="percentage" office:value="0.0452898550724638">
            <text:p>4,53%</text:p>
          </table:table-cell>
          <table:table-cell table:style-name="ce2" table:formula="of:=[.F41]/[.$F$42]" office:value-type="percentage" office:value="0.0411985018726592">
            <text:p>4,12%</text:p>
          </table:table-cell>
        </table:table-row>
        <table:table-row table:style-name="ro1">
          <table:table-cell table:style-name="Default"/>
          <table:table-cell table:formula="of:=SUM([.B2:.B41])" office:value-type="float" office:value="60">
            <text:p>60</text:p>
          </table:table-cell>
          <table:table-cell table:formula="of:=SUM([.C2:.C41])" office:value-type="float" office:value="3187">
            <text:p>3187</text:p>
          </table:table-cell>
          <table:table-cell table:formula="of:=SUM([.D2:.D41])" office:value-type="float" office:value="4123">
            <text:p>4123</text:p>
          </table:table-cell>
          <table:table-cell table:formula="of:=SUM([.E2:.E41])" office:value-type="float" office:value="2208">
            <text:p>2208</text:p>
          </table:table-cell>
          <table:table-cell table:formula="of:=SUM([.F2:.F41])" office:value-type="float" office:value="1869">
            <text:p>1869</text:p>
          </table:table-cell>
          <table:table-cell table:formula="of:=SUM([.G2:.G41])" office:value-type="float" office:value="11447">
            <text:p>11447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>
            <text:p>o</text:p>
          </table:table-cell>
          <table:table-cell office:value-type="string">
            <text:p>e</text:p>
          </table:table-cell>
          <table:table-cell office:value-type="string">
            <text:p>(o-e)</text:p>
          </table:table-cell>
          <table:table-cell office:value-type="string">
            <text:p>(o-e)^2</text:p>
          </table:table-cell>
          <table:table-cell table:number-columns-repeated="16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.12806848956">
            <text:p>2,1280684896</text:p>
          </table:table-cell>
          <table:table-cell table:formula="of:=[.A45]-[.B45]" office:value-type="float" office:value="4.87193151044">
            <text:p>4,8719315104</text:p>
          </table:table-cell>
          <table:table-cell table:formula="of:=[.C45]^2" office:value-type="float" office:value="23.7357166424182">
            <text:p>23,7357166424</text:p>
          </table:table-cell>
          <table:table-cell table:formula="of:=[.D45]/[.B45]" office:value-type="float" office:value="11.15364320221">
            <text:p>11,1536432022</text:p>
          </table:table-cell>
          <table:table-cell table:number-columns-repeated="1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.4938411811">
            <text:p>1,4938411811</text:p>
          </table:table-cell>
          <table:table-cell table:formula="of:=[.A46]-[.B46]" office:value-type="float" office:value="0.5061588189">
            <text:p>0,5061588189</text:p>
          </table:table-cell>
          <table:table-cell table:formula="of:=[.C46]^2" office:value-type="float" office:value="0.256196749950243">
            <text:p>0,25619675</text:p>
          </table:table-cell>
          <table:table-cell table:formula="of:=[.D46]/[.B46]" office:value-type="float" office:value="0.171501999805355">
            <text:p>0,1715019998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.03372062549">
            <text:p>2,0337206255</text:p>
          </table:table-cell>
          <table:table-cell table:formula="of:=[.A47]-[.B47]" office:value-type="float" office:value="-2.03372062549">
            <text:p>-2,0337206255</text:p>
          </table:table-cell>
          <table:table-cell table:formula="of:=[.C47]^2" office:value-type="float" office:value="4.13601958254344">
            <text:p>4,1360195825</text:p>
          </table:table-cell>
          <table:table-cell table:formula="of:=[.D47]/[.B47]" office:value-type="float" office:value="2.03372062549">
            <text:p>2,0337206255</text:p>
          </table:table-cell>
          <table:table-cell table:number-columns-repeated="15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.18458984887">
            <text:p>1,1845898489</text:p>
          </table:table-cell>
          <table:table-cell table:formula="of:=[.A48]-[.B48]" office:value-type="float" office:value="1.81541015113">
            <text:p>1,8154101511</text:p>
          </table:table-cell>
          <table:table-cell table:formula="of:=[.C48]^2" office:value-type="float" office:value="3.29571401682585">
            <text:p>3,2957140168</text:p>
          </table:table-cell>
          <table:table-cell table:formula="of:=[.D48]/[.B48]" office:value-type="float" office:value="2.78215622054307">
            <text:p>2,7821562205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880580064646">
            <text:p>0,8805800646</text:p>
          </table:table-cell>
          <table:table-cell table:formula="of:=[.A49]-[.B49]" office:value-type="float" office:value="-0.880580064646">
            <text:p>-0,8805800646</text:p>
          </table:table-cell>
          <table:table-cell table:formula="of:=[.C49]^2" office:value-type="float" office:value="0.775421250251954">
            <text:p>0,7754212503</text:p>
          </table:table-cell>
          <table:table-cell table:formula="of:=[.D49]/[.B49]" office:value-type="float" office:value="0.880580064646">
            <text:p>0,8805800646</text:p>
          </table:table-cell>
          <table:table-cell table:number-columns-repeated="1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.32611164497">
            <text:p>1,326111645</text:p>
          </table:table-cell>
          <table:table-cell table:formula="of:=[.A50]-[.B50]" office:value-type="float" office:value="-0.32611164497">
            <text:p>-0,326111645</text:p>
          </table:table-cell>
          <table:table-cell table:formula="of:=[.C50]^2" office:value-type="float" office:value="0.106348804985039">
            <text:p>0,106348805</text:p>
          </table:table-cell>
          <table:table-cell table:formula="of:=[.D50]/[.B50]" office:value-type="float" office:value="0.0801959664470372">
            <text:p>0,0801959664</text:p>
          </table:table-cell>
          <table:table-cell table:number-columns-repeated="15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.7664016773">
            <text:p>1,7664016773</text:p>
          </table:table-cell>
          <table:table-cell table:formula="of:=[.A51]-[.B51]" office:value-type="float" office:value="4.2335983227">
            <text:p>4,2335983227</text:p>
          </table:table-cell>
          <table:table-cell table:formula="of:=[.C51]^2" office:value-type="float" office:value="17.9233547579683">
            <text:p>17,923354758</text:p>
          </table:table-cell>
          <table:table-cell table:formula="of:=[.D51]/[.B51]" office:value-type="float" office:value="10.1468171075135">
            <text:p>10,1468171075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.49497684983">
            <text:p>2,4949768498</text:p>
          </table:table-cell>
          <table:table-cell table:formula="of:=[.A52]-[.B52]" office:value-type="float" office:value="-2.49497684983">
            <text:p>-2,4949768498</text:p>
          </table:table-cell>
          <table:table-cell table:formula="of:=[.C52]^2" office:value-type="float" office:value="6.22490948118763">
            <text:p>6,2249094812</text:p>
          </table:table-cell>
          <table:table-cell table:formula="of:=[.D52]/[.B52]" office:value-type="float" office:value="2.49497684983">
            <text:p>2,4949768498</text:p>
          </table:table-cell>
          <table:table-cell table:number-columns-repeated="1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.770507556565">
            <text:p>0,7705075566</text:p>
          </table:table-cell>
          <table:table-cell table:formula="of:=[.A53]-[.B53]" office:value-type="float" office:value="0.229492443435">
            <text:p>0,2294924434</text:p>
          </table:table-cell>
          <table:table-cell table:formula="of:=[.C53]^2" office:value-type="float" office:value="0.0526667815937667">
            <text:p>0,0526667816</text:p>
          </table:table-cell>
          <table:table-cell table:formula="of:=[.D53]/[.B53]" office:value-type="float" office:value="0.0683533615537276">
            <text:p>0,0683533616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587053376431">
            <text:p>0,5870533764</text:p>
          </table:table-cell>
          <table:table-cell table:formula="of:=[.A54]-[.B54]" office:value-type="float" office:value="-0.587053376431">
            <text:p>-0,5870533764</text:p>
          </table:table-cell>
          <table:table-cell table:formula="of:=[.C54]^2" office:value-type="float" office:value="0.344631666779037">
            <text:p>0,3446316668</text:p>
          </table:table-cell>
          <table:table-cell table:formula="of:=[.D54]/[.B54]" office:value-type="float" office:value="0.587053376431">
            <text:p>0,5870533764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.69826155325">
            <text:p>1,6982615533</text:p>
          </table:table-cell>
          <table:table-cell table:formula="of:=[.A55]-[.B55]" office:value-type="float" office:value="-1.69826155325">
            <text:p>-1,6982615533</text:p>
          </table:table-cell>
          <table:table-cell table:formula="of:=[.C55]^2" office:value-type="float" office:value="2.8840923032471">
            <text:p>2,8840923032</text:p>
          </table:table-cell>
          <table:table-cell table:formula="of:=[.D55]/[.B55]" office:value-type="float" office:value="1.69826155325">
            <text:p>1,6982615533</text:p>
          </table:table-cell>
          <table:table-cell table:number-columns-repeated="1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.55787542588">
            <text:p>2,5578754259</text:p>
          </table:table-cell>
          <table:table-cell table:formula="of:=[.A56]-[.B56]" office:value-type="float" office:value="1.44212457412">
            <text:p>1,4421245741</text:p>
          </table:table-cell>
          <table:table-cell table:formula="of:=[.C56]^2" office:value-type="float" office:value="2.07972328728079">
            <text:p>2,0797232873</text:p>
          </table:table-cell>
          <table:table-cell table:formula="of:=[.D56]/[.B56]" office:value-type="float" office:value="0.81306668270027">
            <text:p>0,8130666827</text:p>
          </table:table-cell>
          <table:table-cell table:number-columns-repeated="1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.6406045252">
            <text:p>1,6406045252</text:p>
          </table:table-cell>
          <table:table-cell table:formula="of:=[.A57]-[.B57]" office:value-type="float" office:value="-0.6406045252">
            <text:p>-0,6406045252</text:p>
          </table:table-cell>
          <table:table-cell table:formula="of:=[.C57]^2" office:value-type="float" office:value="0.410374157706718">
            <text:p>0,4103741577</text:p>
          </table:table-cell>
          <table:table-cell table:formula="of:=[.D57]/[.B57]" office:value-type="float" office:value="0.250135941601581">
            <text:p>0,2501359416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330217524242">
            <text:p>0,3302175242</text:p>
          </table:table-cell>
          <table:table-cell table:formula="of:=[.A58]-[.B58]" office:value-type="float" office:value="-0.330217524242">
            <text:p>-0,3302175242</text:p>
          </table:table-cell>
          <table:table-cell table:formula="of:=[.C58]^2" office:value-type="float" office:value="0.109043613316516">
            <text:p>0,1090436133</text:p>
          </table:table-cell>
          <table:table-cell table:formula="of:=[.D58]/[.B58]" office:value-type="float" office:value="0.330217524242">
            <text:p>0,3302175242</text:p>
          </table:table-cell>
          <table:table-cell table:number-columns-repeated="1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.1752424216">
            <text:p>2,1752424216</text:p>
          </table:table-cell>
          <table:table-cell table:formula="of:=[.A59]-[.B59]" office:value-type="float" office:value="-0.1752424216">
            <text:p>-0,1752424216</text:p>
          </table:table-cell>
          <table:table-cell table:formula="of:=[.C59]^2" office:value-type="float" office:value="0.0307099063282322">
            <text:p>0,0307099063</text:p>
          </table:table-cell>
          <table:table-cell table:formula="of:=[.D59]/[.B59]" office:value-type="float" office:value="0.0141179236039556">
            <text:p>0,0141179236</text:p>
          </table:table-cell>
          <table:table-cell table:number-columns-repeated="1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.99702978946">
            <text:p>1,9970297895</text:p>
          </table:table-cell>
          <table:table-cell table:formula="of:=[.A60]-[.B60]" office:value-type="float" office:value="0.00297021054000002">
            <text:p>0,0029702105</text:p>
          </table:table-cell>
          <table:table-cell table:formula="of:=[.C60]^2" office:value-type="float" office:value="0.0000088221506519272">
            <text:p>8,8221506519272E-006</text:p>
          </table:table-cell>
          <table:table-cell table:formula="of:=[.D60]/[.B60]" office:value-type="float" office:value="0.00000441763598043909">
            <text:p>4,41763598043909E-006</text:p>
          </table:table-cell>
          <table:table-cell table:number-columns-repeated="15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.01275443348">
            <text:p>2,0127544335</text:p>
          </table:table-cell>
          <table:table-cell table:formula="of:=[.A61]-[.B61]" office:value-type="float" office:value="0.98724556652">
            <text:p>0,9872455665</text:p>
          </table:table-cell>
          <table:table-cell table:formula="of:=[.C61]^2" office:value-type="float" office:value="0.974653808613396">
            <text:p>0,9746538086</text:p>
          </table:table-cell>
          <table:table-cell table:formula="of:=[.D61]/[.B61]" office:value-type="float" office:value="0.484238808471158">
            <text:p>0,4842388085</text:p>
          </table:table-cell>
          <table:table-cell table:number-columns-repeated="1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.87236830611">
            <text:p>2,8723683061</text:p>
          </table:table-cell>
          <table:table-cell table:formula="of:=[.A62]-[.B62]" office:value-type="float" office:value="-0.87236830611">
            <text:p>-0,8723683061</text:p>
          </table:table-cell>
          <table:table-cell table:formula="of:=[.C62]^2" office:value-type="float" office:value="0.76102646150523">
            <text:p>0,7610264615</text:p>
          </table:table-cell>
          <table:table-cell table:formula="of:=[.D62]/[.B62]" office:value-type="float" office:value="0.264947381534047">
            <text:p>0,2649473815</text:p>
          </table:table-cell>
          <table:table-cell table:number-columns-repeated="1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.2212806849">
            <text:p>1,2212806849</text:p>
          </table:table-cell>
          <table:table-cell table:formula="of:=[.A63]-[.B63]" office:value-type="float" office:value="0.7787193151">
            <text:p>0,7787193151</text:p>
          </table:table-cell>
          <table:table-cell table:formula="of:=[.C63]^2" office:value-type="float" office:value="0.606403771709813">
            <text:p>0,6064037717</text:p>
          </table:table-cell>
          <table:table-cell table:formula="of:=[.D63]/[.B63]" office:value-type="float" office:value="0.496531042542007">
            <text:p>0,4965310425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.02847907749">
            <text:p>2,0284790775</text:p>
          </table:table-cell>
          <table:table-cell table:formula="of:=[.A64]-[.B64]" office:value-type="float" office:value="-2.02847907749">
            <text:p>-2,0284790775</text:p>
          </table:table-cell>
          <table:table-cell table:formula="of:=[.C64]^2" office:value-type="float" office:value="4.11472736781468">
            <text:p>4,1147273678</text:p>
          </table:table-cell>
          <table:table-cell table:formula="of:=[.D64]/[.B64]" office:value-type="float" office:value="2.02847907749">
            <text:p>2,0284790775</text:p>
          </table:table-cell>
          <table:table-cell table:number-columns-repeated="1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.92775399668">
            <text:p>0,9277539967</text:p>
          </table:table-cell>
          <table:table-cell table:formula="of:=[.A65]-[.B65]" office:value-type="float" office:value="1.07224600332">
            <text:p>1,0722460033</text:p>
          </table:table-cell>
          <table:table-cell table:formula="of:=[.C65]^2" office:value-type="float" office:value="1.14971149163571">
            <text:p>1,1497114916</text:p>
          </table:table-cell>
          <table:table-cell table:formula="of:=[.D65]/[.B65]" office:value-type="float" office:value="1.23924175562703">
            <text:p>1,2392417556</text:p>
          </table:table-cell>
          <table:table-cell table:number-columns-repeated="1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.880580064646">
            <text:p>0,8805800646</text:p>
          </table:table-cell>
          <table:table-cell table:formula="of:=[.A66]-[.B66]" office:value-type="float" office:value="0.119419935354">
            <text:p>0,1194199354</text:p>
          </table:table-cell>
          <table:table-cell table:formula="of:=[.C66]^2" office:value-type="float" office:value="0.0142611209599535">
            <text:p>0,014261121</text:p>
          </table:table-cell>
          <table:table-cell table:formula="of:=[.D66]/[.B66]" office:value-type="float" office:value="0.0161951440107682">
            <text:p>0,016195144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980169476719">
            <text:p>0,9801694767</text:p>
          </table:table-cell>
          <table:table-cell table:formula="of:=[.A67]-[.B67]" office:value-type="float" office:value="-0.980169476719">
            <text:p>-0,9801694767</text:p>
          </table:table-cell>
          <table:table-cell table:formula="of:=[.C67]^2" office:value-type="float" office:value="0.960732203091598">
            <text:p>0,9607322031</text:p>
          </table:table-cell>
          <table:table-cell table:formula="of:=[.D67]/[.B67]" office:value-type="float" office:value="0.980169476719">
            <text:p>0,9801694767</text:p>
          </table:table-cell>
          <table:table-cell table:number-columns-repeated="15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.849130776623">
            <text:p>0,8491307766</text:p>
          </table:table-cell>
          <table:table-cell table:formula="of:=[.A68]-[.B68]" office:value-type="float" office:value="2.150869223377">
            <text:p>2,1508692234</text:p>
          </table:table-cell>
          <table:table-cell table:formula="of:=[.C68]^2" office:value-type="float" office:value="4.62623841607038">
            <text:p>4,6262384161</text:p>
          </table:table-cell>
          <table:table-cell table:formula="of:=[.D68]/[.B68]" office:value-type="float" office:value="5.44820485069328">
            <text:p>5,4482048507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.50956582511">
            <text:p>1,5095658251</text:p>
          </table:table-cell>
          <table:table-cell table:formula="of:=[.A69]-[.B69]" office:value-type="float" office:value="-1.50956582511">
            <text:p>-1,5095658251</text:p>
          </table:table-cell>
          <table:table-cell table:formula="of:=[.C69]^2" office:value-type="float" office:value="2.27878898034003">
            <text:p>2,2787889803</text:p>
          </table:table-cell>
          <table:table-cell table:formula="of:=[.D69]/[.B69]" office:value-type="float" office:value="1.50956582511">
            <text:p>1,5095658251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.21079758889">
            <text:p>1,2107975889</text:p>
          </table:table-cell>
          <table:table-cell table:formula="of:=[.A70]-[.B70]" office:value-type="float" office:value="-1.21079758889">
            <text:p>-1,2107975889</text:p>
          </table:table-cell>
          <table:table-cell table:formula="of:=[.C70]^2" office:value-type="float" office:value="1.46603080126184">
            <text:p>1,4660308013</text:p>
          </table:table-cell>
          <table:table-cell table:formula="of:=[.D70]/[.B70]" office:value-type="float" office:value="1.21079758889">
            <text:p>1,2107975889</text:p>
          </table:table-cell>
          <table:table-cell table:number-columns-repeated="1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.68253690923">
            <text:p>1,6825369092</text:p>
          </table:table-cell>
          <table:table-cell table:formula="of:=[.A71]-[.B71]" office:value-type="float" office:value="-0.68253690923">
            <text:p>-0,6825369092</text:p>
          </table:table-cell>
          <table:table-cell table:formula="of:=[.C71]^2" office:value-type="float" office:value="0.465856632461241">
            <text:p>0,4658566325</text:p>
          </table:table-cell>
          <table:table-cell table:formula="of:=[.D71]/[.B71]" office:value-type="float" office:value="0.276877511515891">
            <text:p>0,2768775115</text:p>
          </table:table-cell>
          <table:table-cell table:number-columns-repeated="1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.20555604088">
            <text:p>1,2055560409</text:p>
          </table:table-cell>
          <table:table-cell table:formula="of:=[.A72]-[.B72]" office:value-type="float" office:value="0.79444395912">
            <text:p>0,7944439591</text:p>
          </table:table-cell>
          <table:table-cell table:formula="of:=[.C72]^2" office:value-type="float" office:value="0.63114120418226">
            <text:p>0,6311412042</text:p>
          </table:table-cell>
          <table:table-cell table:formula="of:=[.D72]/[.B72]" office:value-type="float" office:value="0.523527055383968">
            <text:p>0,5235270554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.52004892111">
            <text:p>1,5200489211</text:p>
          </table:table-cell>
          <table:table-cell table:formula="of:=[.A73]-[.B73]" office:value-type="float" office:value="-1.52004892111">
            <text:p>-1,5200489211</text:p>
          </table:table-cell>
          <table:table-cell table:formula="of:=[.C73]^2" office:value-type="float" office:value="2.31054872256767">
            <text:p>2,3105487226</text:p>
          </table:table-cell>
          <table:table-cell table:formula="of:=[.D73]/[.B73]" office:value-type="float" office:value="1.52004892111">
            <text:p>1,5200489211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.68253690923">
            <text:p>1,6825369092</text:p>
          </table:table-cell>
          <table:table-cell table:formula="of:=[.A74]-[.B74]" office:value-type="float" office:value="-1.68253690923">
            <text:p>-1,6825369092</text:p>
          </table:table-cell>
          <table:table-cell table:formula="of:=[.C74]^2" office:value-type="float" office:value="2.83093045092124">
            <text:p>2,8309304509</text:p>
          </table:table-cell>
          <table:table-cell table:formula="of:=[.D74]/[.B74]" office:value-type="float" office:value="1.68253690923">
            <text:p>1,6825369092</text:p>
          </table:table-cell>
          <table:table-cell table:number-columns-repeated="15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.12806848956">
            <text:p>2,1280684896</text:p>
          </table:table-cell>
          <table:table-cell table:formula="of:=[.A75]-[.B75]" office:value-type="float" office:value="2.87193151044">
            <text:p>2,8719315104</text:p>
          </table:table-cell>
          <table:table-cell table:formula="of:=[.C75]^2" office:value-type="float" office:value="8.24799060065818">
            <text:p>8,2479906007</text:p>
          </table:table-cell>
          <table:table-cell table:formula="of:=[.D75]/[.B75]" office:value-type="float" office:value="3.87581068989163">
            <text:p>3,8758106899</text:p>
          </table:table-cell>
          <table:table-cell table:number-columns-repeated="1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.959203284703">
            <text:p>0,9592032847</text:p>
          </table:table-cell>
          <table:table-cell table:formula="of:=[.A76]-[.B76]" office:value-type="float" office:value="1.040796715297">
            <text:p>1,0407967153</text:p>
          </table:table-cell>
          <table:table-cell table:formula="of:=[.C76]^2" office:value-type="float" office:value="1.08325780257302">
            <text:p>1,0832578026</text:p>
          </table:table-cell>
          <table:table-cell table:formula="of:=[.D76]/[.B76]" office:value-type="float" office:value="1.12933078925854">
            <text:p>1,1293307893</text:p>
          </table:table-cell>
          <table:table-cell table:number-columns-repeated="1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.66270638595">
            <text:p>2,662706386</text:p>
          </table:table-cell>
          <table:table-cell table:formula="of:=[.A77]-[.B77]" office:value-type="float" office:value="-0.66270638595">
            <text:p>-0,662706386</text:p>
          </table:table-cell>
          <table:table-cell table:formula="of:=[.C77]^2" office:value-type="float" office:value="0.43917975397891">
            <text:p>0,439179754</text:p>
          </table:table-cell>
          <table:table-cell table:formula="of:=[.D77]/[.B77]" office:value-type="float" office:value="0.164937357080105">
            <text:p>0,1649373571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.21603913689">
            <text:p>1,2160391369</text:p>
          </table:table-cell>
          <table:table-cell table:formula="of:=[.A78]-[.B78]" office:value-type="float" office:value="-1.21603913689">
            <text:p>-1,2160391369</text:p>
          </table:table-cell>
          <table:table-cell table:formula="of:=[.C78]^2" office:value-type="float" office:value="1.47875118244818">
            <text:p>1,4787511824</text:p>
          </table:table-cell>
          <table:table-cell table:formula="of:=[.D78]/[.B78]" office:value-type="float" office:value="1.21603913689">
            <text:p>1,2160391369</text:p>
          </table:table-cell>
          <table:table-cell table:number-columns-repeated="1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.42683672578">
            <text:p>2,4268367258</text:p>
          </table:table-cell>
          <table:table-cell table:formula="of:=[.A79]-[.B79]" office:value-type="float" office:value="-0.42683672578">
            <text:p>-0,4268367258</text:p>
          </table:table-cell>
          <table:table-cell table:formula="of:=[.C79]^2" office:value-type="float" office:value="0.182189590474591">
            <text:p>0,1821895905</text:p>
          </table:table-cell>
          <table:table-cell table:formula="of:=[.D79]/[.B79]" office:value-type="float" office:value="0.0750728668884941">
            <text:p>0,0750728669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943478640692">
            <text:p>0,9434786407</text:p>
          </table:table-cell>
          <table:table-cell table:formula="of:=[.A80]-[.B80]" office:value-type="float" office:value="-0.943478640692">
            <text:p>-0,9434786407</text:p>
          </table:table-cell>
          <table:table-cell table:formula="of:=[.C80]^2" office:value-type="float" office:value="0.890151945442024">
            <text:p>0,8901519454</text:p>
          </table:table-cell>
          <table:table-cell table:formula="of:=[.D80]/[.B80]" office:value-type="float" office:value="0.943478640692">
            <text:p>0,9434786407</text:p>
          </table:table-cell>
          <table:table-cell table:number-columns-repeated="1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.786232200577">
            <text:p>0,7862322006</text:p>
          </table:table-cell>
          <table:table-cell table:formula="of:=[.A81]-[.B81]" office:value-type="float" office:value="3.213767799423">
            <text:p>3,2137677994</text:p>
          </table:table-cell>
          <table:table-cell table:formula="of:=[.C81]^2" office:value-type="float" office:value="10.3283034686082">
            <text:p>10,3283034686</text:p>
          </table:table-cell>
          <table:table-cell table:formula="of:=[.D81]/[.B81]" office:value-type="float" office:value="13.1364544227881">
            <text:p>13,1364544228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497947060365">
            <text:p>0,4979470604</text:p>
          </table:table-cell>
          <table:table-cell table:formula="of:=[.A82]-[.B82]" office:value-type="float" office:value="-0.497947060365">
            <text:p>-0,4979470604</text:p>
          </table:table-cell>
          <table:table-cell table:formula="of:=[.C82]^2" office:value-type="float" office:value="0.247951274926145">
            <text:p>0,2479512749</text:p>
          </table:table-cell>
          <table:table-cell table:formula="of:=[.D82]/[.B82]" office:value-type="float" office:value="0.497947060365">
            <text:p>0,4979470604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5451209924">
            <text:p>0,5451209924</text:p>
          </table:table-cell>
          <table:table-cell table:formula="of:=[.A83]-[.B83]" office:value-type="float" office:value="-0.5451209924">
            <text:p>-0,5451209924</text:p>
          </table:table-cell>
          <table:table-cell table:formula="of:=[.C83]^2" office:value-type="float" office:value="0.297156896355161">
            <text:p>0,2971568964</text:p>
          </table:table-cell>
          <table:table-cell table:formula="of:=[.D83]/[.B83]" office:value-type="float" office:value="0.5451209924">
            <text:p>0,5451209924</text:p>
          </table:table-cell>
          <table:table-cell table:number-columns-repeated="15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.1857255176">
            <text:p>2,1857255176</text:p>
          </table:table-cell>
          <table:table-cell table:formula="of:=[.A84]-[.B84]" office:value-type="float" office:value="-2.1857255176">
            <text:p>-2,1857255176</text:p>
          </table:table-cell>
          <table:table-cell table:formula="of:=[.C84]^2" office:value-type="float" office:value="4.77739603828779">
            <text:p>4,7773960383</text:p>
          </table:table-cell>
          <table:table-cell table:formula="of:=[.D84]/[.B84]" office:value-type="float" office:value="2.1857255176">
            <text:p>2,1857255176</text:p>
          </table:table-cell>
          <table:table-cell table:number-columns-repeated="15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13.035904604">
            <text:p>113,035904604</text:p>
          </table:table-cell>
          <table:table-cell table:formula="of:=[.A85]-[.B85]" office:value-type="float" office:value="16.964095396">
            <text:p>16,964095396</text:p>
          </table:table-cell>
          <table:table-cell table:formula="of:=[.C85]^2" office:value-type="float" office:value="287.780532604589">
            <text:p>287,7805326046</text:p>
          </table:table-cell>
          <table:table-cell table:formula="of:=[.D85]/[.B85]" office:value-type="float" office:value="2.54592143631507">
            <text:p>2,5459214363</text:p>
          </table:table-cell>
          <table:table-cell table:number-columns-repeated="15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79.3478640692">
            <text:p>79,3478640692</text:p>
          </table:table-cell>
          <table:table-cell table:formula="of:=[.A86]-[.B86]" office:value-type="float" office:value="-16.3478640692">
            <text:p>-16,3478640692</text:p>
          </table:table-cell>
          <table:table-cell table:formula="of:=[.C86]^2" office:value-type="float" office:value="267.25265962504">
            <text:p>267,252659625</text:p>
          </table:table-cell>
          <table:table-cell table:formula="of:=[.D86]/[.B86]" office:value-type="float" office:value="3.36811409809301">
            <text:p>3,3681140981</text:p>
          </table:table-cell>
          <table:table-cell table:number-columns-repeated="15"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108.024460557">
            <text:p>108,024460557</text:p>
          </table:table-cell>
          <table:table-cell table:formula="of:=[.A87]-[.B87]" office:value-type="float" office:value="6.975539443">
            <text:p>6,975539443</text:p>
          </table:table-cell>
          <table:table-cell table:formula="of:=[.C87]^2" office:value-type="float" office:value="48.6581505208488">
            <text:p>48,6581505208</text:p>
          </table:table-cell>
          <table:table-cell table:formula="of:=[.D87]/[.B87]" office:value-type="float" office:value="0.450436412919405">
            <text:p>0,4504364129</text:p>
          </table:table-cell>
          <table:table-cell table:number-columns-repeated="15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62.9214641391">
            <text:p>62,9214641391</text:p>
          </table:table-cell>
          <table:table-cell table:formula="of:=[.A88]-[.B88]" office:value-type="float" office:value="-0.921464139100003">
            <text:p>-0,9214641391</text:p>
          </table:table-cell>
          <table:table-cell table:formula="of:=[.C88]^2" office:value-type="float" office:value="0.84909615964731">
            <text:p>0,8490961596</text:p>
          </table:table-cell>
          <table:table-cell table:formula="of:=[.D88]/[.B88]" office:value-type="float" office:value="0.0134945391253169">
            <text:p>0,0134945391</text:p>
          </table:table-cell>
          <table:table-cell table:number-columns-repeated="15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46.7734777671">
            <text:p>46,7734777671</text:p>
          </table:table-cell>
          <table:table-cell table:formula="of:=[.A89]-[.B89]" office:value-type="float" office:value="1.2265222329">
            <text:p>1,2265222329</text:p>
          </table:table-cell>
          <table:table-cell table:formula="of:=[.C89]^2" office:value-type="float" office:value="1.50435678779801">
            <text:p>1,5043567878</text:p>
          </table:table-cell>
          <table:table-cell table:formula="of:=[.D89]/[.B89]" office:value-type="float" office:value="0.0321626028171067">
            <text:p>0,0321626028</text:p>
          </table:table-cell>
          <table:table-cell table:number-columns-repeated="15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70.4386302088">
            <text:p>70,4386302088</text:p>
          </table:table-cell>
          <table:table-cell table:formula="of:=[.A90]-[.B90]" office:value-type="float" office:value="-6.43863020880001">
            <text:p>-6,4386302088</text:p>
          </table:table-cell>
          <table:table-cell table:formula="of:=[.C90]^2" office:value-type="float" office:value="41.455958965672">
            <text:p>41,4559589657</text:p>
          </table:table-cell>
          <table:table-cell table:formula="of:=[.D90]/[.B90]" office:value-type="float" office:value="0.588540107080232">
            <text:p>0,5885401071</text:p>
          </table:table-cell>
          <table:table-cell table:number-columns-repeated="15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93.8253690923">
            <text:p>93,8253690923</text:p>
          </table:table-cell>
          <table:table-cell table:formula="of:=[.A91]-[.B91]" office:value-type="float" office:value="1.17463090770001">
            <text:p>1,1746309077</text:p>
          </table:table-cell>
          <table:table-cell table:formula="of:=[.C91]^2" office:value-type="float" office:value="1.37975776932414">
            <text:p>1,3797577693</text:p>
          </table:table-cell>
          <table:table-cell table:formula="of:=[.D91]/[.B91]" office:value-type="float" office:value="0.0147055938353604">
            <text:p>0,0147055938</text:p>
          </table:table-cell>
          <table:table-cell table:number-columns-repeated="15"/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32.524853673">
            <text:p>132,524853673</text:p>
          </table:table-cell>
          <table:table-cell table:formula="of:=[.A92]-[.B92]" office:value-type="float" office:value="-23.524853673">
            <text:p>-23,524853673</text:p>
          </table:table-cell>
          <table:table-cell table:formula="of:=[.C92]^2" office:value-type="float" office:value="553.418740336061">
            <text:p>553,4187403361</text:p>
          </table:table-cell>
          <table:table-cell table:formula="of:=[.D92]/[.B92]" office:value-type="float" office:value="4.17596190448624">
            <text:p>4,1759619045</text:p>
          </table:table-cell>
          <table:table-cell table:number-columns-repeated="15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40.9267930462">
            <text:p>40,9267930462</text:p>
          </table:table-cell>
          <table:table-cell table:formula="of:=[.A93]-[.B93]" office:value-type="float" office:value="-1.9267930462">
            <text:p>-1,9267930462</text:p>
          </table:table-cell>
          <table:table-cell table:formula="of:=[.C93]^2" office:value-type="float" office:value="3.71253144288466">
            <text:p>3,7125314429</text:p>
          </table:table-cell>
          <table:table-cell table:formula="of:=[.D93]/[.B93]" office:value-type="float" office:value="0.0907115160157746">
            <text:p>0,090711516</text:p>
          </table:table-cell>
          <table:table-cell table:number-columns-repeated="15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1.1823185114">
            <text:p>31,1823185114</text:p>
          </table:table-cell>
          <table:table-cell table:formula="of:=[.A94]-[.B94]" office:value-type="float" office:value="-17.1823185114">
            <text:p>-17,1823185114</text:p>
          </table:table-cell>
          <table:table-cell table:formula="of:=[.C94]^2" office:value-type="float" office:value="295.232069427199">
            <text:p>295,2320694272</text:p>
          </table:table-cell>
          <table:table-cell table:formula="of:=[.D94]/[.B94]" office:value-type="float" office:value="9.46793194095765">
            <text:p>9,467931941</text:p>
          </table:table-cell>
          <table:table-cell table:number-columns-repeated="15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90.2059928366">
            <text:p>90,2059928366</text:p>
          </table:table-cell>
          <table:table-cell table:formula="of:=[.A95]-[.B95]" office:value-type="float" office:value="-1.2059928366">
            <text:p>-1,2059928366</text:p>
          </table:table-cell>
          <table:table-cell table:formula="of:=[.C95]^2" office:value-type="float" office:value="1.45441872193052">
            <text:p>1,4544187219</text:p>
          </table:table-cell>
          <table:table-cell table:formula="of:=[.D95]/[.B95]" office:value-type="float" office:value="0.0161233048514312">
            <text:p>0,0161233049</text:p>
          </table:table-cell>
          <table:table-cell table:number-columns-repeated="15"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135.865816371">
            <text:p>135,865816371</text:p>
          </table:table-cell>
          <table:table-cell table:formula="of:=[.A96]-[.B96]" office:value-type="float" office:value="0.134183629000006">
            <text:p>0,134183629</text:p>
          </table:table-cell>
          <table:table-cell table:formula="of:=[.C96]^2" office:value-type="float" office:value="0.0180052462916113">
            <text:p>0,0180052463</text:p>
          </table:table-cell>
          <table:table-cell table:formula="of:=[.D96]/[.B96]" office:value-type="float" office:value="0.0001325222691957">
            <text:p>0,0001325223</text:p>
          </table:table-cell>
          <table:table-cell table:number-columns-repeated="15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87.143443697">
            <text:p>87,143443697</text:p>
          </table:table-cell>
          <table:table-cell table:formula="of:=[.A97]-[.B97]" office:value-type="float" office:value="-2.14344369699999">
            <text:p>-2,143443697</text:p>
          </table:table-cell>
          <table:table-cell table:formula="of:=[.C97]^2" office:value-type="float" office:value="4.59435088220901">
            <text:p>4,5943508822</text:p>
          </table:table-cell>
          <table:table-cell table:formula="of:=[.D97]/[.B97]" office:value-type="float" office:value="0.0527217044369245">
            <text:p>0,0527217044</text:p>
          </table:table-cell>
          <table:table-cell table:number-columns-repeated="15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7.5400541627">
            <text:p>17,5400541627</text:p>
          </table:table-cell>
          <table:table-cell table:formula="of:=[.A98]-[.B98]" office:value-type="float" office:value="-5.5400541627">
            <text:p>-5,5400541627</text:p>
          </table:table-cell>
          <table:table-cell table:formula="of:=[.C98]^2" office:value-type="float" office:value="30.6922001256496">
            <text:p>30,6922001256</text:p>
          </table:table-cell>
          <table:table-cell table:formula="of:=[.D98]/[.B98]" office:value-type="float" office:value="1.7498349686353">
            <text:p>1,7498349686</text:p>
          </table:table-cell>
          <table:table-cell table:number-columns-repeated="15"/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15.541626627">
            <text:p>115,541626627</text:p>
          </table:table-cell>
          <table:table-cell table:formula="of:=[.A99]-[.B99]" office:value-type="float" office:value="44.458373373">
            <text:p>44,458373373</text:p>
          </table:table-cell>
          <table:table-cell table:formula="of:=[.C99]^2" office:value-type="float" office:value="1976.54696297308">
            <text:p>1976,5469629731</text:p>
          </table:table-cell>
          <table:table-cell table:formula="of:=[.D99]/[.B99]" office:value-type="float" office:value="17.1067953660884">
            <text:p>17,1067953661</text:p>
          </table:table-cell>
          <table:table-cell table:number-columns-repeated="15"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106.07556565">
            <text:p>106,07556565</text:p>
          </table:table-cell>
          <table:table-cell table:formula="of:=[.A100]-[.B100]" office:value-type="float" office:value="-5.07556565">
            <text:p>-5,07556565</text:p>
          </table:table-cell>
          <table:table-cell table:formula="of:=[.C100]^2" office:value-type="float" office:value="25.7613666674599">
            <text:p>25,7613666675</text:p>
          </table:table-cell>
          <table:table-cell table:formula="of:=[.D100]/[.B100]" office:value-type="float" office:value="0.242858631105117">
            <text:p>0,2428586311</text:p>
          </table:table-cell>
          <table:table-cell table:number-columns-repeated="15"/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106.910806325">
            <text:p>106,910806325</text:p>
          </table:table-cell>
          <table:table-cell table:formula="of:=[.A101]-[.B101]" office:value-type="float" office:value="-3.910806325">
            <text:p>-3,910806325</text:p>
          </table:table-cell>
          <table:table-cell table:formula="of:=[.C101]^2" office:value-type="float" office:value="15.29440611166">
            <text:p>15,2944061117</text:p>
          </table:table-cell>
          <table:table-cell table:formula="of:=[.D101]/[.B101]" office:value-type="float" office:value="0.143057625673183">
            <text:p>0,1430576257</text:p>
          </table:table-cell>
          <table:table-cell table:number-columns-repeated="15"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152.570629859">
            <text:p>152,570629859</text:p>
          </table:table-cell>
          <table:table-cell table:formula="of:=[.A102]-[.B102]" office:value-type="float" office:value="12.429370141">
            <text:p>12,429370141</text:p>
          </table:table-cell>
          <table:table-cell table:formula="of:=[.C102]^2" office:value-type="float" office:value="154.489242101982">
            <text:p>154,489242102</text:p>
          </table:table-cell>
          <table:table-cell table:formula="of:=[.D102]/[.B102]" office:value-type="float" office:value="1.01257523970869">
            <text:p>1,0125752397</text:p>
          </table:table-cell>
          <table:table-cell table:number-columns-repeated="15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64.870359046">
            <text:p>64,870359046</text:p>
          </table:table-cell>
          <table:table-cell table:formula="of:=[.A103]-[.B103]" office:value-type="float" office:value="-7.870359046">
            <text:p>-7,870359046</text:p>
          </table:table-cell>
          <table:table-cell table:formula="of:=[.C103]^2" office:value-type="float" office:value="61.9425515129541">
            <text:p>61,942551513</text:p>
          </table:table-cell>
          <table:table-cell table:formula="of:=[.D103]/[.B103]" office:value-type="float" office:value="0.95486679007018">
            <text:p>0,9548667901</text:p>
          </table:table-cell>
          <table:table-cell table:number-columns-repeated="15"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107.746046999">
            <text:p>107,746046999</text:p>
          </table:table-cell>
          <table:table-cell table:formula="of:=[.A104]-[.B104]" office:value-type="float" office:value="-0.746046999000001">
            <text:p>-0,746046999</text:p>
          </table:table-cell>
          <table:table-cell table:formula="of:=[.C104]^2" office:value-type="float" office:value="0.556586124716907">
            <text:p>0,5565861247</text:p>
          </table:table-cell>
          <table:table-cell table:formula="of:=[.D104]/[.B104]" office:value-type="float" office:value="0.00516572199369943">
            <text:p>0,005165722</text:p>
          </table:table-cell>
          <table:table-cell table:number-columns-repeated="15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49.2791997903">
            <text:p>49,2791997903</text:p>
          </table:table-cell>
          <table:table-cell table:formula="of:=[.A105]-[.B105]" office:value-type="float" office:value="8.7208002097">
            <text:p>8,7208002097</text:p>
          </table:table-cell>
          <table:table-cell table:formula="of:=[.C105]^2" office:value-type="float" office:value="76.0523562975036">
            <text:p>76,0523562975</text:p>
          </table:table-cell>
          <table:table-cell table:formula="of:=[.D105]/[.B105]" office:value-type="float" office:value="1.54329527713787">
            <text:p>1,5432952771</text:p>
          </table:table-cell>
          <table:table-cell table:number-columns-repeated="15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46.7734777671">
            <text:p>46,7734777671</text:p>
          </table:table-cell>
          <table:table-cell table:formula="of:=[.A106]-[.B106]" office:value-type="float" office:value="10.2265222329">
            <text:p>10,2265222329</text:p>
          </table:table-cell>
          <table:table-cell table:formula="of:=[.C106]^2" office:value-type="float" office:value="104.581756979998">
            <text:p>104,58175698</text:p>
          </table:table-cell>
          <table:table-cell table:formula="of:=[.D106]/[.B106]" office:value-type="float" office:value="2.2359200549667">
            <text:p>2,235920055</text:p>
          </table:table-cell>
          <table:table-cell table:number-columns-repeated="15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52.0633353717">
            <text:p>52,0633353717</text:p>
          </table:table-cell>
          <table:table-cell table:formula="of:=[.A107]-[.B107]" office:value-type="float" office:value="11.9366646283">
            <text:p>11,9366646283</text:p>
          </table:table-cell>
          <table:table-cell table:formula="of:=[.C107]^2" office:value-type="float" office:value="142.483962448508">
            <text:p>142,4839624485</text:p>
          </table:table-cell>
          <table:table-cell table:formula="of:=[.D107]/[.B107]" office:value-type="float" office:value="2.73674288117081">
            <text:p>2,7367428812</text:p>
          </table:table-cell>
          <table:table-cell table:number-columns-repeated="15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5.1029964183">
            <text:p>45,1029964183</text:p>
          </table:table-cell>
          <table:table-cell table:formula="of:=[.A108]-[.B108]" office:value-type="float" office:value="-5.1029964183">
            <text:p>-5,1029964183</text:p>
          </table:table-cell>
          <table:table-cell table:formula="of:=[.C108]^2" office:value-type="float" office:value="26.0405724451826">
            <text:p>26,0405724452</text:p>
          </table:table-cell>
          <table:table-cell table:formula="of:=[.D108]/[.B108]" office:value-type="float" office:value="0.577357925484015">
            <text:p>0,5773579255</text:p>
          </table:table-cell>
          <table:table-cell table:number-columns-repeated="15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80.1831047436">
            <text:p>80,1831047436</text:p>
          </table:table-cell>
          <table:table-cell table:formula="of:=[.A109]-[.B109]" office:value-type="float" office:value="4.8168952564">
            <text:p>4,8168952564</text:p>
          </table:table-cell>
          <table:table-cell table:formula="of:=[.C109]^2" office:value-type="float" office:value="23.2024799111288">
            <text:p>23,2024799111</text:p>
          </table:table-cell>
          <table:table-cell table:formula="of:=[.D109]/[.B109]" office:value-type="float" office:value="0.289368689143716">
            <text:p>0,2893686891</text:p>
          </table:table-cell>
          <table:table-cell table:number-columns-repeated="15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4.3135319298">
            <text:p>64,3135319298</text:p>
          </table:table-cell>
          <table:table-cell table:formula="of:=[.A110]-[.B110]" office:value-type="float" office:value="-1.31353192980001">
            <text:p>-1,3135319298</text:p>
          </table:table-cell>
          <table:table-cell table:formula="of:=[.C110]^2" office:value-type="float" office:value="1.72536613060413">
            <text:p>1,7253661306</text:p>
          </table:table-cell>
          <table:table-cell table:formula="of:=[.D110]/[.B110]" office:value-type="float" office:value="0.0268274199664141">
            <text:p>0,02682742</text:p>
          </table:table-cell>
          <table:table-cell table:number-columns-repeated="15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89.3707521621">
            <text:p>89,3707521621</text:p>
          </table:table-cell>
          <table:table-cell table:formula="of:=[.A111]-[.B111]" office:value-type="float" office:value="-6.3707521621">
            <text:p>-6,3707521621</text:p>
          </table:table-cell>
          <table:table-cell table:formula="of:=[.C111]^2" office:value-type="float" office:value="40.5864831109019">
            <text:p>40,5864831109</text:p>
          </table:table-cell>
          <table:table-cell table:formula="of:=[.D111]/[.B111]" office:value-type="float" office:value="0.454136080641756">
            <text:p>0,4541360806</text:p>
          </table:table-cell>
          <table:table-cell table:number-columns-repeated="15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64.0351183716">
            <text:p>64,0351183716</text:p>
          </table:table-cell>
          <table:table-cell table:formula="of:=[.A112]-[.B112]" office:value-type="float" office:value="-5.03511837160001">
            <text:p>-5,0351183716</text:p>
          </table:table-cell>
          <table:table-cell table:formula="of:=[.C112]^2" office:value-type="float" office:value="25.3524170160239">
            <text:p>25,352417016</text:p>
          </table:table-cell>
          <table:table-cell table:formula="of:=[.D112]/[.B112]" office:value-type="float" office:value="0.395914267994355">
            <text:p>0,395914268</text:p>
          </table:table-cell>
          <table:table-cell table:number-columns-repeated="15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80.7399318599">
            <text:p>80,7399318599</text:p>
          </table:table-cell>
          <table:table-cell table:formula="of:=[.A113]-[.B113]" office:value-type="float" office:value="-0.739931859899997">
            <text:p>-0,7399318599</text:p>
          </table:table-cell>
          <table:table-cell table:formula="of:=[.C113]^2" office:value-type="float" office:value="0.547499157295069">
            <text:p>0,5474991573</text:p>
          </table:table-cell>
          <table:table-cell table:formula="of:=[.D113]/[.B113]" office:value-type="float" office:value="0.0067810207995356">
            <text:p>0,0067810208</text:p>
          </table:table-cell>
          <table:table-cell table:number-columns-repeated="15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89.3707521621">
            <text:p>89,3707521621</text:p>
          </table:table-cell>
          <table:table-cell table:formula="of:=[.A114]-[.B114]" office:value-type="float" office:value="-8.3707521621">
            <text:p>-8,3707521621</text:p>
          </table:table-cell>
          <table:table-cell table:formula="of:=[.C114]^2" office:value-type="float" office:value="70.0694917593019">
            <text:p>70,0694917593</text:p>
          </table:table-cell>
          <table:table-cell table:formula="of:=[.D114]/[.B114]" office:value-type="float" office:value="0.784031577044472">
            <text:p>0,784031577</text:p>
          </table:table-cell>
          <table:table-cell table:number-columns-repeated="15"/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113.035904604">
            <text:p>113,035904604</text:p>
          </table:table-cell>
          <table:table-cell table:formula="of:=[.A115]-[.B115]" office:value-type="float" office:value="3.964095396">
            <text:p>3,964095396</text:p>
          </table:table-cell>
          <table:table-cell table:formula="of:=[.C115]^2" office:value-type="float" office:value="15.7140523085884">
            <text:p>15,7140523086</text:p>
          </table:table-cell>
          <table:table-cell table:formula="of:=[.D115]/[.B115]" office:value-type="float" office:value="0.139018238175203">
            <text:p>0,1390182382</text:p>
          </table:table-cell>
          <table:table-cell table:number-columns-repeated="15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50.9496811392">
            <text:p>50,9496811392</text:p>
          </table:table-cell>
          <table:table-cell table:formula="of:=[.A116]-[.B116]" office:value-type="float" office:value="-6.9496811392">
            <text:p>-6,9496811392</text:p>
          </table:table-cell>
          <table:table-cell table:formula="of:=[.C116]^2" office:value-type="float" office:value="48.2980679365523">
            <text:p>48,2980679366</text:p>
          </table:table-cell>
          <table:table-cell table:formula="of:=[.D116]/[.B116]" office:value-type="float" office:value="0.947956235576759">
            <text:p>0,9479562356</text:p>
          </table:table-cell>
          <table:table-cell table:number-columns-repeated="15"/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141.434087534">
            <text:p>141,434087534</text:p>
          </table:table-cell>
          <table:table-cell table:formula="of:=[.A117]-[.B117]" office:value-type="float" office:value="-2.43408753400001">
            <text:p>-2,434087534</text:p>
          </table:table-cell>
          <table:table-cell table:formula="of:=[.C117]^2" office:value-type="float" office:value="5.92478212317427">
            <text:p>5,9247821232</text:p>
          </table:table-cell>
          <table:table-cell table:formula="of:=[.D117]/[.B117]" office:value-type="float" office:value="0.0418907649950369">
            <text:p>0,041890765</text:p>
          </table:table-cell>
          <table:table-cell table:number-columns-repeated="15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64.5919454879">
            <text:p>64,5919454879</text:p>
          </table:table-cell>
          <table:table-cell table:formula="of:=[.A118]-[.B118]" office:value-type="float" office:value="9.40805451209999">
            <text:p>9,4080545121</text:p>
          </table:table-cell>
          <table:table-cell table:formula="of:=[.C118]^2" office:value-type="float" office:value="88.5114897026451">
            <text:p>88,5114897026</text:p>
          </table:table-cell>
          <table:table-cell table:formula="of:=[.D118]/[.B118]" office:value-type="float" office:value="1.37031775454458">
            <text:p>1,3703177545</text:p>
          </table:table-cell>
          <table:table-cell table:number-columns-repeated="15"/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128.905477418">
            <text:p>128,905477418</text:p>
          </table:table-cell>
          <table:table-cell table:formula="of:=[.A119]-[.B119]" office:value-type="float" office:value="25.094522582">
            <text:p>25,094522582</text:p>
          </table:table-cell>
          <table:table-cell table:formula="of:=[.C119]^2" office:value-type="float" office:value="629.735063618508">
            <text:p>629,7350636185</text:p>
          </table:table-cell>
          <table:table-cell table:formula="of:=[.D119]/[.B119]" office:value-type="float" office:value="4.88524674228136">
            <text:p>4,8852467423</text:p>
          </table:table-cell>
          <table:table-cell table:number-columns-repeated="15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50.1144404648">
            <text:p>50,1144404648</text:p>
          </table:table-cell>
          <table:table-cell table:formula="of:=[.A120]-[.B120]" office:value-type="float" office:value="-10.1144404648">
            <text:p>-10,1144404648</text:p>
          </table:table-cell>
          <table:table-cell table:formula="of:=[.C120]^2" office:value-type="float" office:value="102.301905915984">
            <text:p>102,301905916</text:p>
          </table:table-cell>
          <table:table-cell table:formula="of:=[.D120]/[.B120]" office:value-type="float" office:value="2.04136582125146">
            <text:p>2,0413658213</text:p>
          </table:table-cell>
          <table:table-cell table:number-columns-repeated="15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41.7620337206">
            <text:p>41,7620337206</text:p>
          </table:table-cell>
          <table:table-cell table:formula="of:=[.A121]-[.B121]" office:value-type="float" office:value="-3.7620337206">
            <text:p>-3,7620337206</text:p>
          </table:table-cell>
          <table:table-cell table:formula="of:=[.C121]^2" office:value-type="float" office:value="14.1528977149315">
            <text:p>14,1528977149</text:p>
          </table:table-cell>
          <table:table-cell table:formula="of:=[.D121]/[.B121]" office:value-type="float" office:value="0.338893881692123">
            <text:p>0,3388938817</text:p>
          </table:table-cell>
          <table:table-cell table:number-columns-repeated="15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6.4492880231">
            <text:p>26,4492880231</text:p>
          </table:table-cell>
          <table:table-cell table:formula="of:=[.A122]-[.B122]" office:value-type="float" office:value="-8.4492880231">
            <text:p>-8,4492880231</text:p>
          </table:table-cell>
          <table:table-cell table:formula="of:=[.C122]^2" office:value-type="float" office:value="71.3904680973011">
            <text:p>71,3904680973</text:p>
          </table:table-cell>
          <table:table-cell table:formula="of:=[.D122]/[.B122]" office:value-type="float" office:value="2.69914517301754">
            <text:p>2,699145173</text:p>
          </table:table-cell>
          <table:table-cell table:number-columns-repeated="15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28.9550100463">
            <text:p>28,9550100463</text:p>
          </table:table-cell>
          <table:table-cell table:formula="of:=[.A123]-[.B123]" office:value-type="float" office:value="8.0449899537">
            <text:p>8,0449899537</text:p>
          </table:table-cell>
          <table:table-cell table:formula="of:=[.C123]^2" office:value-type="float" office:value="64.7218633551339">
            <text:p>64,7218633551</text:p>
          </table:table-cell>
          <table:table-cell table:formula="of:=[.D123]/[.B123]" office:value-type="float" office:value="2.23525611808256">
            <text:p>2,2352561181</text:p>
          </table:table-cell>
          <table:table-cell table:number-columns-repeated="15"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116.098453743">
            <text:p>116,098453743</text:p>
          </table:table-cell>
          <table:table-cell table:formula="of:=[.A124]-[.B124]" office:value-type="float" office:value="-14.098453743">
            <text:p>-14,098453743</text:p>
          </table:table-cell>
          <table:table-cell table:formula="of:=[.C124]^2" office:value-type="float" office:value="198.766397943511">
            <text:p>198,7663979435</text:p>
          </table:table-cell>
          <table:table-cell table:formula="of:=[.D124]/[.B124]" office:value-type="float" office:value="1.71205034636816">
            <text:p>1,7120503464</text:p>
          </table:table-cell>
          <table:table-cell table:number-columns-repeated="15"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146.233773041">
            <text:p>146,233773041</text:p>
          </table:table-cell>
          <table:table-cell table:formula="of:=[.A125]-[.B125]" office:value-type="float" office:value="18.766226959">
            <text:p>18,766226959</text:p>
          </table:table-cell>
          <table:table-cell table:formula="of:=[.C125]^2" office:value-type="float" office:value="352.171274276698">
            <text:p>352,1712742767</text:p>
          </table:table-cell>
          <table:table-cell table:formula="of:=[.D125]/[.B125]" office:value-type="float" office:value="2.40827591980383">
            <text:p>2,4082759198</text:p>
          </table:table-cell>
          <table:table-cell table:number-columns-repeated="15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102.651786494">
            <text:p>102,651786494</text:p>
          </table:table-cell>
          <table:table-cell table:formula="of:=[.A126]-[.B126]" office:value-type="float" office:value="-10.651786494">
            <text:p>-10,651786494</text:p>
          </table:table-cell>
          <table:table-cell table:formula="of:=[.C126]^2" office:value-type="float" office:value="113.460555513761">
            <text:p>113,4605555138</text:p>
          </table:table-cell>
          <table:table-cell table:formula="of:=[.D126]/[.B126]" office:value-type="float" office:value="1.10529547890911">
            <text:p>1,1052954789</text:p>
          </table:table-cell>
          <table:table-cell table:number-columns-repeated="15"/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139.750502315">
            <text:p>139,750502315</text:p>
          </table:table-cell>
          <table:table-cell table:formula="of:=[.A127]-[.B127]" office:value-type="float" office:value="-12.750502315">
            <text:p>-12,750502315</text:p>
          </table:table-cell>
          <table:table-cell table:formula="of:=[.C127]^2" office:value-type="float" office:value="162.575309284821">
            <text:p>162,5753092848</text:p>
          </table:table-cell>
          <table:table-cell table:formula="of:=[.D127]/[.B127]" office:value-type="float" office:value="1.16332540199657">
            <text:p>1,163325402</text:p>
          </table:table-cell>
          <table:table-cell table:number-columns-repeated="15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81.4010657814">
            <text:p>81,4010657814</text:p>
          </table:table-cell>
          <table:table-cell table:formula="of:=[.A128]-[.B128]" office:value-type="float" office:value="-19.4010657814">
            <text:p>-19,4010657814</text:p>
          </table:table-cell>
          <table:table-cell table:formula="of:=[.C128]^2" office:value-type="float" office:value="376.40135345421">
            <text:p>376,4013534542</text:p>
          </table:table-cell>
          <table:table-cell table:formula="of:=[.D128]/[.B128]" office:value-type="float" office:value="4.62403470815756">
            <text:p>4,6240347082</text:p>
          </table:table-cell>
          <table:table-cell table:number-columns-repeated="15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60.5105267756">
            <text:p>60,5105267756</text:p>
          </table:table-cell>
          <table:table-cell table:formula="of:=[.A129]-[.B129]" office:value-type="float" office:value="8.4894732244">
            <text:p>8,4894732244</text:p>
          </table:table-cell>
          <table:table-cell table:formula="of:=[.C129]^2" office:value-type="float" office:value="72.0711556278046">
            <text:p>72,0711556278</text:p>
          </table:table-cell>
          <table:table-cell table:formula="of:=[.D129]/[.B129]" office:value-type="float" office:value="1.19105153215864">
            <text:p>1,1910515322</text:p>
          </table:table-cell>
          <table:table-cell table:number-columns-repeated="15"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91.1259718704">
            <text:p>91,1259718704</text:p>
          </table:table-cell>
          <table:table-cell table:formula="of:=[.A130]-[.B130]" office:value-type="float" office:value="9.87402812960001">
            <text:p>9,8740281296</text:p>
          </table:table-cell>
          <table:table-cell table:formula="of:=[.C130]^2" office:value-type="float" office:value="97.4964315041322">
            <text:p>97,4964315041</text:p>
          </table:table-cell>
          <table:table-cell table:formula="of:=[.D130]/[.B130]" office:value-type="float" office:value="1.06990827645484">
            <text:p>1,0699082765</text:p>
          </table:table-cell>
          <table:table-cell table:number-columns-repeated="15"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121.381235258">
            <text:p>121,381235258</text:p>
          </table:table-cell>
          <table:table-cell table:formula="of:=[.A131]-[.B131]" office:value-type="float" office:value="20.618764742">
            <text:p>20,618764742</text:p>
          </table:table-cell>
          <table:table-cell table:formula="of:=[.C131]^2" office:value-type="float" office:value="425.133459485942">
            <text:p>425,1334594859</text:p>
          </table:table-cell>
          <table:table-cell table:formula="of:=[.D131]/[.B131]" office:value-type="float" office:value="3.50246443432798">
            <text:p>3,5024644343</text:p>
          </table:table-cell>
          <table:table-cell table:number-columns-repeated="15"/>
        </table:table-row>
        <table:table-row table:style-name="ro3">
          <table:table-cell office:value-type="float" office:value="214">
            <text:p>214</text:p>
          </table:table-cell>
          <table:table-cell office:value-type="float" office:value="171.446492531">
            <text:p>171,446492531</text:p>
          </table:table-cell>
          <table:table-cell table:formula="of:=[.A132]-[.B132]" office:value-type="float" office:value="42.553507469">
            <text:p>42,553507469</text:p>
          </table:table-cell>
          <table:table-cell table:formula="of:=[.C132]^2" office:value-type="float" office:value="1810.80099791424">
            <text:p>1810,8009979142</text:p>
          </table:table-cell>
          <table:table-cell table:formula="of:=[.D132]/[.B132]" office:value-type="float" office:value="10.5619016824554">
            <text:p>10,5619016825</text:p>
          </table:table-cell>
          <table:table-cell table:number-columns-repeated="15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2.9467109286">
            <text:p>52,9467109286</text:p>
          </table:table-cell>
          <table:table-cell table:formula="of:=[.A133]-[.B133]" office:value-type="float" office:value="8.0532890714">
            <text:p>8,0532890714</text:p>
          </table:table-cell>
          <table:table-cell table:formula="of:=[.C133]^2" office:value-type="float" office:value="64.8554648675307">
            <text:p>64,8554648675</text:p>
          </table:table-cell>
          <table:table-cell table:formula="of:=[.D133]/[.B133]" office:value-type="float" office:value="1.22491961691426">
            <text:p>1,2249196169</text:p>
          </table:table-cell>
          <table:table-cell table:number-columns-repeated="15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40.3403511837">
            <text:p>40,3403511837</text:p>
          </table:table-cell>
          <table:table-cell table:formula="of:=[.A134]-[.B134]" office:value-type="float" office:value="15.6596488163">
            <text:p>15,6596488163</text:p>
          </table:table-cell>
          <table:table-cell table:formula="of:=[.C134]^2" office:value-type="float" office:value="245.224601049846">
            <text:p>245,2246010498</text:p>
          </table:table-cell>
          <table:table-cell table:formula="of:=[.D134]/[.B134]" office:value-type="float" office:value="6.07889108186376">
            <text:p>6,0788910819</text:p>
          </table:table-cell>
          <table:table-cell table:number-columns-repeated="15"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116.698873067">
            <text:p>116,698873067</text:p>
          </table:table-cell>
          <table:table-cell table:formula="of:=[.A135]-[.B135]" office:value-type="float" office:value="-3.69887306699999">
            <text:p>-3,698873067</text:p>
          </table:table-cell>
          <table:table-cell table:formula="of:=[.C135]^2" office:value-type="float" office:value="13.6816619657779">
            <text:p>13,6816619658</text:p>
          </table:table-cell>
          <table:table-cell table:formula="of:=[.D135]/[.B135]" office:value-type="float" office:value="0.117239023875774">
            <text:p>0,1172390239</text:p>
          </table:table-cell>
          <table:table-cell table:number-columns-repeated="15"/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175.768673015">
            <text:p>175,768673015</text:p>
          </table:table-cell>
          <table:table-cell table:formula="of:=[.A136]-[.B136]" office:value-type="float" office:value="-4.76867301499999">
            <text:p>-4,768673015</text:p>
          </table:table-cell>
          <table:table-cell table:formula="of:=[.C136]^2" office:value-type="float" office:value="22.7402423239891">
            <text:p>22,740242324</text:p>
          </table:table-cell>
          <table:table-cell table:formula="of:=[.D136]/[.B136]" office:value-type="float" office:value="0.129375968617846">
            <text:p>0,1293759686</text:p>
          </table:table-cell>
          <table:table-cell table:number-columns-repeated="15"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112.73687429">
            <text:p>112,73687429</text:p>
          </table:table-cell>
          <table:table-cell table:formula="of:=[.A137]-[.B137]" office:value-type="float" office:value="3.26312571">
            <text:p>3,26312571</text:p>
          </table:table-cell>
          <table:table-cell table:formula="of:=[.C137]^2" office:value-type="float" office:value="10.647989399263">
            <text:p>10,6479893993</text:p>
          </table:table-cell>
          <table:table-cell table:formula="of:=[.D137]/[.B137]" office:value-type="float" office:value="0.0944499256904401">
            <text:p>0,0944499257</text:p>
          </table:table-cell>
          <table:table-cell table:number-columns-repeated="15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22.6914475408">
            <text:p>22,6914475408</text:p>
          </table:table-cell>
          <table:table-cell table:formula="of:=[.A138]-[.B138]" office:value-type="float" office:value="0.308552459200001">
            <text:p>0,3085524592</text:p>
          </table:table-cell>
          <table:table-cell table:formula="of:=[.C138]^2" office:value-type="float" office:value="0.0952046200783685">
            <text:p>0,0952046201</text:p>
          </table:table-cell>
          <table:table-cell table:formula="of:=[.D138]/[.B138]" office:value-type="float" office:value="0.00419561686874261">
            <text:p>0,0041956169</text:p>
          </table:table-cell>
          <table:table-cell table:number-columns-repeated="15"/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49.475408404">
            <text:p>149,475408404</text:p>
          </table:table-cell>
          <table:table-cell table:formula="of:=[.A139]-[.B139]" office:value-type="float" office:value="-12.475408404">
            <text:p>-12,475408404</text:p>
          </table:table-cell>
          <table:table-cell table:formula="of:=[.C139]^2" office:value-type="float" office:value="155.635814846594">
            <text:p>155,6358148466</text:p>
          </table:table-cell>
          <table:table-cell table:formula="of:=[.D139]/[.B139]" office:value-type="float" office:value="1.04121351136197">
            <text:p>1,0412135114</text:p>
          </table:table-cell>
          <table:table-cell table:number-columns-repeated="15"/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137.229230366">
            <text:p>137,229230366</text:p>
          </table:table-cell>
          <table:table-cell table:formula="of:=[.A140]-[.B140]" office:value-type="float" office:value="8.770769634">
            <text:p>8,770769634</text:p>
          </table:table-cell>
          <table:table-cell table:formula="of:=[.C140]^2" office:value-type="float" office:value="76.9263999726966">
            <text:p>76,9263999727</text:p>
          </table:table-cell>
          <table:table-cell table:formula="of:=[.D140]/[.B140]" office:value-type="float" office:value="0.56056861768829">
            <text:p>0,5605686177</text:p>
          </table:table-cell>
          <table:table-cell table:number-columns-repeated="15"/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38.309775487">
            <text:p>138,309775487</text:p>
          </table:table-cell>
          <table:table-cell table:formula="of:=[.A141]-[.B141]" office:value-type="float" office:value="1.690224513">
            <text:p>1,690224513</text:p>
          </table:table-cell>
          <table:table-cell table:formula="of:=[.C141]^2" office:value-type="float" office:value="2.8568589043461">
            <text:p>2,8568589043</text:p>
          </table:table-cell>
          <table:table-cell table:formula="of:=[.D141]/[.B141]" office:value-type="float" office:value="0.0206555096650751">
            <text:p>0,0206555097</text:p>
          </table:table-cell>
          <table:table-cell table:number-columns-repeated="15"/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197.379575435">
            <text:p>197,379575435</text:p>
          </table:table-cell>
          <table:table-cell table:formula="of:=[.A142]-[.B142]" office:value-type="float" office:value="-12.379575435">
            <text:p>-12,379575435</text:p>
          </table:table-cell>
          <table:table-cell table:formula="of:=[.C142]^2" office:value-type="float" office:value="153.253887950855">
            <text:p>153,2538879509</text:p>
          </table:table-cell>
          <table:table-cell table:formula="of:=[.D142]/[.B142]" office:value-type="float" office:value="0.776442484553444">
            <text:p>0,7764424846</text:p>
          </table:table-cell>
          <table:table-cell table:number-columns-repeated="15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83.9223377304">
            <text:p>83,9223377304</text:p>
          </table:table-cell>
          <table:table-cell table:formula="of:=[.A143]-[.B143]" office:value-type="float" office:value="-0.922337730400002">
            <text:p>-0,9223377304</text:p>
          </table:table-cell>
          <table:table-cell table:formula="of:=[.C143]^2" office:value-type="float" office:value="0.850706888919428">
            <text:p>0,8507068889</text:p>
          </table:table-cell>
          <table:table-cell table:formula="of:=[.D143]/[.B143]" office:value-type="float" office:value="0.0101368349825087">
            <text:p>0,010136835</text:p>
          </table:table-cell>
          <table:table-cell table:number-columns-repeated="15"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139.390320608">
            <text:p>139,390320608</text:p>
          </table:table-cell>
          <table:table-cell table:formula="of:=[.A144]-[.B144]" office:value-type="float" office:value="-13.390320608">
            <text:p>-13,390320608</text:p>
          </table:table-cell>
          <table:table-cell table:formula="of:=[.C144]^2" office:value-type="float" office:value="179.300685985029">
            <text:p>179,300685985</text:p>
          </table:table-cell>
          <table:table-cell table:formula="of:=[.D144]/[.B144]" office:value-type="float" office:value="1.28632092388443">
            <text:p>1,2863209239</text:p>
          </table:table-cell>
          <table:table-cell table:number-columns-repeated="15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63.7521621386">
            <text:p>63,7521621386</text:p>
          </table:table-cell>
          <table:table-cell table:formula="of:=[.A145]-[.B145]" office:value-type="float" office:value="-2.7521621386">
            <text:p>-2,7521621386</text:p>
          </table:table-cell>
          <table:table-cell table:formula="of:=[.C145]^2" office:value-type="float" office:value="7.57439643714332">
            <text:p>7,5743964371</text:p>
          </table:table-cell>
          <table:table-cell table:formula="of:=[.D145]/[.B145]" office:value-type="float" office:value="0.118810032209986">
            <text:p>0,1188100322</text:p>
          </table:table-cell>
          <table:table-cell table:number-columns-repeated="15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60.5105267756">
            <text:p>60,5105267756</text:p>
          </table:table-cell>
          <table:table-cell table:formula="of:=[.A146]-[.B146]" office:value-type="float" office:value="-10.5105267756">
            <text:p>-10,5105267756</text:p>
          </table:table-cell>
          <table:table-cell table:formula="of:=[.C146]^2" office:value-type="float" office:value="110.471173100605">
            <text:p>110,4711731006</text:p>
          </table:table-cell>
          <table:table-cell table:formula="of:=[.D146]/[.B146]" office:value-type="float" office:value="1.82565214661378">
            <text:p>1,8256521466</text:p>
          </table:table-cell>
          <table:table-cell table:number-columns-repeated="15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67.3539792085">
            <text:p>67,3539792085</text:p>
          </table:table-cell>
          <table:table-cell table:formula="of:=[.A147]-[.B147]" office:value-type="float" office:value="-9.35397920849999">
            <text:p>-9,3539792085</text:p>
          </table:table-cell>
          <table:table-cell table:formula="of:=[.C147]^2" office:value-type="float" office:value="87.4969270330502">
            <text:p>87,4969270331</text:p>
          </table:table-cell>
          <table:table-cell table:formula="of:=[.D147]/[.B147]" office:value-type="float" office:value="1.29906099181157">
            <text:p>1,2990609918</text:p>
          </table:table-cell>
          <table:table-cell table:number-columns-repeated="15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58.3494365336">
            <text:p>58,3494365336</text:p>
          </table:table-cell>
          <table:table-cell table:formula="of:=[.A148]-[.B148]" office:value-type="float" office:value="0.650563466400001">
            <text:p>0,6505634664</text:p>
          </table:table-cell>
          <table:table-cell table:formula="of:=[.C148]^2" office:value-type="float" office:value="0.423232823814386">
            <text:p>0,4232328238</text:p>
          </table:table-cell>
          <table:table-cell table:formula="of:=[.D148]/[.B148]" office:value-type="float" office:value="0.00725341749565432">
            <text:p>0,0072534175</text:p>
          </table:table-cell>
          <table:table-cell table:number-columns-repeated="15"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03.732331615">
            <text:p>103,732331615</text:p>
          </table:table-cell>
          <table:table-cell table:formula="of:=[.A149]-[.B149]" office:value-type="float" office:value="0.267668384999993">
            <text:p>0,267668385</text:p>
          </table:table-cell>
          <table:table-cell table:formula="of:=[.C149]^2" office:value-type="float" office:value="0.0716463643285046">
            <text:p>0,0716463643</text:p>
          </table:table-cell>
          <table:table-cell table:formula="of:=[.D149]/[.B149]" office:value-type="float" office:value="0.000690684989077642">
            <text:p>0,000690685</text:p>
          </table:table-cell>
          <table:table-cell table:number-columns-repeated="15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83.2019743164">
            <text:p>83,2019743164</text:p>
          </table:table-cell>
          <table:table-cell table:formula="of:=[.A150]-[.B150]" office:value-type="float" office:value="2.7980256836">
            <text:p>2,7980256836</text:p>
          </table:table-cell>
          <table:table-cell table:formula="of:=[.C150]^2" office:value-type="float" office:value="7.82894772608526">
            <text:p>7,8289477261</text:p>
          </table:table-cell>
          <table:table-cell table:formula="of:=[.D150]/[.B150]" office:value-type="float" office:value="0.0940956965313513">
            <text:p>0,0940956965</text:p>
          </table:table-cell>
          <table:table-cell table:number-columns-repeated="15"/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115.618327946">
            <text:p>115,618327946</text:p>
          </table:table-cell>
          <table:table-cell table:formula="of:=[.A151]-[.B151]" office:value-type="float" office:value="8.38167205400001">
            <text:p>8,381672054</text:p>
          </table:table-cell>
          <table:table-cell table:formula="of:=[.C151]^2" office:value-type="float" office:value="70.2524264208047">
            <text:p>70,2524264208</text:p>
          </table:table-cell>
          <table:table-cell table:formula="of:=[.D151]/[.B151]" office:value-type="float" office:value="0.607623615294077">
            <text:p>0,6076236153</text:p>
          </table:table-cell>
          <table:table-cell table:number-columns-repeated="15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82.8417926094">
            <text:p>82,8417926094</text:p>
          </table:table-cell>
          <table:table-cell table:formula="of:=[.A152]-[.B152]" office:value-type="float" office:value="12.1582073906">
            <text:p>12,1582073906</text:p>
          </table:table-cell>
          <table:table-cell table:formula="of:=[.C152]^2" office:value-type="float" office:value="147.82200695284">
            <text:p>147,8220069528</text:p>
          </table:table-cell>
          <table:table-cell table:formula="of:=[.D152]/[.B152]" office:value-type="float" office:value="1.78438928343599">
            <text:p>1,7843892834</text:p>
          </table:table-cell>
          <table:table-cell table:number-columns-repeated="15"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104.452695029">
            <text:p>104,452695029</text:p>
          </table:table-cell>
          <table:table-cell table:formula="of:=[.A153]-[.B153]" office:value-type="float" office:value="21.547304971">
            <text:p>21,547304971</text:p>
          </table:table-cell>
          <table:table-cell table:formula="of:=[.C153]^2" office:value-type="float" office:value="464.286351513281">
            <text:p>464,2863515133</text:p>
          </table:table-cell>
          <table:table-cell table:formula="of:=[.D153]/[.B153]" office:value-type="float" office:value="4.44494372676912">
            <text:p>4,4449437268</text:p>
          </table:table-cell>
          <table:table-cell table:number-columns-repeated="15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15.618327946">
            <text:p>115,618327946</text:p>
          </table:table-cell>
          <table:table-cell table:formula="of:=[.A154]-[.B154]" office:value-type="float" office:value="-20.618327946">
            <text:p>-20,618327946</text:p>
          </table:table-cell>
          <table:table-cell table:formula="of:=[.C154]^2" office:value-type="float" office:value="425.115447288804">
            <text:p>425,1154472888</text:p>
          </table:table-cell>
          <table:table-cell table:formula="of:=[.D154]/[.B154]" office:value-type="float" office:value="3.67688631068386">
            <text:p>3,6768863107</text:p>
          </table:table-cell>
          <table:table-cell table:number-columns-repeated="15"/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146.233773041">
            <text:p>146,233773041</text:p>
          </table:table-cell>
          <table:table-cell table:formula="of:=[.A155]-[.B155]" office:value-type="float" office:value="7.76622695899999">
            <text:p>7,766226959</text:p>
          </table:table-cell>
          <table:table-cell table:formula="of:=[.C155]^2" office:value-type="float" office:value="60.3142811786983">
            <text:p>60,3142811787</text:p>
          </table:table-cell>
          <table:table-cell table:formula="of:=[.D155]/[.B155]" office:value-type="float" office:value="0.412451104313556">
            <text:p>0,4124511043</text:p>
          </table:table-cell>
          <table:table-cell table:number-columns-repeated="15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65.9132523805">
            <text:p>65,9132523805</text:p>
          </table:table-cell>
          <table:table-cell table:formula="of:=[.A156]-[.B156]" office:value-type="float" office:value="26.0867476195">
            <text:p>26,0867476195</text:p>
          </table:table-cell>
          <table:table-cell table:formula="of:=[.C156]^2" office:value-type="float" office:value="680.518401363489">
            <text:p>680,5184013635</text:p>
          </table:table-cell>
          <table:table-cell table:formula="of:=[.D156]/[.B156]" office:value-type="float" office:value="10.3244548977045">
            <text:p>10,3244548977</text:p>
          </table:table-cell>
          <table:table-cell table:number-columns-repeated="15"/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182.972307155">
            <text:p>182,972307155</text:p>
          </table:table-cell>
          <table:table-cell table:formula="of:=[.A157]-[.B157]" office:value-type="float" office:value="6.02769284499999">
            <text:p>6,027692845</text:p>
          </table:table-cell>
          <table:table-cell table:formula="of:=[.C157]^2" office:value-type="float" office:value="36.3330810336641">
            <text:p>36,3330810337</text:p>
          </table:table-cell>
          <table:table-cell table:formula="of:=[.D157]/[.B157]" office:value-type="float" office:value="0.1985714756435">
            <text:p>0,1985714756</text:p>
          </table:table-cell>
          <table:table-cell table:number-columns-repeated="15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83.5621560234">
            <text:p>83,5621560234</text:p>
          </table:table-cell>
          <table:table-cell table:formula="of:=[.A158]-[.B158]" office:value-type="float" office:value="-18.5621560234">
            <text:p>-18,5621560234</text:p>
          </table:table-cell>
          <table:table-cell table:formula="of:=[.C158]^2" office:value-type="float" office:value="344.553636237045">
            <text:p>344,553636237</text:p>
          </table:table-cell>
          <table:table-cell table:formula="of:=[.D158]/[.B158]" office:value-type="float" office:value="4.12332152057637">
            <text:p>4,1233215206</text:p>
          </table:table-cell>
          <table:table-cell table:number-columns-repeated="15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66.76413034">
            <text:p>166,76413034</text:p>
          </table:table-cell>
          <table:table-cell table:formula="of:=[.A159]-[.B159]" office:value-type="float" office:value="-36.76413034">
            <text:p>-36,76413034</text:p>
          </table:table-cell>
          <table:table-cell table:formula="of:=[.C159]^2" office:value-type="float" office:value="1351.60127965651">
            <text:p>1351,6012796565</text:p>
          </table:table-cell>
          <table:table-cell table:formula="of:=[.D159]/[.B159]" office:value-type="float" office:value="8.10486809663957">
            <text:p>8,1048680966</text:p>
          </table:table-cell>
          <table:table-cell table:number-columns-repeated="15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64.8327072595">
            <text:p>64,8327072595</text:p>
          </table:table-cell>
          <table:table-cell table:formula="of:=[.A160]-[.B160]" office:value-type="float" office:value="-3.8327072595">
            <text:p>-3,8327072595</text:p>
          </table:table-cell>
          <table:table-cell table:formula="of:=[.C160]^2" office:value-type="float" office:value="14.689644937024">
            <text:p>14,689644937</text:p>
          </table:table-cell>
          <table:table-cell table:formula="of:=[.D160]/[.B160]" office:value-type="float" office:value="0.22657768829901">
            <text:p>0,2265776883</text:p>
          </table:table-cell>
          <table:table-cell table:number-columns-repeated="15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54.0272560496">
            <text:p>54,0272560496</text:p>
          </table:table-cell>
          <table:table-cell table:formula="of:=[.A161]-[.B161]" office:value-type="float" office:value="-13.0272560496">
            <text:p>-13,0272560496</text:p>
          </table:table-cell>
          <table:table-cell table:formula="of:=[.C161]^2" office:value-type="float" office:value="169.70940018184">
            <text:p>169,7094001818</text:p>
          </table:table-cell>
          <table:table-cell table:formula="of:=[.D161]/[.B161]" office:value-type="float" office:value="3.1411811850307">
            <text:p>3,141181185</text:p>
          </table:table-cell>
          <table:table-cell table:number-columns-repeated="15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4.2172621648">
            <text:p>34,2172621648</text:p>
          </table:table-cell>
          <table:table-cell table:formula="of:=[.A162]-[.B162]" office:value-type="float" office:value="2.7827378352">
            <text:p>2,7827378352</text:p>
          </table:table-cell>
          <table:table-cell table:formula="of:=[.C162]^2" office:value-type="float" office:value="7.7436298594536">
            <text:p>7,7436298595</text:p>
          </table:table-cell>
          <table:table-cell table:formula="of:=[.D162]/[.B162]" office:value-type="float" office:value="0.226307698791273">
            <text:p>0,2263076988</text:p>
          </table:table-cell>
          <table:table-cell table:number-columns-repeated="15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37.4588975277">
            <text:p>37,4588975277</text:p>
          </table:table-cell>
          <table:table-cell table:formula="of:=[.A163]-[.B163]" office:value-type="float" office:value="-8.4588975277">
            <text:p>-8,4588975277</text:p>
          </table:table-cell>
          <table:table-cell table:formula="of:=[.C163]^2" office:value-type="float" office:value="71.5529473841292">
            <text:p>71,5529473841</text:p>
          </table:table-cell>
          <table:table-cell table:formula="of:=[.D163]/[.B163]" office:value-type="float" office:value="1.91017227165368">
            <text:p>1,9101722717</text:p>
          </table:table-cell>
          <table:table-cell table:number-columns-repeated="15"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50.195771818">
            <text:p>150,195771818</text:p>
          </table:table-cell>
          <table:table-cell table:formula="of:=[.A164]-[.B164]" office:value-type="float" office:value="-12.195771818">
            <text:p>-12,195771818</text:p>
          </table:table-cell>
          <table:table-cell table:formula="of:=[.C164]^2" office:value-type="float" office:value="148.736850236723">
            <text:p>148,7368502367</text:p>
          </table:table-cell>
          <table:table-cell table:formula="of:=[.D164]/[.B164]" office:value-type="float" office:value="0.990286533611313">
            <text:p>0,9902865336</text:p>
          </table:table-cell>
          <table:table-cell table:number-columns-repeated="15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78.3129204158">
            <text:p>78,3129204158</text:p>
          </table:table-cell>
          <table:table-cell table:formula="of:=[.A165]-[.B165]" office:value-type="float" office:value="-18.3129204158">
            <text:p>-18,3129204158</text:p>
          </table:table-cell>
          <table:table-cell table:formula="of:=[.C165]^2" office:value-type="float" office:value="335.363054155424">
            <text:p>335,3630541554</text:p>
          </table:table-cell>
          <table:table-cell table:formula="of:=[.D165]/[.B165]" office:value-type="float" office:value="4.28234641710237">
            <text:p>4,2823464171</text:p>
          </table:table-cell>
          <table:table-cell table:number-columns-repeated="15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54.9733554643">
            <text:p>54,9733554643</text:p>
          </table:table-cell>
          <table:table-cell table:formula="of:=[.A166]-[.B166]" office:value-type="float" office:value="15.0266445357">
            <text:p>15,0266445357</text:p>
          </table:table-cell>
          <table:table-cell table:formula="of:=[.C166]^2" office:value-type="float" office:value="225.800046002283">
            <text:p>225,8000460023</text:p>
          </table:table-cell>
          <table:table-cell table:formula="of:=[.D166]/[.B166]" office:value-type="float" office:value="4.1074452176913">
            <text:p>4,1074452177</text:p>
          </table:table-cell>
          <table:table-cell table:number-columns-repeated="15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74.8409190181">
            <text:p>74,8409190181</text:p>
          </table:table-cell>
          <table:table-cell table:formula="of:=[.A167]-[.B167]" office:value-type="float" office:value="3.1590809819">
            <text:p>3,1590809819</text:p>
          </table:table-cell>
          <table:table-cell table:formula="of:=[.C167]^2" office:value-type="float" office:value="9.9797926502023">
            <text:p>9,9797926502</text:p>
          </table:table-cell>
          <table:table-cell table:formula="of:=[.D167]/[.B167]" office:value-type="float" office:value="0.133346741076078">
            <text:p>0,1333467411</text:p>
          </table:table-cell>
          <table:table-cell table:number-columns-repeated="15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43.5929064384">
            <text:p>43,5929064384</text:p>
          </table:table-cell>
          <table:table-cell table:formula="of:=[.A168]-[.B168]" office:value-type="float" office:value="19.4070935616">
            <text:p>19,4070935616</text:p>
          </table:table-cell>
          <table:table-cell table:formula="of:=[.C168]^2" office:value-type="float" office:value="376.635280508696">
            <text:p>376,6352805087</text:p>
          </table:table-cell>
          <table:table-cell table:formula="of:=[.D168]/[.B168]" office:value-type="float" office:value="8.63982953375476">
            <text:p>8,6398295338</text:p>
          </table:table-cell>
          <table:table-cell table:number-columns-repeated="15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32.405346379">
            <text:p>32,405346379</text:p>
          </table:table-cell>
          <table:table-cell table:formula="of:=[.A169]-[.B169]" office:value-type="float" office:value="-5.405346379">
            <text:p>-5,405346379</text:p>
          </table:table-cell>
          <table:table-cell table:formula="of:=[.C169]^2" office:value-type="float" office:value="29.2177694769684">
            <text:p>29,217769477</text:p>
          </table:table-cell>
          <table:table-cell table:formula="of:=[.D169]/[.B169]" office:value-type="float" office:value="0.901634228353835">
            <text:p>0,9016342284</text:p>
          </table:table-cell>
          <table:table-cell table:number-columns-repeated="15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48.800908535">
            <text:p>48,800908535</text:p>
          </table:table-cell>
          <table:table-cell table:formula="of:=[.A170]-[.B170]" office:value-type="float" office:value="-15.800908535">
            <text:p>-15,800908535</text:p>
          </table:table-cell>
          <table:table-cell table:formula="of:=[.C170]^2" office:value-type="float" office:value="249.668710531436">
            <text:p>249,6687105314</text:p>
          </table:table-cell>
          <table:table-cell table:formula="of:=[.D170]/[.B170]" office:value-type="float" office:value="5.11606685257455">
            <text:p>5,1160668526</text:p>
          </table:table-cell>
          <table:table-cell table:number-columns-repeated="15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65.0035817245">
            <text:p>65,0035817245</text:p>
          </table:table-cell>
          <table:table-cell table:formula="of:=[.A171]-[.B171]" office:value-type="float" office:value="-8.0035817245">
            <text:p>-8,0035817245</text:p>
          </table:table-cell>
          <table:table-cell table:formula="of:=[.C171]^2" office:value-type="float" office:value="64.0573204207503">
            <text:p>64,0573204208</text:p>
          </table:table-cell>
          <table:table-cell table:formula="of:=[.D171]/[.B171]" office:value-type="float" office:value="0.985442935932974">
            <text:p>0,9854429359</text:p>
          </table:table-cell>
          <table:table-cell table:number-columns-repeated="15"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91.8151480737">
            <text:p>91,8151480737</text:p>
          </table:table-cell>
          <table:table-cell table:formula="of:=[.A172]-[.B172]" office:value-type="float" office:value="5.1848519263">
            <text:p>5,1848519263</text:p>
          </table:table-cell>
          <table:table-cell table:formula="of:=[.C172]^2" office:value-type="float" office:value="26.8826894976568">
            <text:p>26,8826894977</text:p>
          </table:table-cell>
          <table:table-cell table:formula="of:=[.D172]/[.B172]" office:value-type="float" office:value="0.292791440864181">
            <text:p>0,2927914409</text:p>
          </table:table-cell>
          <table:table-cell table:number-columns-repeated="15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8.3546780816">
            <text:p>28,3546780816</text:p>
          </table:table-cell>
          <table:table-cell table:formula="of:=[.A173]-[.B173]" office:value-type="float" office:value="-3.3546780816">
            <text:p>-3,3546780816</text:p>
          </table:table-cell>
          <table:table-cell table:formula="of:=[.C173]^2" office:value-type="float" office:value="11.2538650311675">
            <text:p>11,2538650312</text:p>
          </table:table-cell>
          <table:table-cell table:formula="of:=[.D173]/[.B173]" office:value-type="float" office:value="0.396896236972986">
            <text:p>0,396896237</text:p>
          </table:table-cell>
          <table:table-cell table:number-columns-repeated="15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1.6035642526">
            <text:p>21,6035642526</text:p>
          </table:table-cell>
          <table:table-cell table:formula="of:=[.A174]-[.B174]" office:value-type="float" office:value="-2.6035642526">
            <text:p>-2,6035642526</text:p>
          </table:table-cell>
          <table:table-cell table:formula="of:=[.C174]^2" office:value-type="float" office:value="6.77854681741661">
            <text:p>6,7785468174</text:p>
          </table:table-cell>
          <table:table-cell table:formula="of:=[.D174]/[.B174]" office:value-type="float" office:value="0.313769836225094">
            <text:p>0,3137698362</text:p>
          </table:table-cell>
          <table:table-cell table:number-columns-repeated="15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62.4960251594">
            <text:p>62,4960251594</text:p>
          </table:table-cell>
          <table:table-cell table:formula="of:=[.A175]-[.B175]" office:value-type="float" office:value="-10.4960251594">
            <text:p>-10,4960251594</text:p>
          </table:table-cell>
          <table:table-cell table:formula="of:=[.C175]^2" office:value-type="float" office:value="110.166544146758">
            <text:p>110,1665441468</text:p>
          </table:table-cell>
          <table:table-cell table:formula="of:=[.D175]/[.B175]" office:value-type="float" office:value="1.76277681445774">
            <text:p>1,7627768145</text:p>
          </table:table-cell>
          <table:table-cell table:number-columns-repeated="15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94.1298156722">
            <text:p>94,1298156722</text:p>
          </table:table-cell>
          <table:table-cell table:formula="of:=[.A176]-[.B176]" office:value-type="float" office:value="-5.1298156722">
            <text:p>-5,1298156722</text:p>
          </table:table-cell>
          <table:table-cell table:formula="of:=[.C176]^2" office:value-type="float" office:value="26.3150088307487">
            <text:p>26,3150088307</text:p>
          </table:table-cell>
          <table:table-cell table:formula="of:=[.D176]/[.B176]" office:value-type="float" office:value="0.279560823983643">
            <text:p>0,279560824</text:p>
          </table:table-cell>
          <table:table-cell table:number-columns-repeated="15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60.3742465275">
            <text:p>60,3742465275</text:p>
          </table:table-cell>
          <table:table-cell table:formula="of:=[.A177]-[.B177]" office:value-type="float" office:value="5.6257534725">
            <text:p>5,6257534725</text:p>
          </table:table-cell>
          <table:table-cell table:formula="of:=[.C177]^2" office:value-type="float" office:value="31.6491021333458">
            <text:p>31,6491021333</text:p>
          </table:table-cell>
          <table:table-cell table:formula="of:=[.D177]/[.B177]" office:value-type="float" office:value="0.524215273128583">
            <text:p>0,5242152731</text:p>
          </table:table-cell>
          <table:table-cell table:number-columns-repeated="15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2.1520048921">
            <text:p>12,1520048921</text:p>
          </table:table-cell>
          <table:table-cell table:formula="of:=[.A178]-[.B178]" office:value-type="float" office:value="8.8479951079">
            <text:p>8,8479951079</text:p>
          </table:table-cell>
          <table:table-cell table:formula="of:=[.C178]^2" office:value-type="float" office:value="78.2870174294223">
            <text:p>78,2870174294</text:p>
          </table:table-cell>
          <table:table-cell table:formula="of:=[.D178]/[.B178]" office:value-type="float" office:value="6.44231286314875">
            <text:p>6,4423128631</text:p>
          </table:table-cell>
          <table:table-cell table:number-columns-repeated="15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80.0489211147">
            <text:p>80,0489211147</text:p>
          </table:table-cell>
          <table:table-cell table:formula="of:=[.A179]-[.B179]" office:value-type="float" office:value="-10.0489211147">
            <text:p>-10,0489211147</text:p>
          </table:table-cell>
          <table:table-cell table:formula="of:=[.C179]^2" office:value-type="float" office:value="100.980815569463">
            <text:p>100,9808155695</text:p>
          </table:table-cell>
          <table:table-cell table:formula="of:=[.D179]/[.B179]" office:value-type="float" office:value="1.2614887766541">
            <text:p>1,2614887767</text:p>
          </table:table-cell>
          <table:table-cell table:number-columns-repeated="15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73.4906962523">
            <text:p>73,4906962523</text:p>
          </table:table-cell>
          <table:table-cell table:formula="of:=[.A180]-[.B180]" office:value-type="float" office:value="-8.4906962523">
            <text:p>-8,4906962523</text:p>
          </table:table-cell>
          <table:table-cell table:formula="of:=[.C180]^2" office:value-type="float" office:value="72.0919228488212">
            <text:p>72,0919228488</text:p>
          </table:table-cell>
          <table:table-cell table:formula="of:=[.D180]/[.B180]" office:value-type="float" office:value="0.980966660069777">
            <text:p>0,9809666601</text:p>
          </table:table-cell>
          <table:table-cell table:number-columns-repeated="15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74.0693631519">
            <text:p>74,0693631519</text:p>
          </table:table-cell>
          <table:table-cell table:formula="of:=[.A181]-[.B181]" office:value-type="float" office:value="6.93063684809999">
            <text:p>6,9306368481</text:p>
          </table:table-cell>
          <table:table-cell table:formula="of:=[.C181]^2" office:value-type="float" office:value="48.0337271202414">
            <text:p>48,0337271202</text:p>
          </table:table-cell>
          <table:table-cell table:formula="of:=[.D181]/[.B181]" office:value-type="float" office:value="0.648496558850314">
            <text:p>0,6484965589</text:p>
          </table:table-cell>
          <table:table-cell table:number-columns-repeated="15"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05.703153665">
            <text:p>105,703153665</text:p>
          </table:table-cell>
          <table:table-cell table:formula="of:=[.A182]-[.B182]" office:value-type="float" office:value="-1.703153665">
            <text:p>-1,703153665</text:p>
          </table:table-cell>
          <table:table-cell table:formula="of:=[.C182]^2" office:value-type="float" office:value="2.90073240660294">
            <text:p>2,9007324066</text:p>
          </table:table-cell>
          <table:table-cell table:formula="of:=[.D182]/[.B182]" office:value-type="float" office:value="0.0274422503589258">
            <text:p>0,0274422504</text:p>
          </table:table-cell>
          <table:table-cell table:number-columns-repeated="15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44.9431292042">
            <text:p>44,9431292042</text:p>
          </table:table-cell>
          <table:table-cell table:formula="of:=[.A183]-[.B183]" office:value-type="float" office:value="8.0568707958">
            <text:p>8,0568707958</text:p>
          </table:table-cell>
          <table:table-cell table:formula="of:=[.C183]^2" office:value-type="float" office:value="64.913167020215">
            <text:p>64,9131670202</text:p>
          </table:table-cell>
          <table:table-cell table:formula="of:=[.D183]/[.B183]" office:value-type="float" office:value="1.44434017322827">
            <text:p>1,4443401732</text:p>
          </table:table-cell>
          <table:table-cell table:number-columns-repeated="15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74.6480300515">
            <text:p>74,6480300515</text:p>
          </table:table-cell>
          <table:table-cell table:formula="of:=[.A184]-[.B184]" office:value-type="float" office:value="13.3519699485">
            <text:p>13,3519699485</text:p>
          </table:table-cell>
          <table:table-cell table:formula="of:=[.C184]^2" office:value-type="float" office:value="178.275101505647">
            <text:p>178,2751015056</text:p>
          </table:table-cell>
          <table:table-cell table:formula="of:=[.D184]/[.B184]" office:value-type="float" office:value="2.3882090576624">
            <text:p>2,3882090577</text:p>
          </table:table-cell>
          <table:table-cell table:number-columns-repeated="15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4.1413470778">
            <text:p>34,1413470778</text:p>
          </table:table-cell>
          <table:table-cell table:formula="of:=[.A185]-[.B185]" office:value-type="float" office:value="-9.1413470778">
            <text:p>-9,1413470778</text:p>
          </table:table-cell>
          <table:table-cell table:formula="of:=[.C185]^2" office:value-type="float" office:value="83.5642263968026">
            <text:p>83,5642263968</text:p>
          </table:table-cell>
          <table:table-cell table:formula="of:=[.D185]/[.B185]" office:value-type="float" office:value="2.44759605432028">
            <text:p>2,4475960543</text:p>
          </table:table-cell>
          <table:table-cell table:number-columns-repeated="15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32.405346379">
            <text:p>32,405346379</text:p>
          </table:table-cell>
          <table:table-cell table:formula="of:=[.A186]-[.B186]" office:value-type="float" office:value="5.594653621">
            <text:p>5,594653621</text:p>
          </table:table-cell>
          <table:table-cell table:formula="of:=[.C186]^2" office:value-type="float" office:value="31.3001491389684">
            <text:p>31,300149139</text:p>
          </table:table-cell>
          <table:table-cell table:formula="of:=[.D186]/[.B186]" office:value-type="float" office:value="0.96589460186274">
            <text:p>0,9658946019</text:p>
          </table:table-cell>
          <table:table-cell table:number-columns-repeated="15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36.0702367433">
            <text:p>36,0702367433</text:p>
          </table:table-cell>
          <table:table-cell table:formula="of:=[.A187]-[.B187]" office:value-type="float" office:value="3.9297632567">
            <text:p>3,9297632567</text:p>
          </table:table-cell>
          <table:table-cell table:formula="of:=[.C187]^2" office:value-type="float" office:value="15.4430392537094">
            <text:p>15,4430392537</text:p>
          </table:table-cell>
          <table:table-cell table:formula="of:=[.D187]/[.B187]" office:value-type="float" office:value="0.428138006512472">
            <text:p>0,4281380065</text:p>
          </table:table-cell>
          <table:table-cell table:number-columns-repeated="15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1.2480125797">
            <text:p>31,2480125797</text:p>
          </table:table-cell>
          <table:table-cell table:formula="of:=[.A188]-[.B188]" office:value-type="float" office:value="-3.2480125797">
            <text:p>-3,2480125797</text:p>
          </table:table-cell>
          <table:table-cell table:formula="of:=[.C188]^2" office:value-type="float" office:value="10.5495857178894">
            <text:p>10,5495857179</text:p>
          </table:table-cell>
          <table:table-cell table:formula="of:=[.D188]/[.B188]" office:value-type="float" office:value="0.337608213993836">
            <text:p>0,337608214</text:p>
          </table:table-cell>
          <table:table-cell table:number-columns-repeated="15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55.5520223639">
            <text:p>55,5520223639</text:p>
          </table:table-cell>
          <table:table-cell table:formula="of:=[.A189]-[.B189]" office:value-type="float" office:value="-18.5520223639">
            <text:p>-18,5520223639</text:p>
          </table:table-cell>
          <table:table-cell table:formula="of:=[.C189]^2" office:value-type="float" office:value="344.177533790646">
            <text:p>344,1775337906</text:p>
          </table:table-cell>
          <table:table-cell table:formula="of:=[.D189]/[.B189]" office:value-type="float" office:value="6.19558963193222">
            <text:p>6,1955896319</text:p>
          </table:table-cell>
          <table:table-cell table:number-columns-repeated="15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44.5573512711">
            <text:p>44,5573512711</text:p>
          </table:table-cell>
          <table:table-cell table:formula="of:=[.A190]-[.B190]" office:value-type="float" office:value="2.4426487289">
            <text:p>2,4426487289</text:p>
          </table:table-cell>
          <table:table-cell table:formula="of:=[.C190]^2" office:value-type="float" office:value="5.96653281279677">
            <text:p>5,9665328128</text:p>
          </table:table-cell>
          <table:table-cell table:formula="of:=[.D190]/[.B190]" office:value-type="float" office:value="0.133906810943376">
            <text:p>0,1339068109</text:p>
          </table:table-cell>
          <table:table-cell table:number-columns-repeated="15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1.9173582598">
            <text:p>61,9173582598</text:p>
          </table:table-cell>
          <table:table-cell table:formula="of:=[.A191]-[.B191]" office:value-type="float" office:value="1.0826417402">
            <text:p>1,0826417402</text:p>
          </table:table-cell>
          <table:table-cell table:formula="of:=[.C191]^2" office:value-type="float" office:value="1.17211313762329">
            <text:p>1,1721131376</text:p>
          </table:table-cell>
          <table:table-cell table:formula="of:=[.D191]/[.B191]" office:value-type="float" office:value="0.0189302833739321">
            <text:p>0,0189302834</text:p>
          </table:table-cell>
          <table:table-cell table:number-columns-repeated="15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44.3644623045">
            <text:p>44,3644623045</text:p>
          </table:table-cell>
          <table:table-cell table:formula="of:=[.A192]-[.B192]" office:value-type="float" office:value="-7.3644623045">
            <text:p>-7,3644623045</text:p>
          </table:table-cell>
          <table:table-cell table:formula="of:=[.C192]^2" office:value-type="float" office:value="54.2353050344015">
            <text:p>54,2353050344</text:p>
          </table:table-cell>
          <table:table-cell table:formula="of:=[.D192]/[.B192]" office:value-type="float" office:value="1.2224943618645">
            <text:p>1,2224943619</text:p>
          </table:table-cell>
          <table:table-cell table:number-columns-repeated="15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55.937800297">
            <text:p>55,937800297</text:p>
          </table:table-cell>
          <table:table-cell table:formula="of:=[.A193]-[.B193]" office:value-type="float" office:value="-17.937800297">
            <text:p>-17,937800297</text:p>
          </table:table-cell>
          <table:table-cell table:formula="of:=[.C193]^2" office:value-type="float" office:value="321.764679495053">
            <text:p>321,7646794951</text:p>
          </table:table-cell>
          <table:table-cell table:formula="of:=[.D193]/[.B193]" office:value-type="float" office:value="5.75218685373136">
            <text:p>5,7521868537</text:p>
          </table:table-cell>
          <table:table-cell table:number-columns-repeated="15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61.9173582598">
            <text:p>61,9173582598</text:p>
          </table:table-cell>
          <table:table-cell table:formula="of:=[.A194]-[.B194]" office:value-type="float" office:value="28.0826417402">
            <text:p>28,0826417402</text:p>
          </table:table-cell>
          <table:table-cell table:formula="of:=[.C194]^2" office:value-type="float" office:value="788.634767108424">
            <text:p>788,6347671084</text:p>
          </table:table-cell>
          <table:table-cell table:formula="of:=[.D194]/[.B194]" office:value-type="float" office:value="12.7368930017876">
            <text:p>12,7368930018</text:p>
          </table:table-cell>
          <table:table-cell table:number-columns-repeated="15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78.3129204158">
            <text:p>78,3129204158</text:p>
          </table:table-cell>
          <table:table-cell table:formula="of:=[.A195]-[.B195]" office:value-type="float" office:value="-4.31292041579999">
            <text:p>-4,3129204158</text:p>
          </table:table-cell>
          <table:table-cell table:formula="of:=[.C195]^2" office:value-type="float" office:value="18.6012825130244">
            <text:p>18,601282513</text:p>
          </table:table-cell>
          <table:table-cell table:formula="of:=[.D195]/[.B195]" office:value-type="float" office:value="0.237525077781054">
            <text:p>0,2375250778</text:p>
          </table:table-cell>
          <table:table-cell table:number-columns-repeated="15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5.2986808771">
            <text:p>35,2986808771</text:p>
          </table:table-cell>
          <table:table-cell table:formula="of:=[.A196]-[.B196]" office:value-type="float" office:value="-4.2986808771">
            <text:p>-4,2986808771</text:p>
          </table:table-cell>
          <table:table-cell table:formula="of:=[.C196]^2" office:value-type="float" office:value="18.4786572831452">
            <text:p>18,4786572831</text:p>
          </table:table-cell>
          <table:table-cell table:formula="of:=[.D196]/[.B196]" office:value-type="float" office:value="0.523494272986649">
            <text:p>0,523494273</text:p>
          </table:table-cell>
          <table:table-cell table:number-columns-repeated="15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97.9875950031">
            <text:p>97,9875950031</text:p>
          </table:table-cell>
          <table:table-cell table:formula="of:=[.A197]-[.B197]" office:value-type="float" office:value="-11.9875950031">
            <text:p>-11,9875950031</text:p>
          </table:table-cell>
          <table:table-cell table:formula="of:=[.C197]^2" office:value-type="float" office:value="143.702433958348">
            <text:p>143,7024339583</text:p>
          </table:table-cell>
          <table:table-cell table:formula="of:=[.D197]/[.B197]" office:value-type="float" office:value="1.46653700352378">
            <text:p>1,4665370035</text:p>
          </table:table-cell>
          <table:table-cell table:number-columns-repeated="15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44.7502402376">
            <text:p>44,7502402376</text:p>
          </table:table-cell>
          <table:table-cell table:formula="of:=[.A198]-[.B198]" office:value-type="float" office:value="11.2497597624">
            <text:p>11,2497597624</text:p>
          </table:table-cell>
          <table:table-cell table:formula="of:=[.C198]^2" office:value-type="float" office:value="126.557094711714">
            <text:p>126,5570947117</text:p>
          </table:table-cell>
          <table:table-cell table:formula="of:=[.D198]/[.B198]" office:value-type="float" office:value="2.82807631958539">
            <text:p>2,8280763196</text:p>
          </table:table-cell>
          <table:table-cell table:number-columns-repeated="15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89.3075915087">
            <text:p>89,3075915087</text:p>
          </table:table-cell>
          <table:table-cell table:formula="of:=[.A199]-[.B199]" office:value-type="float" office:value="4.6924084913">
            <text:p>4,6924084913</text:p>
          </table:table-cell>
          <table:table-cell table:formula="of:=[.C199]^2" office:value-type="float" office:value="22.0186974492243">
            <text:p>22,0186974492</text:p>
          </table:table-cell>
          <table:table-cell table:formula="of:=[.D199]/[.B199]" office:value-type="float" office:value="0.246549000787681">
            <text:p>0,2465490008</text:p>
          </table:table-cell>
          <table:table-cell table:number-columns-repeated="15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4.7200139775">
            <text:p>34,7200139775</text:p>
          </table:table-cell>
          <table:table-cell table:formula="of:=[.A200]-[.B200]" office:value-type="float" office:value="-3.7200139775">
            <text:p>-3,7200139775</text:p>
          </table:table-cell>
          <table:table-cell table:formula="of:=[.C200]^2" office:value-type="float" office:value="13.8385039927954">
            <text:p>13,8385039928</text:p>
          </table:table-cell>
          <table:table-cell table:formula="of:=[.D200]/[.B200]" office:value-type="float" office:value="0.398574263298491">
            <text:p>0,3985742633</text:p>
          </table:table-cell>
          <table:table-cell table:number-columns-repeated="15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28.9333449812">
            <text:p>28,9333449812</text:p>
          </table:table-cell>
          <table:table-cell table:formula="of:=[.A201]-[.B201]" office:value-type="float" office:value="18.0666550188">
            <text:p>18,0666550188</text:p>
          </table:table-cell>
          <table:table-cell table:formula="of:=[.C201]^2" office:value-type="float" office:value="326.404023568331">
            <text:p>326,4040235683</text:p>
          </table:table-cell>
          <table:table-cell table:formula="of:=[.D201]/[.B201]" office:value-type="float" office:value="11.2812405126479">
            <text:p>11,2812405126</text:p>
          </table:table-cell>
          <table:table-cell table:number-columns-repeated="15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.3244518214">
            <text:p>18,3244518214</text:p>
          </table:table-cell>
          <table:table-cell table:formula="of:=[.A202]-[.B202]" office:value-type="float" office:value="-0.3244518214">
            <text:p>-0,3244518214</text:p>
          </table:table-cell>
          <table:table-cell table:formula="of:=[.C202]^2" office:value-type="float" office:value="0.105268984409778">
            <text:p>0,1052689844</text:p>
          </table:table-cell>
          <table:table-cell table:formula="of:=[.D202]/[.B202]" office:value-type="float" office:value="0.00574472761508972">
            <text:p>0,0057447276</text:p>
          </table:table-cell>
          <table:table-cell table:number-columns-repeated="15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.0604525203">
            <text:p>20,0604525203</text:p>
          </table:table-cell>
          <table:table-cell table:formula="of:=[.A203]-[.B203]" office:value-type="float" office:value="-10.0604525203">
            <text:p>-10,0604525203</text:p>
          </table:table-cell>
          <table:table-cell table:formula="of:=[.C203]^2" office:value-type="float" office:value="101.212704913211">
            <text:p>101,2127049132</text:p>
          </table:table-cell>
          <table:table-cell table:formula="of:=[.D203]/[.B203]" office:value-type="float" office:value="5.04538493390363">
            <text:p>5,0453849339</text:p>
          </table:table-cell>
          <table:table-cell table:number-columns-repeated="15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80.4346990478">
            <text:p>80,4346990478</text:p>
          </table:table-cell>
          <table:table-cell table:formula="of:=[.A204]-[.B204]" office:value-type="float" office:value="19.5653009522">
            <text:p>19,5653009522</text:p>
          </table:table-cell>
          <table:table-cell table:formula="of:=[.C204]^2" office:value-type="float" office:value="382.801001350158">
            <text:p>382,8010013502</text:p>
          </table:table-cell>
          <table:table-cell table:formula="of:=[.D204]/[.B204]" office:value-type="float" office:value="4.75915252847121">
            <text:p>4,7591525285</text:p>
          </table:table-cell>
          <table:table-cell table:number-columns-repeated="15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66.2893334498">
            <text:p>66,2893334498</text:p>
          </table:table-cell>
          <table:table-cell table:formula="of:=[.A205]-[.B205]" office:value-type="float" office:value="-22.2893334498">
            <text:p>-22,2893334498</text:p>
          </table:table-cell>
          <table:table-cell table:formula="of:=[.C205]^2" office:value-type="float" office:value="496.814385636373">
            <text:p>496,8143856364</text:p>
          </table:table-cell>
          <table:table-cell table:formula="of:=[.D205]/[.B205]" office:value-type="float" office:value="7.49463540786096">
            <text:p>7,4946354079</text:p>
          </table:table-cell>
          <table:table-cell table:number-columns-repeated="15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46.5331527911">
            <text:p>46,5331527911</text:p>
          </table:table-cell>
          <table:table-cell table:formula="of:=[.A206]-[.B206]" office:value-type="float" office:value="11.4668472089">
            <text:p>11,4668472089</text:p>
          </table:table-cell>
          <table:table-cell table:formula="of:=[.C206]^2" office:value-type="float" office:value="131.488584912258">
            <text:p>131,4885849123</text:p>
          </table:table-cell>
          <table:table-cell table:formula="of:=[.D206]/[.B206]" office:value-type="float" office:value="2.82569688545596">
            <text:p>2,8256968855</text:p>
          </table:table-cell>
          <table:table-cell table:number-columns-repeated="15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63.3503974841">
            <text:p>63,3503974841</text:p>
          </table:table-cell>
          <table:table-cell table:formula="of:=[.A207]-[.B207]" office:value-type="float" office:value="4.6496025159">
            <text:p>4,6496025159</text:p>
          </table:table-cell>
          <table:table-cell table:formula="of:=[.C207]^2" office:value-type="float" office:value="21.6188035558636">
            <text:p>21,6188035559</text:p>
          </table:table-cell>
          <table:table-cell table:formula="of:=[.D207]/[.B207]" office:value-type="float" office:value="0.341257583447517">
            <text:p>0,3412575834</text:p>
          </table:table-cell>
          <table:table-cell table:number-columns-repeated="15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36.8999737923">
            <text:p>36,8999737923</text:p>
          </table:table-cell>
          <table:table-cell table:formula="of:=[.A208]-[.B208]" office:value-type="float" office:value="-0.899973792300003">
            <text:p>-0,8999737923</text:p>
          </table:table-cell>
          <table:table-cell table:formula="of:=[.C208]^2" office:value-type="float" office:value="0.809952826826848">
            <text:p>0,8099528268</text:p>
          </table:table-cell>
          <table:table-cell table:formula="of:=[.D208]/[.B208]" office:value-type="float" office:value="0.0219499566960631">
            <text:p>0,0219499567</text:p>
          </table:table-cell>
          <table:table-cell table:number-columns-repeated="15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7.4300690137">
            <text:p>27,4300690137</text:p>
          </table:table-cell>
          <table:table-cell table:formula="of:=[.A209]-[.B209]" office:value-type="float" office:value="-3.4300690137">
            <text:p>-3,4300690137</text:p>
          </table:table-cell>
          <table:table-cell table:formula="of:=[.C209]^2" office:value-type="float" office:value="11.7653734387449">
            <text:p>11,7653734387</text:p>
          </table:table-cell>
          <table:table-cell table:formula="of:=[.D209]/[.B209]" office:value-type="float" office:value="0.428922487685636">
            <text:p>0,4289224877</text:p>
          </table:table-cell>
          <table:table-cell table:number-columns-repeated="15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41.3083777409">
            <text:p>41,3083777409</text:p>
          </table:table-cell>
          <table:table-cell table:formula="of:=[.A210]-[.B210]" office:value-type="float" office:value="12.6916222591">
            <text:p>12,6916222591</text:p>
          </table:table-cell>
          <table:table-cell table:formula="of:=[.C210]^2" office:value-type="float" office:value="161.077275567683">
            <text:p>161,0772755677</text:p>
          </table:table-cell>
          <table:table-cell table:formula="of:=[.D210]/[.B210]" office:value-type="float" office:value="3.89938517019509">
            <text:p>3,8993851702</text:p>
          </table:table-cell>
          <table:table-cell table:number-columns-repeated="15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55.0234122478">
            <text:p>55,0234122478</text:p>
          </table:table-cell>
          <table:table-cell table:formula="of:=[.A211]-[.B211]" office:value-type="float" office:value="-18.0234122478">
            <text:p>-18,0234122478</text:p>
          </table:table-cell>
          <table:table-cell table:formula="of:=[.C211]^2" office:value-type="float" office:value="324.843389054147">
            <text:p>324,8433890541</text:p>
          </table:table-cell>
          <table:table-cell table:formula="of:=[.D211]/[.B211]" office:value-type="float" office:value="5.90373035374838">
            <text:p>5,9037303537</text:p>
          </table:table-cell>
          <table:table-cell table:number-columns-repeated="15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77.7185288722">
            <text:p>77,7185288722</text:p>
          </table:table-cell>
          <table:table-cell table:formula="of:=[.A212]-[.B212]" office:value-type="float" office:value="-21.7185288722">
            <text:p>-21,7185288722</text:p>
          </table:table-cell>
          <table:table-cell table:formula="of:=[.C212]^2" office:value-type="float" office:value="471.694496372585">
            <text:p>471,6944963726</text:p>
          </table:table-cell>
          <table:table-cell table:formula="of:=[.D212]/[.B212]" office:value-type="float" office:value="6.06926692022487">
            <text:p>6,0692669202</text:p>
          </table:table-cell>
          <table:table-cell table:number-columns-repeated="15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4.001310387">
            <text:p>24,001310387</text:p>
          </table:table-cell>
          <table:table-cell table:formula="of:=[.A213]-[.B213]" office:value-type="float" office:value="-3.001310387">
            <text:p>-3,001310387</text:p>
          </table:table-cell>
          <table:table-cell table:formula="of:=[.C213]^2" office:value-type="float" office:value="9.00786403911409">
            <text:p>9,0078640391</text:p>
          </table:table-cell>
          <table:table-cell table:formula="of:=[.D213]/[.B213]" office:value-type="float" office:value="0.375307176727862">
            <text:p>0,3753071767</text:p>
          </table:table-cell>
          <table:table-cell table:number-columns-repeated="15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8.2867126758">
            <text:p>18,2867126758</text:p>
          </table:table-cell>
          <table:table-cell table:formula="of:=[.A214]-[.B214]" office:value-type="float" office:value="4.7132873242">
            <text:p>4,7132873242</text:p>
          </table:table-cell>
          <table:table-cell table:formula="of:=[.C214]^2" office:value-type="float" office:value="22.2150774004644">
            <text:p>22,2150774005</text:p>
          </table:table-cell>
          <table:table-cell table:formula="of:=[.D214]/[.B214]" office:value-type="float" office:value="1.21482071678542">
            <text:p>1,2148207168</text:p>
          </table:table-cell>
          <table:table-cell table:number-columns-repeated="15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52.9008473836">
            <text:p>52,9008473836</text:p>
          </table:table-cell>
          <table:table-cell table:formula="of:=[.A215]-[.B215]" office:value-type="float" office:value="17.0991526164">
            <text:p>17,0991526164</text:p>
          </table:table-cell>
          <table:table-cell table:formula="of:=[.C215]^2" office:value-type="float" office:value="292.381020198939">
            <text:p>292,3810201989</text:p>
          </table:table-cell>
          <table:table-cell table:formula="of:=[.D215]/[.B215]" office:value-type="float" office:value="5.52696288735785">
            <text:p>5,5269628874</text:p>
          </table:table-cell>
          <table:table-cell table:number-columns-repeated="15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79.677819516">
            <text:p>79,677819516</text:p>
          </table:table-cell>
          <table:table-cell table:formula="of:=[.A216]-[.B216]" office:value-type="float" office:value="8.322180484">
            <text:p>8,322180484</text:p>
          </table:table-cell>
          <table:table-cell table:formula="of:=[.C216]^2" office:value-type="float" office:value="69.2586880082705">
            <text:p>69,2586880083</text:p>
          </table:table-cell>
          <table:table-cell table:formula="of:=[.D216]/[.B216]" office:value-type="float" office:value="0.869234228910628">
            <text:p>0,8692342289</text:p>
          </table:table-cell>
          <table:table-cell table:number-columns-repeated="15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51.1048309601">
            <text:p>51,1048309601</text:p>
          </table:table-cell>
          <table:table-cell table:formula="of:=[.A217]-[.B217]" office:value-type="float" office:value="-6.1048309601">
            <text:p>-6,1048309601</text:p>
          </table:table-cell>
          <table:table-cell table:formula="of:=[.C217]^2" office:value-type="float" office:value="37.2689610513955">
            <text:p>37,2689610514</text:p>
          </table:table-cell>
          <table:table-cell table:formula="of:=[.D217]/[.B217]" office:value-type="float" office:value="0.729264931538335">
            <text:p>0,7292649315</text:p>
          </table:table-cell>
          <table:table-cell table:number-columns-repeated="15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0.2862758801">
            <text:p>10,2862758801</text:p>
          </table:table-cell>
          <table:table-cell table:formula="of:=[.A218]-[.B218]" office:value-type="float" office:value="-3.2862758801">
            <text:p>-3,2862758801</text:p>
          </table:table-cell>
          <table:table-cell table:formula="of:=[.C218]^2" office:value-type="float" office:value="10.799609160127">
            <text:p>10,7996091601</text:p>
          </table:table-cell>
          <table:table-cell table:formula="of:=[.D218]/[.B218]" office:value-type="float" office:value="1.0499046774567">
            <text:p>1,0499046775</text:p>
          </table:table-cell>
          <table:table-cell table:number-columns-repeated="15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67.7588014327">
            <text:p>67,7588014327</text:p>
          </table:table-cell>
          <table:table-cell table:formula="of:=[.A219]-[.B219]" office:value-type="float" office:value="-21.7588014327">
            <text:p>-21,7588014327</text:p>
          </table:table-cell>
          <table:table-cell table:formula="of:=[.C219]^2" office:value-type="float" office:value="473.445439787667">
            <text:p>473,4454397877</text:p>
          </table:table-cell>
          <table:table-cell table:formula="of:=[.D219]/[.B219]" office:value-type="float" office:value="6.98721686005481">
            <text:p>6,9872168601</text:p>
          </table:table-cell>
          <table:table-cell table:number-columns-repeated="15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62.2074779418">
            <text:p>62,2074779418</text:p>
          </table:table-cell>
          <table:table-cell table:formula="of:=[.A220]-[.B220]" office:value-type="float" office:value="4.7925220582">
            <text:p>4,7925220582</text:p>
          </table:table-cell>
          <table:table-cell table:formula="of:=[.C220]^2" office:value-type="float" office:value="22.9682676783336">
            <text:p>22,9682676783</text:p>
          </table:table-cell>
          <table:table-cell table:formula="of:=[.D220]/[.B220]" office:value-type="float" office:value="0.369220364468435">
            <text:p>0,3692203645</text:p>
          </table:table-cell>
          <table:table-cell table:number-columns-repeated="15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62.6973006028">
            <text:p>62,6973006028</text:p>
          </table:table-cell>
          <table:table-cell table:formula="of:=[.A221]-[.B221]" office:value-type="float" office:value="-5.6973006028">
            <text:p>-5,6973006028</text:p>
          </table:table-cell>
          <table:table-cell table:formula="of:=[.C221]^2" office:value-type="float" office:value="32.4592341586652">
            <text:p>32,4592341587</text:p>
          </table:table-cell>
          <table:table-cell table:formula="of:=[.D221]/[.B221]" office:value-type="float" office:value="0.517713423809121">
            <text:p>0,5177134238</text:p>
          </table:table-cell>
          <table:table-cell table:number-columns-repeated="15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89.4742727352">
            <text:p>89,4742727352</text:p>
          </table:table-cell>
          <table:table-cell table:formula="of:=[.A222]-[.B222]" office:value-type="float" office:value="2.5257272648">
            <text:p>2,5257272648</text:p>
          </table:table-cell>
          <table:table-cell table:formula="of:=[.C222]^2" office:value-type="float" office:value="6.37929821615407">
            <text:p>6,3792982162</text:p>
          </table:table-cell>
          <table:table-cell table:formula="of:=[.D222]/[.B222]" office:value-type="float" office:value="0.0712975699174853">
            <text:p>0,0712975699</text:p>
          </table:table-cell>
          <table:table-cell table:number-columns-repeated="15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38.0428933345">
            <text:p>38,0428933345</text:p>
          </table:table-cell>
          <table:table-cell table:formula="of:=[.A223]-[.B223]" office:value-type="float" office:value="-0.0428933345000004">
            <text:p>-0,0428933345</text:p>
          </table:table-cell>
          <table:table-cell table:formula="of:=[.C223]^2" office:value-type="float" office:value="0.00183983814452893">
            <text:p>0,0018398381</text:p>
          </table:table-cell>
          <table:table-cell table:formula="of:=[.D223]/[.B223]" office:value-type="float" office:value="0.0000483622033779547">
            <text:p>4,83622033779547E-005</text:p>
          </table:table-cell>
          <table:table-cell table:number-columns-repeated="15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63.1871232637">
            <text:p>63,1871232637</text:p>
          </table:table-cell>
          <table:table-cell table:formula="of:=[.A224]-[.B224]" office:value-type="float" office:value="2.8128767363">
            <text:p>2,8128767363</text:p>
          </table:table-cell>
          <table:table-cell table:formula="of:=[.C224]^2" office:value-type="float" office:value="7.91227553361773">
            <text:p>7,9122755336</text:p>
          </table:table-cell>
          <table:table-cell table:formula="of:=[.D224]/[.B224]" office:value-type="float" office:value="0.125219746127661">
            <text:p>0,1252197461</text:p>
          </table:table-cell>
          <table:table-cell table:number-columns-repeated="15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28.8995369966">
            <text:p>28,8995369966</text:p>
          </table:table-cell>
          <table:table-cell table:formula="of:=[.A225]-[.B225]" office:value-type="float" office:value="2.1004630034">
            <text:p>2,1004630034</text:p>
          </table:table-cell>
          <table:table-cell table:formula="of:=[.C225]^2" office:value-type="float" office:value="4.41194482865216">
            <text:p>4,4119448287</text:p>
          </table:table-cell>
          <table:table-cell table:formula="of:=[.D225]/[.B225]" office:value-type="float" office:value="0.152664896644234">
            <text:p>0,1526648966</text:p>
          </table:table-cell>
          <table:table-cell table:number-columns-repeated="15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7.4300690137">
            <text:p>27,4300690137</text:p>
          </table:table-cell>
          <table:table-cell table:formula="of:=[.A226]-[.B226]" office:value-type="float" office:value="-5.4300690137">
            <text:p>-5,4300690137</text:p>
          </table:table-cell>
          <table:table-cell table:formula="of:=[.C226]^2" office:value-type="float" office:value="29.4856494935449">
            <text:p>29,4856494935</text:p>
          </table:table-cell>
          <table:table-cell table:formula="of:=[.D226]/[.B226]" office:value-type="float" office:value="1.07493894670182">
            <text:p>1,0749389467</text:p>
          </table:table-cell>
          <table:table-cell table:number-columns-repeated="15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0.5322791998">
            <text:p>30,5322791998</text:p>
          </table:table-cell>
          <table:table-cell table:formula="of:=[.A227]-[.B227]" office:value-type="float" office:value="-5.5322791998">
            <text:p>-5,5322791998</text:p>
          </table:table-cell>
          <table:table-cell table:formula="of:=[.C227]^2" office:value-type="float" office:value="30.6061131445397">
            <text:p>30,6061131445</text:p>
          </table:table-cell>
          <table:table-cell table:formula="of:=[.D227]/[.B227]" office:value-type="float" office:value="1.00241822578185">
            <text:p>1,0024182258</text:p>
          </table:table-cell>
          <table:table-cell table:number-columns-repeated="15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6.4504236918">
            <text:p>26,4504236918</text:p>
          </table:table-cell>
          <table:table-cell table:formula="of:=[.A228]-[.B228]" office:value-type="float" office:value="5.5495763082">
            <text:p>5,5495763082</text:p>
          </table:table-cell>
          <table:table-cell table:formula="of:=[.C228]^2" office:value-type="float" office:value="30.7977972005347">
            <text:p>30,7977972005</text:p>
          </table:table-cell>
          <table:table-cell table:formula="of:=[.D228]/[.B228]" office:value-type="float" office:value="1.16435931459512">
            <text:p>1,1643593146</text:p>
          </table:table-cell>
          <table:table-cell table:number-columns-repeated="15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47.0229754521">
            <text:p>47,0229754521</text:p>
          </table:table-cell>
          <table:table-cell table:formula="of:=[.A229]-[.B229]" office:value-type="float" office:value="14.9770245479">
            <text:p>14,9770245479</text:p>
          </table:table-cell>
          <table:table-cell table:formula="of:=[.C229]^2" office:value-type="float" office:value="224.311264308399">
            <text:p>224,3112643084</text:p>
          </table:table-cell>
          <table:table-cell table:formula="of:=[.D229]/[.B229]" office:value-type="float" office:value="4.77024820636657">
            <text:p>4,7702482064</text:p>
          </table:table-cell>
          <table:table-cell table:number-columns-repeated="15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37.7163448939">
            <text:p>37,7163448939</text:p>
          </table:table-cell>
          <table:table-cell table:formula="of:=[.A230]-[.B230]" office:value-type="float" office:value="-2.7163448939">
            <text:p>-2,7163448939</text:p>
          </table:table-cell>
          <table:table-cell table:formula="of:=[.C230]^2" office:value-type="float" office:value="7.37852958261661">
            <text:p>7,3785295826</text:p>
          </table:table-cell>
          <table:table-cell table:formula="of:=[.D230]/[.B230]" office:value-type="float" office:value="0.195632148432548">
            <text:p>0,1956321484</text:p>
          </table:table-cell>
          <table:table-cell table:number-columns-repeated="15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52.4110247226">
            <text:p>52,4110247226</text:p>
          </table:table-cell>
          <table:table-cell table:formula="of:=[.A231]-[.B231]" office:value-type="float" office:value="-2.4110247226">
            <text:p>-2,4110247226</text:p>
          </table:table-cell>
          <table:table-cell table:formula="of:=[.C231]^2" office:value-type="float" office:value="5.81304021298839">
            <text:p>5,813040213</text:p>
          </table:table-cell>
          <table:table-cell table:formula="of:=[.D231]/[.B231]" office:value-type="float" office:value="0.110912546429984">
            <text:p>0,1109125464</text:p>
          </table:table-cell>
          <table:table-cell table:number-columns-repeated="15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7.5530706735">
            <text:p>37,5530706735</text:p>
          </table:table-cell>
          <table:table-cell table:formula="of:=[.A232]-[.B232]" office:value-type="float" office:value="-0.553070673500002">
            <text:p>-0,5530706735</text:p>
          </table:table-cell>
          <table:table-cell table:formula="of:=[.C232]^2" office:value-type="float" office:value="0.305887169885746">
            <text:p>0,3058871699</text:p>
          </table:table-cell>
          <table:table-cell table:formula="of:=[.D232]/[.B232]" office:value-type="float" office:value="0.00814546359058731">
            <text:p>0,0081454636</text:p>
          </table:table-cell>
          <table:table-cell table:number-columns-repeated="15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47.3495238927">
            <text:p>47,3495238927</text:p>
          </table:table-cell>
          <table:table-cell table:formula="of:=[.A233]-[.B233]" office:value-type="float" office:value="-1.3495238927">
            <text:p>-1,3495238927</text:p>
          </table:table-cell>
          <table:table-cell table:formula="of:=[.C233]^2" office:value-type="float" office:value="1.82121473696816">
            <text:p>1,821214737</text:p>
          </table:table-cell>
          <table:table-cell table:formula="of:=[.D233]/[.B233]" office:value-type="float" office:value="0.0384632111844516">
            <text:p>0,0384632112</text:p>
          </table:table-cell>
          <table:table-cell table:number-columns-repeated="15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52.4110247226">
            <text:p>52,4110247226</text:p>
          </table:table-cell>
          <table:table-cell table:formula="of:=[.A234]-[.B234]" office:value-type="float" office:value="2.5889752774">
            <text:p>2,5889752774</text:p>
          </table:table-cell>
          <table:table-cell table:formula="of:=[.C234]^2" office:value-type="float" office:value="6.70279298698842">
            <text:p>6,702792987</text:p>
          </table:table-cell>
          <table:table-cell table:formula="of:=[.D234]/[.B234]" office:value-type="float" office:value="0.127888989434281">
            <text:p>0,1278889894</text:p>
          </table:table-cell>
          <table:table-cell table:number-columns-repeated="15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6.2893334498">
            <text:p>66,2893334498</text:p>
          </table:table-cell>
          <table:table-cell table:formula="of:=[.A235]-[.B235]" office:value-type="float" office:value="-10.2893334498">
            <text:p>-10,2893334498</text:p>
          </table:table-cell>
          <table:table-cell table:formula="of:=[.C235]^2" office:value-type="float" office:value="105.870382841173">
            <text:p>105,8703828412</text:p>
          </table:table-cell>
          <table:table-cell table:formula="of:=[.D235]/[.B235]" office:value-type="float" office:value="1.59709529922106">
            <text:p>1,5970952992</text:p>
          </table:table-cell>
          <table:table-cell table:number-columns-repeated="15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9.8791823185">
            <text:p>29,8791823185</text:p>
          </table:table-cell>
          <table:table-cell table:formula="of:=[.A236]-[.B236]" office:value-type="float" office:value="-15.8791823185">
            <text:p>-15,8791823185</text:p>
          </table:table-cell>
          <table:table-cell table:formula="of:=[.C236]^2" office:value-type="float" office:value="252.148431104163">
            <text:p>252,1484311042</text:p>
          </table:table-cell>
          <table:table-cell table:formula="of:=[.D236]/[.B236]" office:value-type="float" office:value="8.43893344926119">
            <text:p>8,4389334493</text:p>
          </table:table-cell>
          <table:table-cell table:number-columns-repeated="15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82.9433039224">
            <text:p>82,9433039224</text:p>
          </table:table-cell>
          <table:table-cell table:formula="of:=[.A237]-[.B237]" office:value-type="float" office:value="9.05669607759999">
            <text:p>9,0566960776</text:p>
          </table:table-cell>
          <table:table-cell table:formula="of:=[.C237]^2" office:value-type="float" office:value="82.0237438420151">
            <text:p>82,023743842</text:p>
          </table:table-cell>
          <table:table-cell table:formula="of:=[.D237]/[.B237]" office:value-type="float" office:value="0.988913389786773">
            <text:p>0,9889133898</text:p>
          </table:table-cell>
          <table:table-cell table:number-columns-repeated="15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7.8796191142">
            <text:p>37,8796191142</text:p>
          </table:table-cell>
          <table:table-cell table:formula="of:=[.A238]-[.B238]" office:value-type="float" office:value="-0.879619114199997">
            <text:p>-0,8796191142</text:p>
          </table:table-cell>
          <table:table-cell table:formula="of:=[.C238]^2" office:value-type="float" office:value="0.773729786065987">
            <text:p>0,7737297861</text:p>
          </table:table-cell>
          <table:table-cell table:formula="of:=[.D238]/[.B238]" office:value-type="float" office:value="0.0204260181110411">
            <text:p>0,0204260181</text:p>
          </table:table-cell>
          <table:table-cell table:number-columns-repeated="15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75.595964008">
            <text:p>75,595964008</text:p>
          </table:table-cell>
          <table:table-cell table:formula="of:=[.A239]-[.B239]" office:value-type="float" office:value="7.404035992">
            <text:p>7,404035992</text:p>
          </table:table-cell>
          <table:table-cell table:formula="of:=[.C239]^2" office:value-type="float" office:value="54.8197489708315">
            <text:p>54,8197489708</text:p>
          </table:table-cell>
          <table:table-cell table:formula="of:=[.D239]/[.B239]" office:value-type="float" office:value="0.725167668541539">
            <text:p>0,7251676685</text:p>
          </table:table-cell>
          <table:table-cell table:number-columns-repeated="15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9.3893596576">
            <text:p>29,3893596576</text:p>
          </table:table-cell>
          <table:table-cell table:formula="of:=[.A240]-[.B240]" office:value-type="float" office:value="18.6106403424">
            <text:p>18,6106403424</text:p>
          </table:table-cell>
          <table:table-cell table:formula="of:=[.C240]^2" office:value-type="float" office:value="346.355933954166">
            <text:p>346,3559339542</text:p>
          </table:table-cell>
          <table:table-cell table:formula="of:=[.D240]/[.B240]" office:value-type="float" office:value="11.7850792936416">
            <text:p>11,7850792936</text:p>
          </table:table-cell>
          <table:table-cell table:number-columns-repeated="15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4.491133048">
            <text:p>24,491133048</text:p>
          </table:table-cell>
          <table:table-cell table:formula="of:=[.A241]-[.B241]" office:value-type="float" office:value="-4.491133048">
            <text:p>-4,491133048</text:p>
          </table:table-cell>
          <table:table-cell table:formula="of:=[.C241]^2" office:value-type="float" office:value="20.1702760548378">
            <text:p>20,1702760548</text:p>
          </table:table-cell>
          <table:table-cell table:formula="of:=[.D241]/[.B241]" office:value-type="float" office:value="0.823574638841992">
            <text:p>0,8235746388</text:p>
          </table:table-cell>
          <table:table-cell table:number-columns-repeated="15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5.5110509304">
            <text:p>15,5110509304</text:p>
          </table:table-cell>
          <table:table-cell table:formula="of:=[.A242]-[.B242]" office:value-type="float" office:value="6.4889490696">
            <text:p>6,4889490696</text:p>
          </table:table-cell>
          <table:table-cell table:formula="of:=[.C242]^2" office:value-type="float" office:value="42.1064600278627">
            <text:p>42,1064600279</text:p>
          </table:table-cell>
          <table:table-cell table:formula="of:=[.D242]/[.B242]" office:value-type="float" office:value="2.71461039079812">
            <text:p>2,7146103908</text:p>
          </table:table-cell>
          <table:table-cell table:number-columns-repeated="15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6.9805189133">
            <text:p>16,9805189133</text:p>
          </table:table-cell>
          <table:table-cell table:formula="of:=[.A243]-[.B243]" office:value-type="float" office:value="11.0194810867">
            <text:p>11,0194810867</text:p>
          </table:table-cell>
          <table:table-cell table:formula="of:=[.C243]^2" office:value-type="float" office:value="121.428963420139">
            <text:p>121,4289634201</text:p>
          </table:table-cell>
          <table:table-cell table:formula="of:=[.D243]/[.B243]" office:value-type="float" office:value="7.1510749488951">
            <text:p>7,1510749489</text:p>
          </table:table-cell>
          <table:table-cell office:value-type="string">
            <text:p>DF</text:p>
          </table:table-cell>
          <table:table-cell table:formula="of:=39*4" office:value-type="float" office:value="156">
            <text:p>156</text:p>
          </table:table-cell>
          <table:table-cell table:number-columns-repeated="13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68.0853498733">
            <text:p>68,0853498733</text:p>
          </table:table-cell>
          <table:table-cell table:formula="of:=[.A244]-[.B244]" office:value-type="float" office:value="8.9146501267">
            <text:p>8,9146501267</text:p>
          </table:table-cell>
          <table:table-cell table:formula="of:=[.C244]^2" office:value-type="float" office:value="79.4709868814723">
            <text:p>79,4709868815</text:p>
          </table:table-cell>
          <table:table-cell table:formula="of:=[.D244]/[.B244]" office:value-type="float" office:value="1.16722594551339">
            <text:p>1,1672259455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3"/>
          <table:table-cell table:formula="of:=SUM([.E45:.E244])" office:value-type="float" office:value="409.777698720284">
            <text:p>409,7776987203</text:p>
          </table:table-cell>
          <table:table-cell office:value-type="string">
            <text:p>Tabela 205,244</text:p>
          </table:table-cell>
          <table:table-cell table:number-columns-repeated="14"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3/08/2017</text:date>, <text:time>10:37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6:03:34</meta:creation-date>
    <meta:editing-duration>PT1S</meta:editing-duration>
    <meta:editing-cycles>2</meta:editing-cycles>
    <meta:generator>OpenOffice/4.1.1$Unix OpenOffice.org_project/411m6$Build-9775</meta:generator>
    <meta:initial-creator>João Ricardo Bittencourt</meta:initial-creator>
    <dc:date>2017-08-03T10:37:02</dc:date>
    <dc:creator>João Ricardo Bittencourt</dc:creator>
    <meta:document-statistic meta:table-count="3" meta:cell-count="2001" meta:object-count="0"/>
  </office:meta>
</office:document-meta>
</file>